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7957in" fo:break-before="auto" style:use-optimal-row-height="true"/>
    </style:style>
    <style:style style:name="ro3" style:family="table-row">
      <style:table-row-properties style:row-height="0.9516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ro5" style:family="table-row">
      <style:table-row-properties style:row-height="0.48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7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0.3272in" fo:break-before="auto" style:use-optimal-row-height="true"/>
    </style:style>
    <style:style style:name="ro10" style:family="table-row">
      <style:table-row-properties style:row-height="1.5756in" fo:break-before="auto" style:use-optimal-row-height="true"/>
    </style:style>
    <style:style style:name="ro11" style:family="table-row">
      <style:table-row-properties style:row-height="1.7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row table:style-name="ro1">
          <table:table-cell office:value-type="string">
            <text:p>video ID</text:p>
          </table:table-cell>
          <table:table-cell office:value-type="string">
            <text:p>Source</text:p>
          </table:table-cell>
          <table:table-cell office:value-type="string">
            <text:p>Title</text:p>
          </table:table-cell>
          <table:table-cell office:value-type="string">
            <text:p>start</text:p>
          </table:table-cell>
          <table:table-cell office:value-type="string">
            <text:p>watch10</text:p>
          </table:table-cell>
          <table:table-cell office:value-type="string">
            <text:p>complete</text:p>
          </table:table-cell>
        </table:table-row>
        <table:table-row table:style-name="ro2">
          <table:table-cell office:value-type="float" office:value="226722476">
            <text:p>226722476</text:p>
          </table:table-cell>
          <table:table-cell office:value-type="string">
            <text:p>Manulele</text:p>
          </table:table-cell>
          <table:table-cell office:value-type="string">
            <text:p>Let's Just Go Somewhere, Billabong Womens - Autumn 2015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36">
            <text:p>36</text:p>
          </table:table-cell>
        </table:table-row>
        <table:table-row table:style-name="ro3">
          <table:table-cell office:value-type="float" office:value="226722533">
            <text:p>226722533</text:p>
          </table:table-cell>
          <table:table-cell office:value-type="string">
            <text:p>Manulele</text:p>
          </table:table-cell>
          <table:table-cell office:value-type="string">
            <text:p>Benjamin Sanchis - Nazare, Portugal. 'NOUGH SAID.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6722595">
            <text:p>226722595</text:p>
          </table:table-cell>
          <table:table-cell office:value-type="string">
            <text:p>Manulele</text:p>
          </table:table-cell>
          <table:table-cell office:value-type="string">
            <text:p>Taj Burrow - Life's Better in Boardshorts - The Slice Boardshort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226722667">
            <text:p>226722667</text:p>
          </table:table-cell>
          <table:table-cell office:value-type="string">
            <text:p>Manulele</text:p>
          </table:table-cell>
          <table:table-cell office:value-type="string">
            <text:p>Billabong - Life's Better in Boardshorts - Dave Rastovich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8864522">
            <text:p>238864522</text:p>
          </table:table-cell>
          <table:table-cell office:value-type="string">
            <text:p>Catch Carri</text:p>
          </table:table-cell>
          <table:table-cell office:value-type="string">
            <text:p>https://www.youtube.com/channel/UCfLuMSIDmeWRYpuCQL0OJ6A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4">
          <table:table-cell office:value-type="float" office:value="244117290">
            <text:p>244117290</text:p>
          </table:table-cell>
          <table:table-cell office:value-type="string">
            <text:p>Wochit</text:p>
          </table:table-cell>
          <table:table-cell office:value-type="string">
            <text:p>Blue Jays Drop First MLB Playoff Game in 22 Year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247306649">
            <text:p>247306649</text:p>
          </table:table-cell>
          <table:table-cell office:value-type="string">
            <text:p>Wochit</text:p>
          </table:table-cell>
          <table:table-cell office:value-type="string">
            <text:p>Fetty Wap Is Having a Baby!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247313087">
            <text:p>247313087</text:p>
          </table:table-cell>
          <table:table-cell office:value-type="string">
            <text:p>Wochit</text:p>
          </table:table-cell>
          <table:table-cell office:value-type="string">
            <text:p>Fetty Wap May Not Be The Father OF Masika's Baby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47435000">
            <text:p>247435000</text:p>
          </table:table-cell>
          <table:table-cell office:value-type="string">
            <text:p>Wochit</text:p>
          </table:table-cell>
          <table:table-cell office:value-type="string">
            <text:p>Fetty Wap Disses Girlfriend for Pregnancy Revea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6">
          <table:table-cell office:value-type="float" office:value="248413156">
            <text:p>248413156</text:p>
          </table:table-cell>
          <table:table-cell office:value-type="string">
            <text:p>WeSpeakFootball</text:p>
          </table:table-cell>
          <table:table-cell office:value-type="string">
            <text:p>Craziest Dribbling Skills &amp;amp; Tricks 2015/16 || C.Ronaldo ● Messi ● Neymar ● Ibrahimovic &amp;amp; More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248957605">
            <text:p>248957605</text:p>
          </table:table-cell>
          <table:table-cell office:value-type="string">
            <text:p>Pose TV</text:p>
          </table:table-cell>
          <table:table-cell office:value-type="string">
            <text:p>Drill Progression - Squats</text:p>
          </table:table-cell>
          <table:table-cell table:number-columns-repeated="3" office:value-type="float" office:value="4">
            <text:p>4</text:p>
          </table:table-cell>
        </table:table-row>
        <table:table-row table:style-name="ro3">
          <table:table-cell office:value-type="float" office:value="249146090">
            <text:p>249146090</text:p>
          </table:table-cell>
          <table:table-cell office:value-type="string">
            <text:p>Wochit</text:p>
          </table:table-cell>
          <table:table-cell office:value-type="string">
            <text:p>High School Musical" Cast Will Reunite for 10th Anniversary Telecast"</text:p>
          </table:table-cell>
          <table:table-cell office:value-type="float" office:value="8">
            <text:p>8</text:p>
          </table:table-cell>
          <table:table-cell table:style-name="ce2" table:number-columns-repeated="2"/>
        </table:table-row>
        <table:table-row table:style-name="ro2">
          <table:table-cell office:value-type="float" office:value="249245709">
            <text:p>249245709</text:p>
          </table:table-cell>
          <table:table-cell office:value-type="string">
            <text:p>WeSpeakFootball</text:p>
          </table:table-cell>
          <table:table-cell office:value-type="string">
            <text:p>Ronaldinho Gaucho ● Moments Impossible To Forge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7">
          <table:table-cell office:value-type="float" office:value="251533884">
            <text:p>251533884</text:p>
          </table:table-cell>
          <table:table-cell office:value-type="string">
            <text:p>Wochit</text:p>
          </table:table-cell>
          <table:table-cell office:value-type="string">
            <text:p>Playboy Alum Pamela Anderson Bummed Playboy Ditched The Nude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51772517">
            <text:p>251772517</text:p>
          </table:table-cell>
          <table:table-cell office:value-type="string">
            <text:p>DHX</text:p>
          </table:table-cell>
          <table:table-cell office:value-type="string">
            <text:p>Archie&amp;#039;s Weird Mysteries Episode 6 - The Haunting of Riverdale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51772521">
            <text:p>251772521</text:p>
          </table:table-cell>
          <table:table-cell office:value-type="string">
            <text:p>DHX</text:p>
          </table:table-cell>
          <table:table-cell office:value-type="string">
            <text:p>Archie&amp;#039;s Weird Mysteries Episode 5 - Invisible Archie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7">
          <table:table-cell office:value-type="float" office:value="251772522">
            <text:p>251772522</text:p>
          </table:table-cell>
          <table:table-cell office:value-type="string">
            <text:p>DHX</text:p>
          </table:table-cell>
          <table:table-cell office:value-type="string">
            <text:p>Archie&amp;#039;s Weird Mysteries Episode 4 - Attack of the 50-foot Veronica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51772524">
            <text:p>251772524</text:p>
          </table:table-cell>
          <table:table-cell office:value-type="string">
            <text:p>DHX</text:p>
          </table:table-cell>
          <table:table-cell office:value-type="string">
            <text:p>Archie&amp;#039;s Weird Mysteries Episode 3 - Driven to Distraction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51772526">
            <text:p>251772526</text:p>
          </table:table-cell>
          <table:table-cell office:value-type="string">
            <text:p>DHX</text:p>
          </table:table-cell>
          <table:table-cell office:value-type="string">
            <text:p>Archie&amp;#039;s Weird Mysteries Episode 2 - Me Me Me!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51772527">
            <text:p>251772527</text:p>
          </table:table-cell>
          <table:table-cell office:value-type="string">
            <text:p>DHX</text:p>
          </table:table-cell>
          <table:table-cell office:value-type="string">
            <text:p>Archie&amp;#039;s Weird Mysteries Episode 1 - Attack of the Killer Spuds</text:p>
          </table:table-cell>
          <table:table-cell office:value-type="float" office:value="125">
            <text:p>125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</table:table-row>
        <table:table-row table:style-name="ro5">
          <table:table-cell office:value-type="float" office:value="251773469">
            <text:p>251773469</text:p>
          </table:table-cell>
          <table:table-cell office:value-type="string">
            <text:p>DHX</text:p>
          </table:table-cell>
          <table:table-cell office:value-type="string">
            <text:p>Dark Oracle Episode 6 - Scavenger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251773470">
            <text:p>251773470</text:p>
          </table:table-cell>
          <table:table-cell office:value-type="string">
            <text:p>DHX</text:p>
          </table:table-cell>
          <table:table-cell office:value-type="string">
            <text:p>Dark Oracle Episode 5 - Fashion Queen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1773475">
            <text:p>251773475</text:p>
          </table:table-cell>
          <table:table-cell office:value-type="string">
            <text:p>DHX</text:p>
          </table:table-cell>
          <table:table-cell office:value-type="string">
            <text:p>Dark Oracle Episode 4 - Paintball Wizard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2"/>
        </table:table-row>
        <table:table-row table:style-name="ro4">
          <table:table-cell office:value-type="float" office:value="251773479">
            <text:p>251773479</text:p>
          </table:table-cell>
          <table:table-cell office:value-type="string">
            <text:p>DHX</text:p>
          </table:table-cell>
          <table:table-cell office:value-type="string">
            <text:p>Dark Oracle Episode 3 - Meeting the Quarter Mo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251773480">
            <text:p>251773480</text:p>
          </table:table-cell>
          <table:table-cell office:value-type="string">
            <text:p>DHX</text:p>
          </table:table-cell>
          <table:table-cell office:value-type="string">
            <text:p>Dark Oracle Episode 2 - Masquerade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251773482">
            <text:p>251773482</text:p>
          </table:table-cell>
          <table:table-cell office:value-type="string">
            <text:p>DHX</text:p>
          </table:table-cell>
          <table:table-cell office:value-type="string">
            <text:p>Dark Oracle Episode 1 - Dark Oracle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style-name="ce2"/>
        </table:table-row>
        <table:table-row table:style-name="ro2">
          <table:table-cell office:value-type="float" office:value="251773714">
            <text:p>251773714</text:p>
          </table:table-cell>
          <table:table-cell office:value-type="string">
            <text:p>DHX</text:p>
          </table:table-cell>
          <table:table-cell office:value-type="string">
            <text:p>Flying With Byrd Episode 12 - It’s A Wonderful Tre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251773715">
            <text:p>251773715</text:p>
          </table:table-cell>
          <table:table-cell office:value-type="string">
            <text:p>DHX</text:p>
          </table:table-cell>
          <table:table-cell office:value-type="string">
            <text:p>Flying With Byrd Episode 11 - The Sound Of Silents</text:p>
          </table:table-cell>
          <table:table-cell table:number-columns-repeated="2" office:value-type="float" office:value="8">
            <text:p>8</text:p>
          </table:table-cell>
          <table:table-cell table:style-name="ce2"/>
        </table:table-row>
        <table:table-row table:style-name="ro5">
          <table:table-cell office:value-type="float" office:value="251773722">
            <text:p>251773722</text:p>
          </table:table-cell>
          <table:table-cell office:value-type="string">
            <text:p>DHX</text:p>
          </table:table-cell>
          <table:table-cell office:value-type="string">
            <text:p>Flying With Byrd Episode 7 - Time Fli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4">
          <table:table-cell office:value-type="float" office:value="251773739">
            <text:p>251773739</text:p>
          </table:table-cell>
          <table:table-cell office:value-type="string">
            <text:p>DHX</text:p>
          </table:table-cell>
          <table:table-cell office:value-type="string">
            <text:p>Flying With Byrd Episode 3 - Who Toils For The Bell</text:p>
          </table:table-cell>
          <table:table-cell table:style-name="ce2" table:number-columns-repeated="2"/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1773741">
            <text:p>251773741</text:p>
          </table:table-cell>
          <table:table-cell office:value-type="string">
            <text:p>DHX</text:p>
          </table:table-cell>
          <table:table-cell office:value-type="string">
            <text:p>Flying With Byrd Episode 2 - Rockin’ Stone Age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style-name="ce2"/>
        </table:table-row>
        <table:table-row table:style-name="ro5">
          <table:table-cell office:value-type="float" office:value="251773743">
            <text:p>251773743</text:p>
          </table:table-cell>
          <table:table-cell office:value-type="string">
            <text:p>DHX</text:p>
          </table:table-cell>
          <table:table-cell office:value-type="string">
            <text:p>Flying With Byrd Episode 1 - Pilot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1774050">
            <text:p>251774050</text:p>
          </table:table-cell>
          <table:table-cell office:value-type="string">
            <text:p>DHX</text:p>
          </table:table-cell>
          <table:table-cell office:value-type="string">
            <text:p>Heathcliff Episode 6 - King of the Beasts // Cat Can Do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7">
          <table:table-cell office:value-type="float" office:value="251774051">
            <text:p>251774051</text:p>
          </table:table-cell>
          <table:table-cell office:value-type="string">
            <text:p>DHX</text:p>
          </table:table-cell>
          <table:table-cell office:value-type="string">
            <text:p>Heathcliff Episode 5 - Heathcliff’s Middle Name // Wishful Thinking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51774052">
            <text:p>251774052</text:p>
          </table:table-cell>
          <table:table-cell office:value-type="string">
            <text:p>DHX</text:p>
          </table:table-cell>
          <table:table-cell office:value-type="string">
            <text:p>Heathcliff Episode 4 - Rebel without a Claws // The Farming Life Ain’t for Me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51774053">
            <text:p>251774053</text:p>
          </table:table-cell>
          <table:table-cell office:value-type="string">
            <text:p>DHX</text:p>
          </table:table-cell>
          <table:table-cell office:value-type="string">
            <text:p>Heathcliff Episode 3 - Mad Dog Catcher // Circus Berserkus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51774054">
            <text:p>251774054</text:p>
          </table:table-cell>
          <table:table-cell office:value-type="string">
            <text:p>DHX</text:p>
          </table:table-cell>
          <table:table-cell office:value-type="string">
            <text:p>Heathcliff Episode 2 - Chauncey’s Great Escape // Carnival Capers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1774056">
            <text:p>251774056</text:p>
          </table:table-cell>
          <table:table-cell office:value-type="string">
            <text:p>DHX</text:p>
          </table:table-cell>
          <table:table-cell office:value-type="string">
            <text:p>Heathcliff Episode 1 - The Great Pussini // Kitty Kat Kennels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1774770">
            <text:p>251774770</text:p>
          </table:table-cell>
          <table:table-cell office:value-type="string">
            <text:p>DHX</text:p>
          </table:table-cell>
          <table:table-cell office:value-type="string">
            <text:p>Horseland Episode 3 - Back In The Saddle Again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251774771">
            <text:p>251774771</text:p>
          </table:table-cell>
          <table:table-cell office:value-type="string">
            <text:p>DHX</text:p>
          </table:table-cell>
          <table:table-cell office:value-type="string">
            <text:p>Horseland Episode 6 - Fast Friends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"/>
        </table:table-row>
        <table:table-row table:style-name="ro4">
          <table:table-cell office:value-type="float" office:value="251774772">
            <text:p>251774772</text:p>
          </table:table-cell>
          <table:table-cell office:value-type="string">
            <text:p>DHX</text:p>
          </table:table-cell>
          <table:table-cell office:value-type="string">
            <text:p>Horseland Episode 5 - Fire, Fire, Burning Brigh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251774773">
            <text:p>251774773</text:p>
          </table:table-cell>
          <table:table-cell office:value-type="string">
            <text:p>DHX</text:p>
          </table:table-cell>
          <table:table-cell office:value-type="string">
            <text:p>Horseland Episode 4 - Cry Wolf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1774774">
            <text:p>251774774</text:p>
          </table:table-cell>
          <table:table-cell office:value-type="string">
            <text:p>DHX</text:p>
          </table:table-cell>
          <table:table-cell office:value-type="string">
            <text:p>Horseland Episode 2 - Win Some, Lose Some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51774775">
            <text:p>251774775</text:p>
          </table:table-cell>
          <table:table-cell office:value-type="string">
            <text:p>DHX</text:p>
          </table:table-cell>
          <table:table-cell office:value-type="string">
            <text:p>Horseland Episode 1 - You Can&amp;#039;t Judge A Girl By Her Limo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251774970">
            <text:p>251774970</text:p>
          </table:table-cell>
          <table:table-cell office:value-type="string">
            <text:p>DHX</text:p>
          </table:table-cell>
          <table:table-cell office:value-type="string">
            <text:p>The Littles Episode 6 - The Little Winner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float" office:value="251774971">
            <text:p>251774971</text:p>
          </table:table-cell>
          <table:table-cell office:value-type="string">
            <text:p>DHX</text:p>
          </table:table-cell>
          <table:table-cell office:value-type="string">
            <text:p>The Littles Episode 5 - Spirits Of The Night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1774972">
            <text:p>251774972</text:p>
          </table:table-cell>
          <table:table-cell office:value-type="string">
            <text:p>DHX</text:p>
          </table:table-cell>
          <table:table-cell office:value-type="string">
            <text:p>The Littles Episode 4 - Lights, Cameras, Littles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</table:table-row>
        <table:table-row table:style-name="ro5">
          <table:table-cell office:value-type="float" office:value="251774973">
            <text:p>251774973</text:p>
          </table:table-cell>
          <table:table-cell office:value-type="string">
            <text:p>DHX</text:p>
          </table:table-cell>
          <table:table-cell office:value-type="string">
            <text:p>The Littles Episode 3 - The Big Scare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float" office:value="251774985">
            <text:p>251774985</text:p>
          </table:table-cell>
          <table:table-cell office:value-type="string">
            <text:p>DHX</text:p>
          </table:table-cell>
          <table:table-cell office:value-type="string">
            <text:p>The Littles Episode 1 - Beware The Hunter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float" office:value="251775096">
            <text:p>251775096</text:p>
          </table:table-cell>
          <table:table-cell office:value-type="string">
            <text:p>DHX</text:p>
          </table:table-cell>
          <table:table-cell office:value-type="string">
            <text:p>MetaJets Episode 6 - Pirates of the Sky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5">
          <table:table-cell office:value-type="float" office:value="251775101">
            <text:p>251775101</text:p>
          </table:table-cell>
          <table:table-cell office:value-type="string">
            <text:p>DHX</text:p>
          </table:table-cell>
          <table:table-cell office:value-type="string">
            <text:p>MetaJets Episode 2 - Opening Day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4">
          <table:table-cell office:value-type="float" office:value="251775103">
            <text:p>251775103</text:p>
          </table:table-cell>
          <table:table-cell office:value-type="string">
            <text:p>DHX</text:p>
          </table:table-cell>
          <table:table-cell office:value-type="string">
            <text:p>MetaJets Episode 1 - The New Recruit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251775172">
            <text:p>251775172</text:p>
          </table:table-cell>
          <table:table-cell office:value-type="string">
            <text:p>DHX</text:p>
          </table:table-cell>
          <table:table-cell office:value-type="string">
            <text:p>The New Adventures of Madeline Episode 6 - Madeline at the Eiffel Tower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251775173">
            <text:p>251775173</text:p>
          </table:table-cell>
          <table:table-cell office:value-type="string">
            <text:p>DHX</text:p>
          </table:table-cell>
          <table:table-cell office:value-type="string">
            <text:p>The New Adventures of Madeline Episode 5 - Madeline and the Marionett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51775174">
            <text:p>251775174</text:p>
          </table:table-cell>
          <table:table-cell office:value-type="string">
            <text:p>DHX</text:p>
          </table:table-cell>
          <table:table-cell office:value-type="string">
            <text:p>The New Adventures of Madeline Episode 4 - Madeline and the Ice Skat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7">
          <table:table-cell office:value-type="float" office:value="251775175">
            <text:p>251775175</text:p>
          </table:table-cell>
          <table:table-cell office:value-type="string">
            <text:p>DHX</text:p>
          </table:table-cell>
          <table:table-cell office:value-type="string">
            <text:p>The New Adventures of Madeline Episode 3 - Madeline and the Spider Lad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7">
          <table:table-cell office:value-type="float" office:value="251775177">
            <text:p>251775177</text:p>
          </table:table-cell>
          <table:table-cell office:value-type="string">
            <text:p>DHX</text:p>
          </table:table-cell>
          <table:table-cell office:value-type="string">
            <text:p>The New Adventures of Madeline Episode 1 - The New Adventures of Madelin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51775195">
            <text:p>251775195</text:p>
          </table:table-cell>
          <table:table-cell office:value-type="string">
            <text:p>DHX</text:p>
          </table:table-cell>
          <table:table-cell office:value-type="string">
            <text:p>Sabrina The Animated Series Episode 6 - Picture Perfect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</table:table-row>
        <table:table-row table:style-name="ro6">
          <table:table-cell office:value-type="float" office:value="251775215">
            <text:p>251775215</text:p>
          </table:table-cell>
          <table:table-cell office:value-type="string">
            <text:p>DHX</text:p>
          </table:table-cell>
          <table:table-cell office:value-type="string">
            <text:p>Sabrina The Animated Series Episode 5 - The Senses-Shattering Adventures of Captain Harvtastic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51775216">
            <text:p>251775216</text:p>
          </table:table-cell>
          <table:table-cell office:value-type="string">
            <text:p>DHX</text:p>
          </table:table-cell>
          <table:table-cell office:value-type="string">
            <text:p>Sabrina The Animated Series Episode 4 - A Tail of Two Kitties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51775217">
            <text:p>251775217</text:p>
          </table:table-cell>
          <table:table-cell office:value-type="string">
            <text:p>DHX</text:p>
          </table:table-cell>
          <table:table-cell office:value-type="string">
            <text:p>Sabrina The Animated Series Episode 3 - Boggie Shoes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51775218">
            <text:p>251775218</text:p>
          </table:table-cell>
          <table:table-cell office:value-type="string">
            <text:p>DHX</text:p>
          </table:table-cell>
          <table:table-cell office:value-type="string">
            <text:p>Sabrina The Animated Series Episode 2 - You Said a Mouse-Ful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251775220">
            <text:p>251775220</text:p>
          </table:table-cell>
          <table:table-cell office:value-type="string">
            <text:p>DHX</text:p>
          </table:table-cell>
          <table:table-cell office:value-type="string">
            <text:p>Sabrina The Animated Series Episode 1 - Most Dangerous Witch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251804592">
            <text:p>251804592</text:p>
          </table:table-cell>
          <table:table-cell office:value-type="string">
            <text:p>DHX</text:p>
          </table:table-cell>
          <table:table-cell office:value-type="string">
            <text:p>Sonic the Hedgehog Episode 6 - Sonic Racer</text:p>
          </table:table-cell>
          <table:table-cell office:value-type="float" office:value="152">
            <text:p>152</text:p>
          </table:table-cell>
          <table:table-cell office:value-type="float" office:value="137">
            <text:p>137</text:p>
          </table:table-cell>
          <table:table-cell office:value-type="float" office:value="35">
            <text:p>35</text:p>
          </table:table-cell>
        </table:table-row>
        <table:table-row table:style-name="ro4">
          <table:table-cell office:value-type="float" office:value="251804595">
            <text:p>251804595</text:p>
          </table:table-cell>
          <table:table-cell office:value-type="string">
            <text:p>DHX</text:p>
          </table:table-cell>
          <table:table-cell office:value-type="string">
            <text:p>Sonic the Hedgehog Episode 5 - Super Sonic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251804597">
            <text:p>251804597</text:p>
          </table:table-cell>
          <table:table-cell office:value-type="string">
            <text:p>DHX</text:p>
          </table:table-cell>
          <table:table-cell office:value-type="string">
            <text:p>Sonic the Hedgehog Episode 4 - Sonic and the Secret Scrolls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</table:table-row>
        <table:table-row table:style-name="ro4">
          <table:table-cell office:value-type="float" office:value="251804599">
            <text:p>251804599</text:p>
          </table:table-cell>
          <table:table-cell office:value-type="string">
            <text:p>DHX</text:p>
          </table:table-cell>
          <table:table-cell office:value-type="string">
            <text:p>Sonic the Hedgehog Episode 3 - Ultra Sonic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51804601">
            <text:p>251804601</text:p>
          </table:table-cell>
          <table:table-cell office:value-type="string">
            <text:p>DHX</text:p>
          </table:table-cell>
          <table:table-cell office:value-type="string">
            <text:p>Sonic the Hedgehog Episode 2 - Sonic and Sally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</table:table-row>
        <table:table-row table:style-name="ro4">
          <table:table-cell office:value-type="float" office:value="251804602">
            <text:p>251804602</text:p>
          </table:table-cell>
          <table:table-cell office:value-type="string">
            <text:p>DHX</text:p>
          </table:table-cell>
          <table:table-cell office:value-type="string">
            <text:p>Sonic the Hedgehog Episode 1 - Sonic Boom</text:p>
          </table:table-cell>
          <table:table-cell office:value-type="float" office:value="167">
            <text:p>167</text:p>
          </table:table-cell>
          <table:table-cell office:value-type="float" office:value="127">
            <text:p>127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251805238">
            <text:p>251805238</text:p>
          </table:table-cell>
          <table:table-cell office:value-type="string">
            <text:p>DHX</text:p>
          </table:table-cell>
          <table:table-cell office:value-type="string">
            <text:p>Super Mario Bros. Super Show Episode 6 - Bonkers form Yonkers</text:p>
          </table:table-cell>
          <table:table-cell office:value-type="float" office:value="177">
            <text:p>177</text:p>
          </table:table-cell>
          <table:table-cell office:value-type="float" office:value="155">
            <text:p>155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float" office:value="251805247">
            <text:p>251805247</text:p>
          </table:table-cell>
          <table:table-cell office:value-type="string">
            <text:p>DHX</text:p>
          </table:table-cell>
          <table:table-cell office:value-type="string">
            <text:p>Super Mario Bros. Super Show Episode 5 - Rolling Down The River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</table:table-row>
        <table:table-row table:style-name="ro3">
          <table:table-cell office:value-type="float" office:value="251805249">
            <text:p>251805249</text:p>
          </table:table-cell>
          <table:table-cell office:value-type="string">
            <text:p>DHX</text:p>
          </table:table-cell>
          <table:table-cell office:value-type="string">
            <text:p>Super Mario Bros. Super Show Episode 4 - Mario&amp;#039;s Magic Carpet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51805250">
            <text:p>251805250</text:p>
          </table:table-cell>
          <table:table-cell office:value-type="string">
            <text:p>DHX</text:p>
          </table:table-cell>
          <table:table-cell office:value-type="string">
            <text:p>Super Mario Bros. Super Show Episode 3 - King Mario of Cramalot</text:p>
          </table:table-cell>
          <table:table-cell office:value-type="float" office:value="106">
            <text:p>106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251805251">
            <text:p>251805251</text:p>
          </table:table-cell>
          <table:table-cell office:value-type="string">
            <text:p>DHX</text:p>
          </table:table-cell>
          <table:table-cell office:value-type="string">
            <text:p>Super Mario Bros. Super Show Episode 2 - Butch Mario &amp;amp; The Luigi Kid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51805252">
            <text:p>251805252</text:p>
          </table:table-cell>
          <table:table-cell office:value-type="string">
            <text:p>DHX</text:p>
          </table:table-cell>
          <table:table-cell office:value-type="string">
            <text:p>Super Mario Bros. Super Show Episode 1 - The Bird! The Bird!</text:p>
          </table:table-cell>
          <table:table-cell office:value-type="float" office:value="202">
            <text:p>202</text:p>
          </table:table-cell>
          <table:table-cell office:value-type="float" office:value="149">
            <text:p>149</text:p>
          </table:table-cell>
          <table:table-cell office:value-type="float" office:value="38">
            <text:p>38</text:p>
          </table:table-cell>
        </table:table-row>
        <table:table-row table:style-name="ro4">
          <table:table-cell office:value-type="float" office:value="251806064">
            <text:p>251806064</text:p>
          </table:table-cell>
          <table:table-cell office:value-type="string">
            <text:p>DHX</text:p>
          </table:table-cell>
          <table:table-cell office:value-type="string">
            <text:p>Kung Fu Dino Posse Episode 6 - Digging for Dino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4">
          <table:table-cell office:value-type="float" office:value="251806068">
            <text:p>251806068</text:p>
          </table:table-cell>
          <table:table-cell office:value-type="string">
            <text:p>DHX</text:p>
          </table:table-cell>
          <table:table-cell office:value-type="string">
            <text:p>Kung Fu Dino Posse Episode 2 - Jurassic Roadshow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1806069">
            <text:p>251806069</text:p>
          </table:table-cell>
          <table:table-cell office:value-type="string">
            <text:p>DHX</text:p>
          </table:table-cell>
          <table:table-cell office:value-type="string">
            <text:p>Kung Fu Dino Posse Episode 1 - Meet the Posse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/>
        </table:table-row>
        <table:table-row table:style-name="ro7">
          <table:table-cell office:value-type="float" office:value="251806193">
            <text:p>251806193</text:p>
          </table:table-cell>
          <table:table-cell office:value-type="string">
            <text:p>DHX</text:p>
          </table:table-cell>
          <table:table-cell office:value-type="string">
            <text:p>Paddington Turns Detective // Seeing Is Believing // A Visit to the Theatre</text:p>
          </table:table-cell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</table:table-row>
        <table:table-row table:style-name="ro8">
          <table:table-cell office:value-type="float" office:value="251806194">
            <text:p>251806194</text:p>
          </table:table-cell>
          <table:table-cell office:value-type="string">
            <text:p>DHX</text:p>
          </table:table-cell>
          <table:table-cell office:value-type="string">
            <text:p>Adventure at the Seaside // Paddington and the Pyramid Selling // The Finishing Touch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</table:table-row>
        <table:table-row table:style-name="ro7">
          <table:table-cell office:value-type="float" office:value="251806195">
            <text:p>251806195</text:p>
          </table:table-cell>
          <table:table-cell office:value-type="string">
            <text:p>DHX</text:p>
          </table:table-cell>
          <table:table-cell office:value-type="string">
            <text:p>Paddington and the Stately Home // The Opal of My Eye // Too Much Off the Top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51806196">
            <text:p>251806196</text:p>
          </table:table-cell>
          <table:table-cell office:value-type="string">
            <text:p>DHX</text:p>
          </table:table-cell>
          <table:table-cell office:value-type="string">
            <text:p>A Visit to the Bank // A Spot of Fishing // Bear&amp;#039;s Job Week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7">
          <table:table-cell office:value-type="float" office:value="251806197">
            <text:p>251806197</text:p>
          </table:table-cell>
          <table:table-cell office:value-type="string">
            <text:p>DHX</text:p>
          </table:table-cell>
          <table:table-cell office:value-type="string">
            <text:p>Paddington Goes Underground // Paddington In the Ring // Mr. Curry Lets Off Steam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51806198">
            <text:p>251806198</text:p>
          </table:table-cell>
          <table:table-cell office:value-type="string">
            <text:p>DHX</text:p>
          </table:table-cell>
          <table:table-cell office:value-type="string">
            <text:p>A Visit to the Hospital // Paddington Takes to the Road // The Last Dance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</table:table-row>
        <table:table-row table:style-name="ro5">
          <table:table-cell office:value-type="float" office:value="252306417">
            <text:p>252306417</text:p>
          </table:table-cell>
          <table:table-cell office:value-type="string">
            <text:p>Adirolf Holdings</text:p>
          </table:table-cell>
          <table:table-cell office:value-type="string">
            <text:p>Count to 10 - Boats and Planes!</text:p>
          </table:table-cell>
          <table:table-cell table:style-name="ce2" table:number-columns-repeated="2"/>
          <table:table-cell office:value-type="float" office:value="2">
            <text:p>2</text:p>
          </table:table-cell>
        </table:table-row>
        <table:table-row table:style-name="ro9">
          <table:table-cell office:value-type="float" office:value="252306420">
            <text:p>252306420</text:p>
          </table:table-cell>
          <table:table-cell office:value-type="string">
            <text:p>Adirolf Holdings</text:p>
          </table:table-cell>
          <table:table-cell office:value-type="string">
            <text:p>The Letter E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252306428">
            <text:p>252306428</text:p>
          </table:table-cell>
          <table:table-cell office:value-type="string">
            <text:p>Adirolf Holdings</text:p>
          </table:table-cell>
          <table:table-cell office:value-type="string">
            <text:p>The Letter B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252306453">
            <text:p>252306453</text:p>
          </table:table-cell>
          <table:table-cell office:value-type="string">
            <text:p>Adirolf Holdings</text:p>
          </table:table-cell>
          <table:table-cell office:value-type="string">
            <text:p>ABCs with ZooGee and Bry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52959439">
            <text:p>252959439</text:p>
          </table:table-cell>
          <table:table-cell office:value-type="string">
            <text:p>Endemol Beyond</text:p>
          </table:table-cell>
          <table:table-cell office:value-type="string">
            <text:p>DIY Orbeez Bra?! Super Squishy Stretchy BRA! NataliesOutl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252959443">
            <text:p>252959443</text:p>
          </table:table-cell>
          <table:table-cell office:value-type="string">
            <text:p>Endemol Beyond</text:p>
          </table:table-cell>
          <table:table-cell office:value-type="string">
            <text:p>Beauty Busters: Poop or Woop? LIP TATTOOS!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9">
          <table:table-cell office:value-type="float" office:value="253054635">
            <text:p>253054635</text:p>
          </table:table-cell>
          <table:table-cell office:value-type="string">
            <text:p>Manulele</text:p>
          </table:table-cell>
          <table:table-cell office:value-type="string">
            <text:p>BLOODLINES HAWAII '1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3223754">
            <text:p>253223754</text:p>
          </table:table-cell>
          <table:table-cell office:value-type="string">
            <text:p>CG Meetup</text:p>
          </table:table-cell>
          <table:table-cell office:value-type="string">
            <text:p>Kung-Fu Crab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53472194">
            <text:p>253472194</text:p>
          </table:table-cell>
          <table:table-cell office:value-type="string">
            <text:p>Wochit</text:p>
          </table:table-cell>
          <table:table-cell office:value-type="string">
            <text:p>Chris Hemsworth Almost Died Climbing the Himalaya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62290084">
            <text:p>262290084</text:p>
          </table:table-cell>
          <table:table-cell office:value-type="string">
            <text:p>Engineer Your Space</text:p>
          </table:table-cell>
          <table:table-cell office:value-type="string">
            <text:p>Organizing Tips- DIY Makeup Organiz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262756239">
            <text:p>262756239</text:p>
          </table:table-cell>
          <table:table-cell office:value-type="string">
            <text:p>Diagonal View</text:p>
          </table:table-cell>
          <table:table-cell office:value-type="string">
            <text:p>10 Simpsons Jokes That Came True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141866183188E+018">
            <text:p>6214186618318800000</text:p>
          </table:table-cell>
          <table:table-cell office:value-type="string">
            <text:p>Mayo Clinic</text:p>
          </table:table-cell>
          <table:table-cell office:value-type="string">
            <text:p>Mayo Clinic Minute: Mannheim Steamroller and ambient therapy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142051206175E+018">
            <text:p>6214205120617500000</text:p>
          </table:table-cell>
          <table:table-cell office:value-type="string">
            <text:p>Bball Breakdown</text:p>
          </table:table-cell>
          <table:table-cell office:value-type="string">
            <text:p>QUICK HITTERS: JJ Redick Off Scre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2547812326298E+018">
            <text:p>6225478123262980000</text:p>
          </table:table-cell>
          <table:table-cell office:value-type="string">
            <text:p>Big City Publishing</text:p>
          </table:table-cell>
          <table:table-cell office:value-type="string">
            <text:p>Thanksgiving with The Angels from The Magical Attic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.22547813666826E+018">
            <text:p>6225478136668260000</text:p>
          </table:table-cell>
          <table:table-cell office:value-type="string">
            <text:p>Engineer Your Space</text:p>
          </table:table-cell>
          <table:table-cell office:value-type="string">
            <text:p>DIY wall mounted Christmas tree - Season 2 - Ep 2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5">
          <table:table-cell office:value-type="float" office:value="6.22547815186425E+018">
            <text:p>6225478151864250000</text:p>
          </table:table-cell>
          <table:table-cell office:value-type="string">
            <text:p>Icon</text:p>
          </table:table-cell>
          <table:table-cell office:value-type="string">
            <text:p>Mastering the Art of Hair Removal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</table:table-row>
        <table:table-row table:style-name="ro7">
          <table:table-cell office:value-type="float" office:value="6.22547815982925E+018">
            <text:p>6225478159829250000</text:p>
          </table:table-cell>
          <table:table-cell office:value-type="string">
            <text:p>Icon</text:p>
          </table:table-cell>
          <table:table-cell office:value-type="string">
            <text:p>14 Beauty Hacks Every Girl &amp; Boy Should Know for less STRUGGLES! NataliesOutlet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3">
          <table:table-cell office:value-type="float" office:value="6.22547816079911E+018">
            <text:p>6225478160799110000</text:p>
          </table:table-cell>
          <table:table-cell office:value-type="string">
            <text:p>Kelley Ferro</text:p>
          </table:table-cell>
          <table:table-cell office:value-type="string">
            <text:p>Harry Potter World &amp; Grinchmas at Universal Studios Hollywood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9">
          <table:table-cell office:value-type="float" office:value="6.22547818890496E+018">
            <text:p>6225478188904960000</text:p>
          </table:table-cell>
          <table:table-cell office:value-type="string">
            <text:p>Thomas Lucas Productions</text:p>
          </table:table-cell>
          <table:table-cell office:value-type="string">
            <text:p>Tribute to John Glenn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</table:table-row>
        <table:table-row table:style-name="ro5">
          <table:table-cell office:value-type="float" office:value="6.2254781982802E+018">
            <text:p>6225478198280200000</text:p>
          </table:table-cell>
          <table:table-cell office:value-type="string">
            <text:p>Neptune Studios</text:p>
          </table:table-cell>
          <table:table-cell office:value-type="string">
            <text:p>Why is All Sand the Same?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3">
          <table:table-cell office:value-type="float" office:value="6.22547819834858E+018">
            <text:p>6225478198348580000</text:p>
          </table:table-cell>
          <table:table-cell office:value-type="string">
            <text:p>Icon</text:p>
          </table:table-cell>
          <table:table-cell office:value-type="string">
            <text:p>Trend Report: Glitter Freckles, Geometric Undercuts + more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6.22547822035154E+018">
            <text:p>6225478220351540000</text:p>
          </table:table-cell>
          <table:table-cell office:value-type="string">
            <text:p>Thomas Lucas Productions</text:p>
          </table:table-cell>
          <table:table-cell office:value-type="string">
            <text:p>Pine Island: An Iceberg as Large as New York City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6">
          <table:table-cell office:value-type="float" office:value="6.22547824170881E+018">
            <text:p>6225478241708810000</text:p>
          </table:table-cell>
          <table:table-cell office:value-type="string">
            <text:p>GT Channel</text:p>
          </table:table-cell>
          <table:table-cell office:value-type="string">
            <text:p>Does an ITB AirBox Rob Power? + Big Power Gains ITBs &amp; 3-inch Exhaust - Project BADASS2000 - EP15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2547824460762E+018">
            <text:p>622547824460762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in The Big Race"!"</text:p>
          </table:table-cell>
          <table:table-cell table:number-columns-repeated="2"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.22547828451449E+018">
            <text:p>6225478284514490000</text:p>
          </table:table-cell>
          <table:table-cell office:value-type="string">
            <text:p>GT Channel</text:p>
          </table:table-cell>
          <table:table-cell office:value-type="string">
            <text:p>The 2017 Nissan GT-R Is Faster and Stronger Than Ever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2">
            <text:p>2</text:p>
          </table:table-cell>
        </table:table-row>
        <table:table-row table:style-name="ro9">
          <table:table-cell office:value-type="float" office:value="6.22547830617921E+018">
            <text:p>6225478306179210000</text:p>
          </table:table-cell>
          <table:table-cell office:value-type="string">
            <text:p>Thomas Lucas Productions</text:p>
          </table:table-cell>
          <table:table-cell office:value-type="string">
            <text:p>Black Hole Starship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5">
          <table:table-cell office:value-type="float" office:value="6.22547832837099E+018">
            <text:p>6225478328370990000</text:p>
          </table:table-cell>
          <table:table-cell office:value-type="string">
            <text:p>Icon</text:p>
          </table:table-cell>
          <table:table-cell office:value-type="string">
            <text:p>Mastering the Art of Sunless Tanning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</table:table-row>
        <table:table-row table:style-name="ro9">
          <table:table-cell office:value-type="float" office:value="6.2254783925243E+018">
            <text:p>6225478392524300000</text:p>
          </table:table-cell>
          <table:table-cell office:value-type="string">
            <text:p>Icon</text:p>
          </table:table-cell>
          <table:table-cell office:value-type="string">
            <text:p>CASHMERE KITTY =^^=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.22547839276892E+018">
            <text:p>6225478392768920000</text:p>
          </table:table-cell>
          <table:table-cell office:value-type="string">
            <text:p>Neptune Studios</text:p>
          </table:table-cell>
          <table:table-cell office:value-type="string">
            <text:p>Orchids: The Masters Of Lying, Cheating &amp; Stealing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7841392697E+018">
            <text:p>6225478413926970000</text:p>
          </table:table-cell>
          <table:table-cell office:value-type="string">
            <text:p>Icon</text:p>
          </table:table-cell>
          <table:table-cell office:value-type="string">
            <text:p>WTF Instagram Beauty Hacks TESTED! NataliesOutlet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3">
          <table:table-cell office:value-type="float" office:value="6.22547841473636E+018">
            <text:p>6225478414736360000</text:p>
          </table:table-cell>
          <table:table-cell office:value-type="string">
            <text:p>New Media Rockstars</text:p>
          </table:table-cell>
          <table:table-cell office:value-type="string">
            <text:p>Star Wars Rogue One NEW TIMELINE - Changes to A New Hope!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7">
          <table:table-cell office:value-type="float" office:value="6.22547845890345E+018">
            <text:p>6225478458903450000</text:p>
          </table:table-cell>
          <table:table-cell office:value-type="string">
            <text:p>GT Channel</text:p>
          </table:table-cell>
          <table:table-cell office:value-type="string">
            <text:p>2016 Lexus GS F First Drive by Champion Driver Scott Pruett - On Board Eps.13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7850104227E+018">
            <text:p>622547850104227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ComicFlix Downhill Bunny""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.22547850109863E+018">
            <text:p>6225478501098630000</text:p>
          </table:table-cell>
          <table:table-cell office:value-type="string">
            <text:p>Icon</text:p>
          </table:table-cell>
          <table:table-cell office:value-type="string">
            <text:p>TREND REPORT: Drones, Athleisure, Space Buns + More!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</table:table-row>
        <table:table-row table:style-name="ro7">
          <table:table-cell office:value-type="float" office:value="6.22547852208576E+018">
            <text:p>6225478522085760000</text:p>
          </table:table-cell>
          <table:table-cell office:value-type="string">
            <text:p>GT Channel</text:p>
          </table:table-cell>
          <table:table-cell office:value-type="string">
            <text:p>One-Of-A-Kind Spoon CENTER-Drive Civic Type R Turbo - Super Lap Battle 20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8">
          <table:table-cell office:value-type="float" office:value="6.2254785222848E+018">
            <text:p>6225478522284800000</text:p>
          </table:table-cell>
          <table:table-cell office:value-type="string">
            <text:p>Catch Carri</text:p>
          </table:table-cell>
          <table:table-cell office:value-type="string">
            <text:p>Pro Skiier Jess McMillan Shows us some of her favorite spots in Jackson, WY off the Slop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7">
          <table:table-cell office:value-type="float" office:value="6.22547852252435E+018">
            <text:p>6225478522524350000</text:p>
          </table:table-cell>
          <table:table-cell office:value-type="string">
            <text:p>WeSpeakFootball</text:p>
          </table:table-cell>
          <table:table-cell office:value-type="string">
            <text:p>Top 15 Worst Dives In Football ? Funny Dives, Cheaters, Bloopers &amp; Fails</text:p>
          </table:table-cell>
          <table:table-cell table:number-columns-repeated="3" office:value-type="float" office:value="9">
            <text:p>9</text:p>
          </table:table-cell>
        </table:table-row>
        <table:table-row table:style-name="ro9">
          <table:table-cell office:value-type="float" office:value="6.22547852264063E+018">
            <text:p>6225478522640630000</text:p>
          </table:table-cell>
          <table:table-cell office:value-type="string">
            <text:p>Neptune Studios</text:p>
          </table:table-cell>
          <table:table-cell office:value-type="string">
            <text:p>Which Bear Is Best?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254785319151E+018">
            <text:p>6225478531915100000</text:p>
          </table:table-cell>
          <table:table-cell office:value-type="string">
            <text:p>Icon</text:p>
          </table:table-cell>
          <table:table-cell office:value-type="string">
            <text:p>WEIRD AS F*CK BEAUTY TRENDS! NataliesOutlet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2547856534439E+018">
            <text:p>6225478565344390000</text:p>
          </table:table-cell>
          <table:table-cell office:value-type="string">
            <text:p>Icon</text:p>
          </table:table-cell>
          <table:table-cell office:value-type="string">
            <text:p>Guy Tries WEIRD Girl Products ft. MY BOYFRIEND! NataliesOutle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3">
          <table:table-cell office:value-type="float" office:value="6.22547856541249E+018">
            <text:p>6225478565412490000</text:p>
          </table:table-cell>
          <table:table-cell office:value-type="string">
            <text:p>Catch Carri</text:p>
          </table:table-cell>
          <table:table-cell office:value-type="string">
            <text:p>Touring Yellowstone &amp; Grand Teton National Parks with Pro Skiier Jess McMillan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float" office:value="6.22547856572775E+018">
            <text:p>622547856572775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ComixFlix Hole in One"!"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.22547860877129E+018">
            <text:p>622547860877129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ComicFlix Ready for My Closeup""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.22547860907027E+018">
            <text:p>6225478609070270000</text:p>
          </table:table-cell>
          <table:table-cell office:value-type="string">
            <text:p>Icon</text:p>
          </table:table-cell>
          <table:table-cell office:value-type="string">
            <text:p>10 WEIRD LAZY HACKS That Actually Work! Natalies Outlet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4">
          <table:table-cell office:value-type="float" office:value="6.22547865236101E+018">
            <text:p>6225478652361010000</text:p>
          </table:table-cell>
          <table:table-cell office:value-type="string">
            <text:p>Thomas Lucas Productions</text:p>
          </table:table-cell>
          <table:table-cell office:value-type="string">
            <text:p>The OVERVIEW EFFECT -- in UHD-4k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6.22547865243044E+018">
            <text:p>622547865243044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ComicFlix Hibernate""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.2254786529361E+018">
            <text:p>6225478652936100000</text:p>
          </table:table-cell>
          <table:table-cell office:value-type="string">
            <text:p>Icon</text:p>
          </table:table-cell>
          <table:table-cell office:value-type="string">
            <text:p>Trend Report: Rainbow Highlight, Metallic Lips, Colored Brows + More!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</table:table-row>
        <table:table-row table:style-name="ro5">
          <table:table-cell office:value-type="float" office:value="6.22547867388363E+018">
            <text:p>6225478673883630000</text:p>
          </table:table-cell>
          <table:table-cell office:value-type="string">
            <text:p>GT Channel</text:p>
          </table:table-cell>
          <table:table-cell office:value-type="string">
            <text:p>BMW E36 - Expert Wheels Tea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2547871799208E+018">
            <text:p>622547871799208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ComicFlix Watch Your Step!""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9">
          <table:table-cell office:value-type="float" office:value="6.22547873928548E+018">
            <text:p>6225478739285480000</text:p>
          </table:table-cell>
          <table:table-cell office:value-type="string">
            <text:p>WeSpeakFootball</text:p>
          </table:table-cell>
          <table:table-cell office:value-type="string">
            <text:p>Top 15 Curved Free Kicks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2547876050809E+018">
            <text:p>622547876050809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in Shadow Play"!"</text:p>
          </table:table-cell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float" office:value="6.22547876056429E+018">
            <text:p>6225478760564290000</text:p>
          </table:table-cell>
          <table:table-cell office:value-type="string">
            <text:p>Icon</text:p>
          </table:table-cell>
          <table:table-cell office:value-type="string">
            <text:p>Pillow Talk 8: Cyber-Bullying and Acne Shaming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7">
          <table:table-cell office:value-type="float" office:value="6.2254787821372E+018">
            <text:p>6225478782137200000</text:p>
          </table:table-cell>
          <table:table-cell office:value-type="string">
            <text:p>GT Channel</text:p>
          </table:table-cell>
          <table:table-cell office:value-type="string">
            <text:p>What is a Global Rallycross Car? Brian Wong and Rhys Millen Explain.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22547884772511E+018">
            <text:p>6225478847725110000</text:p>
          </table:table-cell>
          <table:table-cell office:value-type="string">
            <text:p>Icon</text:p>
          </table:table-cell>
          <table:table-cell office:value-type="string">
            <text:p>SUMMER GOALS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style-name="ce2"/>
        </table:table-row>
        <table:table-row table:style-name="ro4">
          <table:table-cell office:value-type="float" office:value="6.22547886871902E+018">
            <text:p>622547886871902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in Friends to the Finish"!"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6.22547889059041E+018">
            <text:p>6225478890590410000</text:p>
          </table:table-cell>
          <table:table-cell office:value-type="string">
            <text:p>Icon</text:p>
          </table:table-cell>
          <table:table-cell office:value-type="string">
            <text:p>Pillow Talk 6 / Ego, Social Anxiety + Betrayal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6.22547895497992E+018">
            <text:p>622547895497992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in Flamingo Feat"!"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6.22547895512842E+018">
            <text:p>6225478955128420000</text:p>
          </table:table-cell>
          <table:table-cell office:value-type="string">
            <text:p>Icon</text:p>
          </table:table-cell>
          <table:table-cell office:value-type="string">
            <text:p>*: DIY Room Ideas For Unicorn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2547895666473E+018">
            <text:p>6225478956664730000</text:p>
          </table:table-cell>
          <table:table-cell office:value-type="string">
            <text:p>Engineer Your Space</text:p>
          </table:table-cell>
          <table:table-cell office:value-type="string">
            <text:p>LA Apartment Tour - Season 2 - Ep 22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4">
          <table:table-cell office:value-type="float" office:value="6.22547899881575E+018">
            <text:p>6225478998815750000</text:p>
          </table:table-cell>
          <table:table-cell office:value-type="string">
            <text:p>Icon</text:p>
          </table:table-cell>
          <table:table-cell office:value-type="string">
            <text:p>Pillow Talk 7 Business Advice, Work Gossip + More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9">
          <table:table-cell office:value-type="float" office:value="6.22547899920077E+018">
            <text:p>6225478999200770000</text:p>
          </table:table-cell>
          <table:table-cell office:value-type="string">
            <text:p>Big City Publishing</text:p>
          </table:table-cell>
          <table:table-cell office:value-type="string">
            <text:p>The Juggling Act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6.22547902037751E+018">
            <text:p>6225479020377510000</text:p>
          </table:table-cell>
          <table:table-cell office:value-type="string">
            <text:p>GT Channel</text:p>
          </table:table-cell>
          <table:table-cell office:value-type="string">
            <text:p>Top 6 Drifting Videos - Presented by Discount Tire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3">
          <table:table-cell office:value-type="float" office:value="6.22547904216977E+018">
            <text:p>6225479042169770000</text:p>
          </table:table-cell>
          <table:table-cell office:value-type="string">
            <text:p>Big City Publishing</text:p>
          </table:table-cell>
          <table:table-cell office:value-type="string">
            <text:p>How to Make a Dalmation Dog Puppet" Angels from the Attic Create-Along"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9">
          <table:table-cell office:value-type="float" office:value="6.2254790427748E+018">
            <text:p>6225479042774800000</text:p>
          </table:table-cell>
          <table:table-cell office:value-type="string">
            <text:p>Icon</text:p>
          </table:table-cell>
          <table:table-cell office:value-type="string">
            <text:p>My BOOK TOUR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3">
          <table:table-cell office:value-type="float" office:value="6.22547908528382E+018">
            <text:p>6225479085283820000</text:p>
          </table:table-cell>
          <table:table-cell office:value-type="string">
            <text:p>Icon</text:p>
          </table:table-cell>
          <table:table-cell office:value-type="string">
            <text:p>Bizarre Beauty #2: Dripping Lip Effect! Rainbow Glitter! NataliesOutlet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2547910711753E+018">
            <text:p>6225479107117530000</text:p>
          </table:table-cell>
          <table:table-cell office:value-type="string">
            <text:p>GT Channel</text:p>
          </table:table-cell>
          <table:table-cell office:value-type="string">
            <text:p>770HP VW GOLF 6R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2547912817486E+018">
            <text:p>6225479128174860000</text:p>
          </table:table-cell>
          <table:table-cell office:value-type="string">
            <text:p>Thomas Lucas Productions</text:p>
          </table:table-cell>
          <table:table-cell office:value-type="string">
            <text:p>A High Energy Revelation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</table:table-row>
        <table:table-row table:style-name="ro5">
          <table:table-cell office:value-type="float" office:value="6.22547912904807E+018">
            <text:p>6225479129048070000</text:p>
          </table:table-cell>
          <table:table-cell office:value-type="string">
            <text:p>Neptune Studios</text:p>
          </table:table-cell>
          <table:table-cell office:value-type="string">
            <text:p>Do We Have to Get Old and Die?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8">
          <table:table-cell office:value-type="float" office:value="6.22547915025206E+018">
            <text:p>6225479150252060000</text:p>
          </table:table-cell>
          <table:table-cell office:value-type="string">
            <text:p>Icon</text:p>
          </table:table-cell>
          <table:table-cell office:value-type="string">
            <text:p>EXPERIMENT Glowing 1000 degree KNIFE VS VIRAL DIYS! Super Satisfying! NataliesOutlet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2547917173478E+018">
            <text:p>6225479171734780000</text:p>
          </table:table-cell>
          <table:table-cell office:value-type="string">
            <text:p>Big City Publishing</text:p>
          </table:table-cell>
          <table:table-cell office:value-type="string">
            <text:p>The Angels from the Attic ComicFlix School of Fish!""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5">
          <table:table-cell office:value-type="float" office:value="6.22547917187185E+018">
            <text:p>6225479171871850000</text:p>
          </table:table-cell>
          <table:table-cell office:value-type="string">
            <text:p>Neptune Studios</text:p>
          </table:table-cell>
          <table:table-cell office:value-type="string">
            <text:p>Why Do We Eat Spoiled Food?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.22547919405563E+018">
            <text:p>6225479194055630000</text:p>
          </table:table-cell>
          <table:table-cell office:value-type="string">
            <text:p>Catch Carri</text:p>
          </table:table-cell>
          <table:table-cell office:value-type="string">
            <text:p>Exploring the Glen Eyrie Castle, One of Colorado's Most Unique Places to Stay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9">
          <table:table-cell office:value-type="float" office:value="6.2254792161731E+018">
            <text:p>6225479216173100000</text:p>
          </table:table-cell>
          <table:table-cell office:value-type="string">
            <text:p>Icon</text:p>
          </table:table-cell>
          <table:table-cell office:value-type="string">
            <text:p>2015 FALL LOOKBOOK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3">
          <table:table-cell office:value-type="float" office:value="6.22547923735379E+018">
            <text:p>6225479237353790000</text:p>
          </table:table-cell>
          <table:table-cell office:value-type="string">
            <text:p>GT Channel</text:p>
          </table:table-cell>
          <table:table-cell office:value-type="string">
            <text:p>How To Build The Perfect 4x4 - Icon 4X4 Road 2 SEMA - Presented by CTE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2547930199506E+018">
            <text:p>6225479301995060000</text:p>
          </table:table-cell>
          <table:table-cell office:value-type="string">
            <text:p>Icon</text:p>
          </table:table-cell>
          <table:table-cell office:value-type="string">
            <text:p>Magazine Covers. My Cosmetic Line. New Comic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6.22547932342466E+018">
            <text:p>6225479323424660000</text:p>
          </table:table-cell>
          <table:table-cell office:value-type="string">
            <text:p>Bedrocket</text:p>
          </table:table-cell>
          <table:table-cell office:value-type="string">
            <text:p>Tuerck Talks Strange Noises and Hot Engines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254793235664E+018">
            <text:p>6225479323566400000</text:p>
          </table:table-cell>
          <table:table-cell office:value-type="string">
            <text:p>Big City Publishing</text:p>
          </table:table-cell>
          <table:table-cell office:value-type="string">
            <text:p>How to Make a LunchBag Puppet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6.22547934662582E+018">
            <text:p>6225479346625820000</text:p>
          </table:table-cell>
          <table:table-cell office:value-type="string">
            <text:p>Catch Carri</text:p>
          </table:table-cell>
          <table:table-cell office:value-type="string">
            <text:p>Hard to Leave Halifax: Top Reasons to Visit (Twice)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2547936725029E+018">
            <text:p>6225479367250290000</text:p>
          </table:table-cell>
          <table:table-cell office:value-type="string">
            <text:p>Big City Publishing</text:p>
          </table:table-cell>
          <table:table-cell office:value-type="string">
            <text:p>How to Make a Lunch Bag Puppet" Angels from the Attic Create-Along"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float" office:value="6.22547945330959E+018">
            <text:p>6225479453309590000</text:p>
          </table:table-cell>
          <table:table-cell office:value-type="string">
            <text:p>Icon</text:p>
          </table:table-cell>
          <table:table-cell office:value-type="string">
            <text:p>Pillow Talk 9: Acne Advice from a Dermatologist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.22547945350654E+018">
            <text:p>6225479453506540000</text:p>
          </table:table-cell>
          <table:table-cell office:value-type="string">
            <text:p>Kelley Ferro</text:p>
          </table:table-cell>
          <table:table-cell office:value-type="string">
            <text:p>Four Seasons Santa Barbara The Biltmore: The Hotel Snob review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2547945354869E+018">
            <text:p>6225479453548690000</text:p>
          </table:table-cell>
          <table:table-cell office:value-type="string">
            <text:p>GT Channel</text:p>
          </table:table-cell>
          <table:table-cell office:value-type="string">
            <text:p>Nissan v12 turbo flame throwing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2547947462398E+018">
            <text:p>6225479474623980000</text:p>
          </table:table-cell>
          <table:table-cell office:value-type="string">
            <text:p>Icon</text:p>
          </table:table-cell>
          <table:table-cell office:value-type="string">
            <text:p>Pranking my BOYFRIEND with “Marry Me” by Jason Derulo LYRICS!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6.22547947496109E+018">
            <text:p>6225479474961090000</text:p>
          </table:table-cell>
          <table:table-cell office:value-type="string">
            <text:p>Icon</text:p>
          </table:table-cell>
          <table:table-cell office:value-type="string">
            <text:p>Music Festival Looks: Zodiac Siren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2547947575022E+018">
            <text:p>6225479475750220000</text:p>
          </table:table-cell>
          <table:table-cell office:value-type="string">
            <text:p>Anonymous Official</text:p>
          </table:table-cell>
          <table:table-cell office:value-type="string">
            <text:p>Anonymous - Operation Helping Hands #OpHH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5">
          <table:table-cell office:value-type="float" office:value="6.22547949697631E+018">
            <text:p>6225479496976310000</text:p>
          </table:table-cell>
          <table:table-cell office:value-type="string">
            <text:p>Icon</text:p>
          </table:table-cell>
          <table:table-cell office:value-type="string">
            <text:p>Mastering the Art of Beauty Oils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</table:table-row>
        <table:table-row table:style-name="ro5">
          <table:table-cell office:value-type="float" office:value="6.22547949721851E+018">
            <text:p>6225479497218510000</text:p>
          </table:table-cell>
          <table:table-cell office:value-type="string">
            <text:p>WeSpeakFootball</text:p>
          </table:table-cell>
          <table:table-cell office:value-type="string">
            <text:p>Top 20 Dribbles In Football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2547954019853E+018">
            <text:p>6225479540198530000</text:p>
          </table:table-cell>
          <table:table-cell office:value-type="string">
            <text:p>GT Channel</text:p>
          </table:table-cell>
          <table:table-cell office:value-type="string">
            <text:p>Mustang Crash at 200km/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2547956171747E+018">
            <text:p>6225479561717470000</text:p>
          </table:table-cell>
          <table:table-cell office:value-type="string">
            <text:p>Icon</text:p>
          </table:table-cell>
          <table:table-cell office:value-type="string">
            <text:p>DUMB AS F*CK NAIL HACKS! NataliesOutlet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6.22547964787385E+018">
            <text:p>6225479647873850000</text:p>
          </table:table-cell>
          <table:table-cell office:value-type="string">
            <text:p>Catch Carri</text:p>
          </table:table-cell>
          <table:table-cell office:value-type="string">
            <text:p>Why Asheville is a Place You Will Want to Visit More Than Once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7964817185E+018">
            <text:p>6225479648171850000</text:p>
          </table:table-cell>
          <table:table-cell office:value-type="string">
            <text:p>Icon</text:p>
          </table:table-cell>
          <table:table-cell office:value-type="string">
            <text:p>TOP 7 SCARE PRANKS FOR FRIENDS &amp; FAMILY! NataliesOutlet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9">
          <table:table-cell office:value-type="float" office:value="6.22547966997984E+018">
            <text:p>6225479669979840000</text:p>
          </table:table-cell>
          <table:table-cell office:value-type="string">
            <text:p>Icon</text:p>
          </table:table-cell>
          <table:table-cell office:value-type="string">
            <text:p>My New Chapter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9">
          <table:table-cell office:value-type="float" office:value="6.2254796704565E+018">
            <text:p>6225479670456500000</text:p>
          </table:table-cell>
          <table:table-cell office:value-type="string">
            <text:p>Neptune Studios</text:p>
          </table:table-cell>
          <table:table-cell office:value-type="string">
            <text:p>Rain's Dirty Little Secret</text:p>
          </table:table-cell>
          <table:table-cell office:value-type="float" office:value="12">
            <text:p>12</text:p>
          </table:table-cell>
          <table:table-cell table:style-name="ce2" table:number-columns-repeated="2"/>
        </table:table-row>
        <table:table-row table:style-name="ro2">
          <table:table-cell office:value-type="float" office:value="6.2254796715225E+018">
            <text:p>6225479671522500000</text:p>
          </table:table-cell>
          <table:table-cell office:value-type="string">
            <text:p>Engineer Your Space</text:p>
          </table:table-cell>
          <table:table-cell office:value-type="string">
            <text:p>How to make a table that also doubles as seating and as a cat scratcher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4">
          <table:table-cell office:value-type="float" office:value="6.2254797781621E+018">
            <text:p>6225479778162100000</text:p>
          </table:table-cell>
          <table:table-cell office:value-type="string">
            <text:p>Icon</text:p>
          </table:table-cell>
          <table:table-cell office:value-type="string">
            <text:p>Skeleton Makeup : Watchers of the Night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2547984252408E+018">
            <text:p>6225479842524080000</text:p>
          </table:table-cell>
          <table:table-cell office:value-type="string">
            <text:p>Icon</text:p>
          </table:table-cell>
          <table:table-cell office:value-type="string">
            <text:p>Rize: Tokyo Ghoul Collab w/ Glam&amp;Gore and Jkissa</text:p>
          </table:table-cell>
          <table:table-cell table:number-columns-repeated="2" office:value-type="float" office:value="12">
            <text:p>12</text:p>
          </table:table-cell>
          <table:table-cell table:style-name="ce2"/>
        </table:table-row>
        <table:table-row table:style-name="ro5">
          <table:table-cell office:value-type="float" office:value="6.22547988596258E+018">
            <text:p>6225479885962580000</text:p>
          </table:table-cell>
          <table:table-cell office:value-type="string">
            <text:p>Neptune Studios</text:p>
          </table:table-cell>
          <table:table-cell office:value-type="string">
            <text:p>The BEST Science Online (Henry's List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10">
          <table:table-cell office:value-type="float" office:value="6.22547988650674E+018">
            <text:p>6225479886506740000</text:p>
          </table:table-cell>
          <table:table-cell office:value-type="string">
            <text:p>New Media Rockstars</text:p>
          </table:table-cell>
          <table:table-cell office:value-type="string">
            <text:p>Game of Thrones Season 6 Episode 7 ANALYZED! - Broken Man - Fake Arya Theory Explained - 6x07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9">
          <table:table-cell office:value-type="float" office:value="6.22547990757239E+018">
            <text:p>6225479907572390000</text:p>
          </table:table-cell>
          <table:table-cell office:value-type="string">
            <text:p>Icon</text:p>
          </table:table-cell>
          <table:table-cell office:value-type="string">
            <text:p>My Alter Ego Look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6.22547995168579E+018">
            <text:p>6225479951685790000</text:p>
          </table:table-cell>
          <table:table-cell office:value-type="string">
            <text:p>Icon</text:p>
          </table:table-cell>
          <table:table-cell office:value-type="string">
            <text:p>Dangerous Beauty Myths TESTED! (WARNING: Graphic Content!) NataliesOutlet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2547999559158E+018">
            <text:p>6225479995591580000</text:p>
          </table:table-cell>
          <table:table-cell office:value-type="string">
            <text:p>Catch Carri</text:p>
          </table:table-cell>
          <table:table-cell office:value-type="string">
            <text:p>Top Things to Do &amp; See in Digby, Nova Scotia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6.22548001692683E+018">
            <text:p>6225480016926830000</text:p>
          </table:table-cell>
          <table:table-cell office:value-type="string">
            <text:p>Icon</text:p>
          </table:table-cell>
          <table:table-cell office:value-type="string">
            <text:p>10 WEIRD Hair Hacks that Actually Work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254800472821E+018">
            <text:p>6225480047282100000</text:p>
          </table:table-cell>
          <table:table-cell office:value-type="string">
            <text:p>GT Channel</text:p>
          </table:table-cell>
          <table:table-cell office:value-type="string">
            <text:p>SEMA Show 2015 - Top 13 Tuner Car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9">
          <table:table-cell office:value-type="float" office:value="6.22548006519158E+018">
            <text:p>6225480065191580000</text:p>
          </table:table-cell>
          <table:table-cell office:value-type="string">
            <text:p>Neptune Studios</text:p>
          </table:table-cell>
          <table:table-cell office:value-type="string">
            <text:p>Are We Really 99% Chimp?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2548008600378E+018">
            <text:p>6225480086003780000</text:p>
          </table:table-cell>
          <table:table-cell office:value-type="string">
            <text:p>GT Channel</text:p>
          </table:table-cell>
          <table:table-cell office:value-type="string">
            <text:p>Acura/Honda NSX GT3 Beast Revealed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2548014541132E+018">
            <text:p>6225480145411320000</text:p>
          </table:table-cell>
          <table:table-cell office:value-type="string">
            <text:p>Catch Carri</text:p>
          </table:table-cell>
          <table:table-cell office:value-type="string">
            <text:p>Guide to 48 Hours in Salzbur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2548017184754E+018">
            <text:p>6225480171847540000</text:p>
          </table:table-cell>
          <table:table-cell office:value-type="string">
            <text:p>GT Channel</text:p>
          </table:table-cell>
          <table:table-cell office:value-type="string">
            <text:p>Supercharged 670HP ROUSH Mustang!!</text:p>
          </table:table-cell>
          <table:table-cell table:number-columns-repeated="2" office:value-type="float" office:value="5">
            <text:p>5</text:p>
          </table:table-cell>
          <table:table-cell table:style-name="ce2"/>
        </table:table-row>
        <table:table-row table:style-name="ro2">
          <table:table-cell office:value-type="float" office:value="6.22548017246763E+018">
            <text:p>6225480172467630000</text:p>
          </table:table-cell>
          <table:table-cell office:value-type="string">
            <text:p>Catch Carri</text:p>
          </table:table-cell>
          <table:table-cell office:value-type="string">
            <text:p>OUR TOP PICKS: CAMPING ESSENTIALS &amp; MOR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7">
          <table:table-cell office:value-type="float" office:value="6.22548018865707E+018">
            <text:p>6225480188657070000</text:p>
          </table:table-cell>
          <table:table-cell office:value-type="string">
            <text:p>New Media Rockstars</text:p>
          </table:table-cell>
          <table:table-cell office:value-type="string">
            <text:p>Stranger Things EVERY REFERENCE &amp; EASTER EGG EXPLAINED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7">
          <table:table-cell office:value-type="float" office:value="6.22548025872957E+018">
            <text:p>6225480258729570000</text:p>
          </table:table-cell>
          <table:table-cell office:value-type="string">
            <text:p>Icon</text:p>
          </table:table-cell>
          <table:table-cell office:value-type="string">
            <text:p>10 HAIRY GIRL HACKS EVERY HAIRY GIRL SHOULD KNOW! NataliesOutle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office:value-type="float" office:value="6.22548028029901E+018">
            <text:p>6225480280299010000</text:p>
          </table:table-cell>
          <table:table-cell office:value-type="string">
            <text:p>Icon</text:p>
          </table:table-cell>
          <table:table-cell office:value-type="string">
            <text:p>10 WEIRD Acne &amp; Zit Hacks that work FAST!</text:p>
          </table:table-cell>
          <table:table-cell table:number-columns-repeated="2" office:value-type="float" office:value="18">
            <text:p>18</text:p>
          </table:table-cell>
          <table:table-cell table:style-name="ce2"/>
        </table:table-row>
        <table:table-row table:style-name="ro4">
          <table:table-cell office:value-type="float" office:value="6.22548028211011E+018">
            <text:p>6225480282110110000</text:p>
          </table:table-cell>
          <table:table-cell office:value-type="string">
            <text:p>GT Channel</text:p>
          </table:table-cell>
          <table:table-cell office:value-type="string">
            <text:p>Underdog Matt Field Wins Formula Drift Irwindale 20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9">
          <table:table-cell office:value-type="float" office:value="6.22548029866748E+018">
            <text:p>6225480298667480000</text:p>
          </table:table-cell>
          <table:table-cell office:value-type="string">
            <text:p>Neptune Studios</text:p>
          </table:table-cell>
          <table:table-cell office:value-type="string">
            <text:p>What is Freezer Burn?</text:p>
          </table:table-cell>
          <table:table-cell table:style-name="ce2"/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6.22548032570167E+018">
            <text:p>6225480325701670000</text:p>
          </table:table-cell>
          <table:table-cell office:value-type="string">
            <text:p>GT Channel</text:p>
          </table:table-cell>
          <table:table-cell office:value-type="string">
            <text:p>Time Attack RX-7 from TCP Magic - Tuner Club Ep. 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2548036151399E+018">
            <text:p>6225480361513990000</text:p>
          </table:table-cell>
          <table:table-cell office:value-type="string">
            <text:p>Neptune Studios</text:p>
          </table:table-cell>
          <table:table-cell office:value-type="string">
            <text:p>Why Do We Have More Boys Than Girls?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6.22548036591002E+018">
            <text:p>6225480365910020000</text:p>
          </table:table-cell>
          <table:table-cell office:value-type="string">
            <text:p>Icon</text:p>
          </table:table-cell>
          <table:table-cell office:value-type="string">
            <text:p>Fun DIY Projects for Pets!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8038324044E+018">
            <text:p>6225480383240440000</text:p>
          </table:table-cell>
          <table:table-cell office:value-type="string">
            <text:p>GT Channel</text:p>
          </table:table-cell>
          <table:table-cell office:value-type="string">
            <text:p>The World's Toughest Jeep - Off Road Evolution's EVO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8040712571E+018">
            <text:p>6225480407125710000</text:p>
          </table:table-cell>
          <table:table-cell office:value-type="string">
            <text:p>Icon</text:p>
          </table:table-cell>
          <table:table-cell office:value-type="string">
            <text:p>Career Talk: Internship Success feat. The Intern Queen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6.22548045185686E+018">
            <text:p>6225480451856860000</text:p>
          </table:table-cell>
          <table:table-cell office:value-type="string">
            <text:p>Icon</text:p>
          </table:table-cell>
          <table:table-cell office:value-type="string">
            <text:p>THESE KIDS MUST BE STOPPED! School Edition! NataliesOutle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/>
        </table:table-row>
        <table:table-row table:style-name="ro4">
          <table:table-cell office:value-type="float" office:value="6.22548047060032E+018">
            <text:p>6225480470600320000</text:p>
          </table:table-cell>
          <table:table-cell office:value-type="string">
            <text:p>Neptune Studios</text:p>
          </table:table-cell>
          <table:table-cell office:value-type="string">
            <text:p>Who Are Flowers Trying To Seduce?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2548051832519E+018">
            <text:p>6225480518325190000</text:p>
          </table:table-cell>
          <table:table-cell office:value-type="string">
            <text:p>Icon</text:p>
          </table:table-cell>
          <table:table-cell office:value-type="string">
            <text:p>Jumpstart YOUR Beauty Career. FREE</text:p>
          </table:table-cell>
          <table:table-cell table:number-columns-repeated="3" office:value-type="float" office:value="6">
            <text:p>6</text:p>
          </table:table-cell>
        </table:table-row>
        <table:table-row table:style-name="ro5">
          <table:table-cell office:value-type="float" office:value="6.22548051877326E+018">
            <text:p>6225480518773260000</text:p>
          </table:table-cell>
          <table:table-cell office:value-type="string">
            <text:p>Neptune Studios</text:p>
          </table:table-cell>
          <table:table-cell office:value-type="string">
            <text:p>How Mushrooms Make It Ra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805563359E+018">
            <text:p>6225480556335900000</text:p>
          </table:table-cell>
          <table:table-cell office:value-type="string">
            <text:p>Icon</text:p>
          </table:table-cell>
          <table:table-cell office:value-type="string">
            <text:p>Trend Report: Light up Shoes, Peel off Makeup + More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.22548059954244E+018">
            <text:p>6225480599542440000</text:p>
          </table:table-cell>
          <table:table-cell office:value-type="string">
            <text:p>GT Channel</text:p>
          </table:table-cell>
          <table:table-cell office:value-type="string">
            <text:p>SEMA Highlights 2016 - TOP 13 TUNER CARS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6.22548060231608E+018">
            <text:p>6225480602316080000</text:p>
          </table:table-cell>
          <table:table-cell office:value-type="string">
            <text:p>Icon</text:p>
          </table:table-cell>
          <table:table-cell office:value-type="string">
            <text:p>HAPPY BIRTHDAY IPSY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9">
          <table:table-cell office:value-type="float" office:value="6.22548060509487E+018">
            <text:p>6225480605094870000</text:p>
          </table:table-cell>
          <table:table-cell office:value-type="string">
            <text:p>Neptune Studios</text:p>
          </table:table-cell>
          <table:table-cell office:value-type="string">
            <text:p>How Do Bikes Stay Up?</text:p>
          </table:table-cell>
          <table:table-cell office:value-type="float" office:value="2">
            <text:p>2</text:p>
          </table:table-cell>
          <table:table-cell table:style-name="ce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254806210753E+018">
            <text:p>6225480621075300000</text:p>
          </table:table-cell>
          <table:table-cell office:value-type="string">
            <text:p>Icon</text:p>
          </table:table-cell>
          <table:table-cell office:value-type="string">
            <text:p>Career Talk: How to Get an Internship feat. The Intern Queen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5">
          <table:table-cell office:value-type="float" office:value="6.22548064241239E+018">
            <text:p>6225480642412390000</text:p>
          </table:table-cell>
          <table:table-cell office:value-type="string">
            <text:p>Neptune Studios</text:p>
          </table:table-cell>
          <table:table-cell office:value-type="string">
            <text:p>How to Subtract By Adding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5">
          <table:table-cell office:value-type="float" office:value="6.22548064278024E+018">
            <text:p>6225480642780240000</text:p>
          </table:table-cell>
          <table:table-cell office:value-type="string">
            <text:p>Neptune Studios</text:p>
          </table:table-cell>
          <table:table-cell office:value-type="string">
            <text:p>Should We Let Pandas Go Extinct?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4">
          <table:table-cell office:value-type="float" office:value="6.22548064762465E+018">
            <text:p>6225480647624650000</text:p>
          </table:table-cell>
          <table:table-cell office:value-type="string">
            <text:p>Icon</text:p>
          </table:table-cell>
          <table:table-cell office:value-type="string">
            <text:p>Best of 2015 Part 2: Hair, Fashion, Tech, Apps + Shows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254806856109E+018">
            <text:p>6225480685610900000</text:p>
          </table:table-cell>
          <table:table-cell office:value-type="string">
            <text:p>Icon</text:p>
          </table:table-cell>
          <table:table-cell office:value-type="string">
            <text:p>Detox With Me ASMR Styl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2548069232851E+018">
            <text:p>6225480692328510000</text:p>
          </table:table-cell>
          <table:table-cell office:value-type="string">
            <text:p>GT Channel</text:p>
          </table:table-cell>
          <table:table-cell office:value-type="string">
            <text:p>Rocket Bunny Mercedes-Benz CLK from Sarto Racing - Tuner Club Ep. 10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2548070756843E+018">
            <text:p>6225480707568430000</text:p>
          </table:table-cell>
          <table:table-cell office:value-type="string">
            <text:p>GT Channel</text:p>
          </table:table-cell>
          <table:table-cell office:value-type="string">
            <text:p>Skyline Hakosuka and Top SEMA Tuners - Road to SEMA 2016 by ENEOS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2548070761544E+018">
            <text:p>6225480707615440000</text:p>
          </table:table-cell>
          <table:table-cell office:value-type="string">
            <text:p>Neptune Studios</text:p>
          </table:table-cell>
          <table:table-cell office:value-type="string">
            <text:p>What is the Purpose of Life? (Big Picture Ep. 5/5)</text:p>
          </table:table-cell>
          <table:table-cell table:style-name="ce2" table:number-columns-repeated="2"/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2548072896933E+018">
            <text:p>6225480728969330000</text:p>
          </table:table-cell>
          <table:table-cell office:value-type="string">
            <text:p>Neptune Studios</text:p>
          </table:table-cell>
          <table:table-cell office:value-type="string">
            <text:p>Birds that Hibernate in Lakes?!</text:p>
          </table:table-cell>
          <table:table-cell office:value-type="float" office:value="12">
            <text:p>12</text:p>
          </table:table-cell>
          <table:table-cell table:style-name="ce2" table:number-columns-repeated="2"/>
        </table:table-row>
        <table:table-row table:style-name="ro4">
          <table:table-cell office:value-type="float" office:value="6.22548077215268E+018">
            <text:p>6225480772152680000</text:p>
          </table:table-cell>
          <table:table-cell office:value-type="string">
            <text:p>Icon</text:p>
          </table:table-cell>
          <table:table-cell office:value-type="string">
            <text:p>BEAUTY BASIC / Skin Care : Evening Routi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9">
          <table:table-cell office:value-type="float" office:value="6.2254808157343E+018">
            <text:p>6225480815734300000</text:p>
          </table:table-cell>
          <table:table-cell office:value-type="string">
            <text:p>Neptune Studios</text:p>
          </table:table-cell>
          <table:table-cell office:value-type="string">
            <text:p>Hitting the Sun is HAR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22548083702699E+018">
            <text:p>6225480837026990000</text:p>
          </table:table-cell>
          <table:table-cell office:value-type="string">
            <text:p>Neptune Studios</text:p>
          </table:table-cell>
          <table:table-cell office:value-type="string">
            <text:p>The Deadliest Ice Age Ever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2548085834349E+018">
            <text:p>6225480858343490000</text:p>
          </table:table-cell>
          <table:table-cell office:value-type="string">
            <text:p>Neptune Studios</text:p>
          </table:table-cell>
          <table:table-cell office:value-type="string">
            <text:p>How Entropy Powers The Earth (Big Picture Ep. 4/5)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2548088033444E+018">
            <text:p>6225480880334440000</text:p>
          </table:table-cell>
          <table:table-cell office:value-type="string">
            <text:p>Neptune Studios</text:p>
          </table:table-cell>
          <table:table-cell office:value-type="string">
            <text:p>How To (Literally) Save Earth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8092343827E+018">
            <text:p>6225480923438270000</text:p>
          </table:table-cell>
          <table:table-cell office:value-type="string">
            <text:p>Icon</text:p>
          </table:table-cell>
          <table:table-cell office:value-type="string">
            <text:p>7 CRAZY Life Hacks People ACTUALLY DO! NataliesOutlet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2">
          <table:table-cell office:value-type="float" office:value="6.22548105279884E+018">
            <text:p>6225481052798840000</text:p>
          </table:table-cell>
          <table:table-cell office:value-type="string">
            <text:p>Icon</text:p>
          </table:table-cell>
          <table:table-cell office:value-type="string">
            <text:p>Beauty Busters: Poop or Woop? BIG LIPS: Lip Contouring!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2548111716341E+018">
            <text:p>6225481117163410000</text:p>
          </table:table-cell>
          <table:table-cell office:value-type="string">
            <text:p>Neptune Studios</text:p>
          </table:table-cell>
          <table:table-cell office:value-type="string">
            <text:p>Where Did Earth's Water Come From?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9">
          <table:table-cell office:value-type="float" office:value="6.22548122511734E+018">
            <text:p>6225481225117340000</text:p>
          </table:table-cell>
          <table:table-cell office:value-type="string">
            <text:p>Neptune Studios</text:p>
          </table:table-cell>
          <table:table-cell office:value-type="string">
            <text:p>How Tall Can Mountains Be?</text:p>
          </table:table-cell>
          <table:table-cell table:style-name="ce2"/>
          <table:table-cell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2548122537111E+018">
            <text:p>6225481225371110000</text:p>
          </table:table-cell>
          <table:table-cell office:value-type="string">
            <text:p>Icon</text:p>
          </table:table-cell>
          <table:table-cell office:value-type="string">
            <text:p>Kardashian Boob &amp; Butt Hacks Tested! NataliesOutlet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6.22548128966076E+018">
            <text:p>6225481289660760000</text:p>
          </table:table-cell>
          <table:table-cell office:value-type="string">
            <text:p>Icon</text:p>
          </table:table-cell>
          <table:table-cell office:value-type="string">
            <text:p>5 WEIRD Hair Curling Hacks You Need to Know!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office:value-type="float" office:value="6.22548131134059E+018">
            <text:p>6225481311340590000</text:p>
          </table:table-cell>
          <table:table-cell office:value-type="string">
            <text:p>Neptune Studios</text:p>
          </table:table-cell>
          <table:table-cell office:value-type="string">
            <text:p>Is The Moon Held Up By A Spring? How Perspective Shapes Reality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8131164359E+018">
            <text:p>6225481311643590000</text:p>
          </table:table-cell>
          <table:table-cell office:value-type="string">
            <text:p>Icon</text:p>
          </table:table-cell>
          <table:table-cell office:value-type="string">
            <text:p>13 WEIRD MakeUp Hacks that Actually Work!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2548133254587E+018">
            <text:p>6225481332545870000</text:p>
          </table:table-cell>
          <table:table-cell office:value-type="string">
            <text:p>Neptune Studios</text:p>
          </table:table-cell>
          <table:table-cell office:value-type="string">
            <text:p>Where Does Complexity Come From? (Big Picture Ep. 3/5)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2548135420336E+018">
            <text:p>6225481354203360000</text:p>
          </table:table-cell>
          <table:table-cell office:value-type="string">
            <text:p>Neptune Studios</text:p>
          </table:table-cell>
          <table:table-cell office:value-type="string">
            <text:p>Why Doesn't Time Flow Backwards? (Big Picture Ep. 1/5)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2548256793485E+018">
            <text:p>6225482567934850000</text:p>
          </table:table-cell>
          <table:table-cell office:value-type="string">
            <text:p>GT Channel</text:p>
          </table:table-cell>
          <table:table-cell office:value-type="string">
            <text:p>2015 Honda CBR 300R | First Ride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9">
          <table:table-cell office:value-type="float" office:value="6.22548265426158E+018">
            <text:p>6225482654261580000</text:p>
          </table:table-cell>
          <table:table-cell office:value-type="string">
            <text:p>Thomas Lucas Productions</text:p>
          </table:table-cell>
          <table:table-cell office:value-type="string">
            <text:p>The Future of Hubble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</table:table-row>
        <table:table-row table:style-name="ro4">
          <table:table-cell office:value-type="float" office:value="6.22548273950545E+018">
            <text:p>6225482739505450000</text:p>
          </table:table-cell>
          <table:table-cell office:value-type="string">
            <text:p>Kelley Ferro</text:p>
          </table:table-cell>
          <table:table-cell office:value-type="string">
            <text:p>A Day at the Beach: Barceló Bávaro Beach Resort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2">
          <table:table-cell office:value-type="float" office:value="6.22548318979541E+018">
            <text:p>6225483189795410000</text:p>
          </table:table-cell>
          <table:table-cell office:value-type="string">
            <text:p>Thomas Lucas Productions</text:p>
          </table:table-cell>
          <table:table-cell office:value-type="string">
            <text:p>Supermassive Black Hole in the Milky Way Galaxy (Version 1)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2548351114443E+018">
            <text:p>6225483511144430000</text:p>
          </table:table-cell>
          <table:table-cell office:value-type="string">
            <text:p>GT Channel</text:p>
          </table:table-cell>
          <table:table-cell office:value-type="string">
            <text:p>2014 Kawasaki Z1000 | First Ride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1">
          <table:table-cell office:value-type="float" office:value="6.22718851116257E+018">
            <text:p>6227188511162570000</text:p>
          </table:table-cell>
          <table:table-cell office:value-type="string">
            <text:p>GT Channel</text:p>
          </table:table-cell>
          <table:table-cell office:value-type="string">
            <text:p>Racing is life.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2723638493392E+018">
            <text:p>6227236384933920000</text:p>
          </table:table-cell>
          <table:table-cell office:value-type="string">
            <text:p>New Media Rockstars</text:p>
          </table:table-cell>
          <table:table-cell office:value-type="string">
            <text:p>Star Wars The Force Awakens Deleted Scene - Chewy Rips Off Arm!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2775003840166E+018">
            <text:p>6227750038401660000</text:p>
          </table:table-cell>
          <table:table-cell office:value-type="string">
            <text:p>GT Channel</text:p>
          </table:table-cell>
          <table:table-cell office:value-type="string">
            <text:p>Look Back at 2013 and My Favorite Videos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3297379058183E+018">
            <text:p>6232973790581830000</text:p>
          </table:table-cell>
          <table:table-cell office:value-type="string">
            <text:p>Neptune Studios</text:p>
          </table:table-cell>
          <table:table-cell office:value-type="string">
            <text:p>Why Is Poop Brown And Pee Yellow?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6.23375326132151E+018">
            <text:p>6233753261321510000</text:p>
          </table:table-cell>
          <table:table-cell office:value-type="string">
            <text:p>WeSpeakFootball</text:p>
          </table:table-cell>
          <table:table-cell office:value-type="string">
            <text:p>Top 10 Most Thrilling UCL Matches In Football ? Dramatic Football Moments</text:p>
          </table:table-cell>
          <table:table-cell table:number-columns-repeated="3" office:value-type="float" office:value="3">
            <text:p>3</text:p>
          </table:table-cell>
        </table:table-row>
        <table:table-row table:style-name="ro9">
          <table:table-cell office:value-type="float" office:value="6.23545191815504E+018">
            <text:p>6235451918155040000</text:p>
          </table:table-cell>
          <table:table-cell office:value-type="string">
            <text:p>GT Channel</text:p>
          </table:table-cell>
          <table:table-cell office:value-type="string">
            <text:p>4 wheels instead of 2!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8">
          <table:table-cell office:value-type="float" office:value="6.23799441171929E+018">
            <text:p>6237994411719290000</text:p>
          </table:table-cell>
          <table:table-cell office:value-type="string">
            <text:p>New Media Rockstars</text:p>
          </table:table-cell>
          <table:table-cell office:value-type="string">
            <text:p>Walking Dead 7x09 - IN-DEPTH ANALYSIS &amp; RECAP (Mid-Season Premiere!) (709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7">
          <table:table-cell office:value-type="float" office:value="6.23854230329457E+018">
            <text:p>6238542303294570000</text:p>
          </table:table-cell>
          <table:table-cell office:value-type="string">
            <text:p>Icon</text:p>
          </table:table-cell>
          <table:table-cell office:value-type="string">
            <text:p>17 WEIRD DIY LIFE HACKS &amp; GADGETS TO SIMPLIFY YOUR LIFE! Natalies Outle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23908853610319E+018">
            <text:p>6239088536103190000</text:p>
          </table:table-cell>
          <table:table-cell office:value-type="string">
            <text:p>WeSpeakFootball</text:p>
          </table:table-cell>
          <table:table-cell office:value-type="string">
            <text:p>Ronaldinho Gaucho ? Moments Impossible To Forget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3962687778713E+018">
            <text:p>6239626877787130000</text:p>
          </table:table-cell>
          <table:table-cell office:value-type="string">
            <text:p>Kelley Ferro</text:p>
          </table:table-cell>
          <table:table-cell office:value-type="string">
            <text:p>Luxury Guide to Geneva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5">
          <table:table-cell office:value-type="float" office:value="6.23980148388951E+018">
            <text:p>6239801483889510000</text:p>
          </table:table-cell>
          <table:table-cell office:value-type="string">
            <text:p>Kelley Ferro</text:p>
          </table:table-cell>
          <table:table-cell office:value-type="string">
            <text:p>Luxury in Valais, Switzerland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4021869688297E+018">
            <text:p>6240218696882970000</text:p>
          </table:table-cell>
          <table:table-cell office:value-type="string">
            <text:p>Neptune Studios</text:p>
          </table:table-cell>
          <table:table-cell office:value-type="string">
            <text:p>Why Did T Rex Have Such Tiny Arms?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7">
          <table:table-cell office:value-type="float" office:value="6.24135060727403E+018">
            <text:p>6241350607274030000</text:p>
          </table:table-cell>
          <table:table-cell office:value-type="string">
            <text:p>Icon</text:p>
          </table:table-cell>
          <table:table-cell office:value-type="string">
            <text:p>WTF VIRAL BEAUTY HACKS TESTED! Gross Products Edition! Natalies Outle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.24266538368005E+018">
            <text:p>6242665383680050000</text:p>
          </table:table-cell>
          <table:table-cell office:value-type="string">
            <text:p>Catch Carri</text:p>
          </table:table-cell>
          <table:table-cell office:value-type="string">
            <text:p>Travel Guide: Philipsburg, Montana - an old but lively West-mining town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2">
          <table:table-cell office:value-type="float" office:value="6.24269572041955E+018">
            <text:p>6242695720419550000</text:p>
          </table:table-cell>
          <table:table-cell office:value-type="string">
            <text:p>Catch Carri</text:p>
          </table:table-cell>
          <table:table-cell office:value-type="string">
            <text:p>A trip through the ghost towns that tell Montana’s storied past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4305795011998E+018">
            <text:p>6243057950119980000</text:p>
          </table:table-cell>
          <table:table-cell office:value-type="string">
            <text:p>Manulele</text:p>
          </table:table-cell>
          <table:table-cell office:value-type="string">
            <text:p>Andy Warhol x Billabong - The Warhol Surf Colle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6.24309996158146E+018">
            <text:p>6243099961581460000</text:p>
          </table:table-cell>
          <table:table-cell office:value-type="string">
            <text:p>Big City Publishing</text:p>
          </table:table-cell>
          <table:table-cell office:value-type="string">
            <text:p>The Angels from the Magical Attic in Snow Flakes"!"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6.24310757290384E+018">
            <text:p>6243107572903840000</text:p>
          </table:table-cell>
          <table:table-cell office:value-type="string">
            <text:p>Big City Publishing</text:p>
          </table:table-cell>
          <table:table-cell office:value-type="string">
            <text:p>How to Make a Paper Plate Dino" The Angels from the Magical Attic"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.24383105927426E+018">
            <text:p>6243831059274260000</text:p>
          </table:table-cell>
          <table:table-cell office:value-type="string">
            <text:p>GT Channel</text:p>
          </table:table-cell>
          <table:table-cell office:value-type="string">
            <text:p>EvL_ZX6-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.24441147966273E+018">
            <text:p>6244411479662730000</text:p>
          </table:table-cell>
          <table:table-cell office:value-type="string">
            <text:p>Icon</text:p>
          </table:table-cell>
          <table:table-cell office:value-type="string">
            <text:p>8 FUNNY PRANKS ON FRENEMIES! ft. Alisha Marie! Natalies Outlet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4580162824455E+018">
            <text:p>6245801628244550000</text:p>
          </table:table-cell>
          <table:table-cell office:value-type="string">
            <text:p>Mashable Technology</text:p>
          </table:table-cell>
          <table:table-cell office:value-type="string">
            <text:p>New self-balancing Solowheel might replace your hoverboard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4580666018036E+018">
            <text:p>6245806660180360000</text:p>
          </table:table-cell>
          <table:table-cell office:value-type="string">
            <text:p>Mashable Entertainment</text:p>
          </table:table-cell>
          <table:table-cell office:value-type="string">
            <text:p>Huge changes are coming to Overwatch's Roadho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4581168352665E+018">
            <text:p>6245811683526650000</text:p>
          </table:table-cell>
          <table:table-cell office:value-type="string">
            <text:p>Mashable Lifestyle</text:p>
          </table:table-cell>
          <table:table-cell office:value-type="string">
            <text:p>Finally, you can learn how to be the sexiest dancer in the club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.24581423780004E+018">
            <text:p>6245814237800040000</text:p>
          </table:table-cell>
          <table:table-cell office:value-type="string">
            <text:p>Mashable Lifestyle</text:p>
          </table:table-cell>
          <table:table-cell office:value-type="string">
            <text:p>Unicorn eyeliner is a real beauty trend... and it's pretty magical</text:p>
          </table:table-cell>
          <table:table-cell table:number-columns-repeated="3" office:value-type="float" office:value="2">
            <text:p>2</text:p>
          </table:table-cell>
        </table:table-row>
        <table:table-row table:style-name="ro3">
          <table:table-cell office:value-type="float" office:value="6.24584445466233E+018">
            <text:p>6245844454662330000</text:p>
          </table:table-cell>
          <table:table-cell office:value-type="string">
            <text:p>Mashable News</text:p>
          </table:table-cell>
          <table:table-cell office:value-type="string">
            <text:p>Watch millions of bright red crabs head to the sea to make baby crab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6.24587594275688E+018">
            <text:p>6245875942756880000</text:p>
          </table:table-cell>
          <table:table-cell office:value-type="string">
            <text:p>Mashable Business</text:p>
          </table:table-cell>
          <table:table-cell office:value-type="string">
            <text:p>Finish these homemade ‘Mortal Kombat’ costumes of Scorpion and Goro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2">
          <table:table-cell office:value-type="float" office:value="6.24766326764674E+018">
            <text:p>6247663267646740000</text:p>
          </table:table-cell>
          <table:table-cell office:value-type="string">
            <text:p>GT Channel</text:p>
          </table:table-cell>
          <table:table-cell office:value-type="string">
            <text:p>Mr. &amp; Mrs. Hubinette - Huracan Drift, Stunts and Family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float" office:value="6.24779000104351E+018">
            <text:p>6247790001043510000</text:p>
          </table:table-cell>
          <table:table-cell office:value-type="string">
            <text:p>Neptune Studios</text:p>
          </table:table-cell>
          <table:table-cell office:value-type="string">
            <text:p>Why Is A Group Of Crows Called A “Murder”?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4779269541808E+018">
            <text:p>6247792695418080000</text:p>
          </table:table-cell>
          <table:table-cell office:value-type="string">
            <text:p>Neptune Studios</text:p>
          </table:table-cell>
          <table:table-cell office:value-type="string">
            <text:p>How to Teleport Schro?dinger's Cat</text:p>
          </table:table-cell>
          <table:table-cell table:style-name="ce2" table:number-columns-repeated="2"/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4783300920358E+018">
            <text:p>6247833009203580000</text:p>
          </table:table-cell>
          <table:table-cell office:value-type="string">
            <text:p>Mayo Clinic</text:p>
          </table:table-cell>
          <table:table-cell office:value-type="string">
            <text:p>Women's Wellness: Solving pooping problems without medication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4">
          <table:table-cell office:value-type="float" office:value="6.24823188965717E+018">
            <text:p>6248231889657170000</text:p>
          </table:table-cell>
          <table:table-cell office:value-type="string">
            <text:p>Davids Been Here</text:p>
          </table:table-cell>
          <table:table-cell office:value-type="string">
            <text:p>Top 10 Things to See and Do in Santorini Island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7">
          <table:table-cell office:value-type="float" office:value="6.24829130987358E+018">
            <text:p>6248291309873580000</text:p>
          </table:table-cell>
          <table:table-cell office:value-type="string">
            <text:p>Icon</text:p>
          </table:table-cell>
          <table:table-cell office:value-type="string">
            <text:p>13 WEIRD Food Hacks + Kitchen Gadgets for Things You Do WRONG! Natalies Outlet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6">
          <table:table-cell office:value-type="float" office:value="6.24932623046982E+018">
            <text:p>6249326230469820000</text:p>
          </table:table-cell>
          <table:table-cell office:value-type="string">
            <text:p>Icon</text:p>
          </table:table-cell>
          <table:table-cell office:value-type="string">
            <text:p>PRANKING YOUTUBER'S WITH FAKE BEAUTY HACKS! Ft. AlishaMarie, Niki, Mia! Natalies Outlet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4960397809852E+018">
            <text:p>6249603978098520000</text:p>
          </table:table-cell>
          <table:table-cell office:value-type="string">
            <text:p>Neptune Studios</text:p>
          </table:table-cell>
          <table:table-cell office:value-type="string">
            <text:p>MinuteEarth Needs Your Suppo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5019553631733E+018">
            <text:p>6250195536317330000</text:p>
          </table:table-cell>
          <table:table-cell office:value-type="string">
            <text:p>Neptune Studios</text:p>
          </table:table-cell>
          <table:table-cell office:value-type="string">
            <text:p>Ambergris: Why Perfume Makers Love Constipated Whal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2502004179423E+018">
            <text:p>6250200417942300000</text:p>
          </table:table-cell>
          <table:table-cell office:value-type="string">
            <text:p>Kelley Ferro</text:p>
          </table:table-cell>
          <table:table-cell office:value-type="string">
            <text:p>Surfing in Maui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7">
          <table:table-cell office:value-type="float" office:value="6.25020114066285E+018">
            <text:p>6250201140662850000</text:p>
          </table:table-cell>
          <table:table-cell office:value-type="string">
            <text:p>WeSpeakFootball</text:p>
          </table:table-cell>
          <table:table-cell office:value-type="string">
            <text:p>Football Managers ? Funny Moments, Reactions, Bloopers &amp; Celebrations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float" office:value="6.25021564702342E+018">
            <text:p>6250215647023420000</text:p>
          </table:table-cell>
          <table:table-cell office:value-type="string">
            <text:p>GT Channel</text:p>
          </table:table-cell>
          <table:table-cell office:value-type="string">
            <text:p>Ford Mustang GT Intake Exhaust &amp; Tuning Dyno Results - Mullet Mustang - EP11</text:p>
          </table:table-cell>
          <table:table-cell office:value-type="float" office:value="6">
            <text:p>6</text:p>
          </table:table-cell>
          <table:table-cell table:style-name="ce2" table:number-columns-repeated="2"/>
        </table:table-row>
        <table:table-row table:style-name="ro2">
          <table:table-cell office:value-type="float" office:value="6.25046273808117E+018">
            <text:p>6250462738081170000</text:p>
          </table:table-cell>
          <table:table-cell office:value-type="string">
            <text:p>Barcroft Media</text:p>
          </table:table-cell>
          <table:table-cell office:value-type="string">
            <text:p>Pimped Up E-Bike Drives Like A Car: RIDICULOUS RIDES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</table:table-row>
        <table:table-row table:style-name="ro5">
          <table:table-cell office:value-type="float" office:value="6.2504659355319E+018">
            <text:p>6250465935531900000</text:p>
          </table:table-cell>
          <table:table-cell office:value-type="string">
            <text:p>Barcroft Media</text:p>
          </table:table-cell>
          <table:table-cell office:value-type="string">
            <text:p>The Top 5 Best Porsche Sounds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6.25046845565514E+018">
            <text:p>6250468455655140000</text:p>
          </table:table-cell>
          <table:table-cell office:value-type="string">
            <text:p>Barcroft Media</text:p>
          </table:table-cell>
          <table:table-cell office:value-type="string">
            <text:p>$1M 'Sin City Hustler’ Is World’s Longest Monster Truck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5049364747261E+018">
            <text:p>6250493647472610000</text:p>
          </table:table-cell>
          <table:table-cell office:value-type="string">
            <text:p>Barcroft Media</text:p>
          </table:table-cell>
          <table:table-cell office:value-type="string">
            <text:p>Rolls Royce Gets Incredible Rat Rod Makeover: RIDICULOUS RIDES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</table:table-row>
        <table:table-row table:style-name="ro7">
          <table:table-cell office:value-type="float" office:value="6.25049743717293E+018">
            <text:p>6250497437172930000</text:p>
          </table:table-cell>
          <table:table-cell office:value-type="string">
            <text:p>Barcroft Media</text:p>
          </table:table-cell>
          <table:table-cell office:value-type="string">
            <text:p>Insane $500,000 Holographic Lamborghini Aventador: RIDICULOUS RIDES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77">
            <text:p>77</text:p>
          </table:table-cell>
        </table:table-row>
        <table:table-row table:style-name="ro9">
          <table:table-cell office:value-type="float" office:value="6.2505012049545E+018">
            <text:p>6250501204954500000</text:p>
          </table:table-cell>
          <table:table-cell office:value-type="string">
            <text:p>Barcroft Media</text:p>
          </table:table-cell>
          <table:table-cell office:value-type="string">
            <text:p>Top 5 Rare Porsche Cars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</table:table-row>
        <table:table-row table:style-name="ro4">
          <table:table-cell office:value-type="float" office:value="6.25050373259381E+018">
            <text:p>6250503732593810000</text:p>
          </table:table-cell>
          <table:table-cell office:value-type="string">
            <text:p>Barcroft Media</text:p>
          </table:table-cell>
          <table:table-cell office:value-type="string">
            <text:p>Tokyo’s $10 Million Lamborghini Car Run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</table:table-row>
        <table:table-row table:style-name="ro5">
          <table:table-cell office:value-type="float" office:value="6.25051757071272E+018">
            <text:p>6250517570712720000</text:p>
          </table:table-cell>
          <table:table-cell office:value-type="string">
            <text:p>LifeMinute TV</text:p>
          </table:table-cell>
          <table:table-cell office:value-type="string">
            <text:p>NYFW Fall 2017: Pamella Roland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25052261879171E+018">
            <text:p>6250522618791710000</text:p>
          </table:table-cell>
          <table:table-cell office:value-type="string">
            <text:p>LifeMinute TV</text:p>
          </table:table-cell>
          <table:table-cell office:value-type="string">
            <text:p>Sports Illustrated Swimsuit 2017 Launch Event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8">
          <table:table-cell office:value-type="float" office:value="6.2505478317339E+018">
            <text:p>6250547831733900000</text:p>
          </table:table-cell>
          <table:table-cell office:value-type="string">
            <text:p>Barcroft Media</text:p>
          </table:table-cell>
          <table:table-cell office:value-type="string">
            <text:p>Pimped-up Vans: Japanese Auto Enthusiasts Customise Rides With Crystals And Cool LE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5055285099223E+018">
            <text:p>6250552850992230000</text:p>
          </table:table-cell>
          <table:table-cell office:value-type="string">
            <text:p>Barcroft Media</text:p>
          </table:table-cell>
          <table:table-cell office:value-type="string">
            <text:p>Qatar’s Multi-Million Dollar Supercar Meet: RIDICULOUS RIDES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6.25056544271844E+018">
            <text:p>6250565442718440000</text:p>
          </table:table-cell>
          <table:table-cell office:value-type="string">
            <text:p>Newsy</text:p>
          </table:table-cell>
          <table:table-cell office:value-type="string">
            <text:p>Newest 'Sesame Street' Addition Might Look Familiar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.25061987524034E+018">
            <text:p>6250619875240340000</text:p>
          </table:table-cell>
          <table:table-cell office:value-type="string">
            <text:p>Barcroft Media</text:p>
          </table:table-cell>
          <table:table-cell office:value-type="string">
            <text:p>Top 5 Porsche Technologies That Made It From The Racetrack To The Street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6.25071528537322E+018">
            <text:p>6250715285373220000</text:p>
          </table:table-cell>
          <table:table-cell office:value-type="string">
            <text:p>Barcroft Media</text:p>
          </table:table-cell>
          <table:table-cell office:value-type="string">
            <text:p>Female Parkour Artist Shows Off Incredible Acrobatic Skill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507291458505E+018">
            <text:p>6250729145850500000</text:p>
          </table:table-cell>
          <table:table-cell office:value-type="string">
            <text:p>Barcroft Media</text:p>
          </table:table-cell>
          <table:table-cell office:value-type="string">
            <text:p>Parkour Fanatics Recreate Favourite Gam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5073419246034E+018">
            <text:p>6250734192460340000</text:p>
          </table:table-cell>
          <table:table-cell office:value-type="string">
            <text:p>Barcroft Media</text:p>
          </table:table-cell>
          <table:table-cell office:value-type="string">
            <text:p>Slackline Strippers' Unique Trick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7">
          <table:table-cell office:value-type="float" office:value="6.25074427237181E+018">
            <text:p>6250744272371810000</text:p>
          </table:table-cell>
          <table:table-cell office:value-type="string">
            <text:p>Barcroft Media</text:p>
          </table:table-cell>
          <table:table-cell office:value-type="string">
            <text:p>Dunk It Like It’s Hot: Extreme Acro-Basketball Team Perform Gravity-Defying Stun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5074552970349E+018">
            <text:p>6250745529703490000</text:p>
          </table:table-cell>
          <table:table-cell office:value-type="string">
            <text:p>Barcroft Media</text:p>
          </table:table-cell>
          <table:table-cell office:value-type="string">
            <text:p>Freeclimber Scales 590ft Chimney Without Safety Equipment</text:p>
          </table:table-cell>
          <table:table-cell table:number-columns-repeated="3" office:value-type="float" office:value="4">
            <text:p>4</text:p>
          </table:table-cell>
        </table:table-row>
        <table:table-row table:style-name="ro2">
          <table:table-cell office:value-type="float" office:value="6.25076439229838E+018">
            <text:p>6250764392298380000</text:p>
          </table:table-cell>
          <table:table-cell office:value-type="string">
            <text:p>LifeMinute TV</text:p>
          </table:table-cell>
          <table:table-cell office:value-type="string">
            <text:p>A Moment with Supermodel Mom Niki Tayl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5077700858143E+018">
            <text:p>6250777008581430000</text:p>
          </table:table-cell>
          <table:table-cell office:value-type="string">
            <text:p>Barcroft Media</text:p>
          </table:table-cell>
          <table:table-cell office:value-type="string">
            <text:p>Herman The Scaredy Cat’s First Christmas: CUTE AS FLUFF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5077707280258E+018">
            <text:p>6250777072802580000</text:p>
          </table:table-cell>
          <table:table-cell office:value-type="string">
            <text:p>Barcroft Media</text:p>
          </table:table-cell>
          <table:table-cell office:value-type="string">
            <text:p>Daring Wingsuiter Flies Over Chile’s Most Active Volcano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4">
          <table:table-cell office:value-type="float" office:value="6.25085383716564E+018">
            <text:p>6250853837165640000</text:p>
          </table:table-cell>
          <table:table-cell office:value-type="string">
            <text:p>Barcroft Media</text:p>
          </table:table-cell>
          <table:table-cell office:value-type="string">
            <text:p>SNAPPED! The Brown Bear Capital Of The World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3">
          <table:table-cell office:value-type="float" office:value="6.25086014931959E+018">
            <text:p>6250860149319590000</text:p>
          </table:table-cell>
          <table:table-cell office:value-type="string">
            <text:p>Barcroft Media</text:p>
          </table:table-cell>
          <table:table-cell office:value-type="string">
            <text:p>Hulk &amp; The Chihuahua With The Pit Bull Attitude: DOG DYNASTY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6.25092190076691E+018">
            <text:p>6250921900766910000</text:p>
          </table:table-cell>
          <table:table-cell office:value-type="string">
            <text:p>Barcroft Media</text:p>
          </table:table-cell>
          <table:table-cell office:value-type="string">
            <text:p>Instagram Pets: Cute Pups Rack Up 28,000 Online Follower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3">
          <table:table-cell office:value-type="float" office:value="6.25095085869442E+018">
            <text:p>6250950858694420000</text:p>
          </table:table-cell>
          <table:table-cell office:value-type="string">
            <text:p>Barcroft Media</text:p>
          </table:table-cell>
          <table:table-cell office:value-type="string">
            <text:p>Cute Instagram Pigs Are Hogging The Limelight: BEAST BUDDIES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4">
          <table:table-cell office:value-type="float" office:value="6.25095841058997E+018">
            <text:p>6250958410589970000</text:p>
          </table:table-cell>
          <table:table-cell office:value-type="string">
            <text:p>Barcroft Media</text:p>
          </table:table-cell>
          <table:table-cell office:value-type="string">
            <text:p>Tiger Attacks Man: Real Tiger Attack Stunt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5096093732201E+018">
            <text:p>6250960937322010000</text:p>
          </table:table-cell>
          <table:table-cell office:value-type="string">
            <text:p>Barcroft Media</text:p>
          </table:table-cell>
          <table:table-cell office:value-type="string">
            <text:p>SNAPPED! Giant Python Attacks Goat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5097103165783E+018">
            <text:p>6250971031657830000</text:p>
          </table:table-cell>
          <table:table-cell office:value-type="string">
            <text:p>Barcroft Media</text:p>
          </table:table-cell>
          <table:table-cell office:value-type="string">
            <text:p>Wheely Cute: Two-Legged Chihuahua’s First Hik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5097859524308E+018">
            <text:p>6250978595243080000</text:p>
          </table:table-cell>
          <table:table-cell office:value-type="string">
            <text:p>Barcroft Media</text:p>
          </table:table-cell>
          <table:table-cell office:value-type="string">
            <text:p>Cute Hedgehog Finds Puppy Love With Dachshunds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9">
          <table:table-cell office:value-type="float" office:value="6.25106179715435E+018">
            <text:p>6251061797154350000</text:p>
          </table:table-cell>
          <table:table-cell office:value-type="string">
            <text:p>Barcroft Media</text:p>
          </table:table-cell>
          <table:table-cell office:value-type="string">
            <text:p>The $75,000 Micro Pit Bul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5">
          <table:table-cell office:value-type="float" office:value="6.25107188698541E+018">
            <text:p>6251071886985410000</text:p>
          </table:table-cell>
          <table:table-cell office:value-type="string">
            <text:p>Barcroft Media</text:p>
          </table:table-cell>
          <table:table-cell office:value-type="string">
            <text:p>Caught On Camera: Bear Attacks Santa</text:p>
          </table:table-cell>
          <table:table-cell office:value-type="float" office:value="3">
            <text:p>3</text:p>
          </table:table-cell>
          <table:table-cell table:style-name="ce2"/>
          <table:table-cell office:value-type="float" office:value="3">
            <text:p>3</text:p>
          </table:table-cell>
        </table:table-row>
        <table:table-row table:style-name="ro9">
          <table:table-cell office:value-type="float" office:value="6.25108319400064E+018">
            <text:p>6251083194000640000</text:p>
          </table:table-cell>
          <table:table-cell office:value-type="string">
            <text:p>Barcroft Media</text:p>
          </table:table-cell>
          <table:table-cell office:value-type="string">
            <text:p>The Monkey Family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7">
          <table:table-cell office:value-type="float" office:value="6.25251400480286E+018">
            <text:p>6252514004802860000</text:p>
          </table:table-cell>
          <table:table-cell office:value-type="string">
            <text:p>Icon</text:p>
          </table:table-cell>
          <table:table-cell office:value-type="string">
            <text:p>TESTING VIRAL GIRL PRODUCTS #1: Female Urination Device! Natalies Outle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/>
        </table:table-row>
        <table:table-row table:style-name="ro6">
          <table:table-cell office:value-type="float" office:value="6.25251419954708E+018">
            <text:p>6252514199547080000</text:p>
          </table:table-cell>
          <table:table-cell office:value-type="string">
            <text:p>GT Channel</text:p>
          </table:table-cell>
          <table:table-cell office:value-type="string">
            <text:p>Fredric Aasbo's New Drift Car Revealed + Ford Coyote V8 Swap FR-S - Papadakis Racing Shop Tou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25252730837867E+018">
            <text:p>6252527308378670000</text:p>
          </table:table-cell>
          <table:table-cell office:value-type="string">
            <text:p>Neptune Studios</text:p>
          </table:table-cell>
          <table:table-cell office:value-type="string">
            <text:p>What Makes A Dinosaur?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5277352955756E+018">
            <text:p>6252773529557560000</text:p>
          </table:table-cell>
          <table:table-cell office:value-type="string">
            <text:p>Barcroft Media</text:p>
          </table:table-cell>
          <table:table-cell office:value-type="string">
            <text:p>Adorable Lemur Twins Are Vienna Zoo’s Newest Arrivals: ZooBorn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5304947360032E+018">
            <text:p>6253049473600320000</text:p>
          </table:table-cell>
          <table:table-cell office:value-type="string">
            <text:p>Barcroft Media</text:p>
          </table:table-cell>
          <table:table-cell office:value-type="string">
            <text:p>Cartoon Junkie Builds Mach 5 From Speed Racer: RIDICULOUS RID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5307718519078E+018">
            <text:p>6253077185190780000</text:p>
          </table:table-cell>
          <table:table-cell office:value-type="string">
            <text:p>Barcroft Media</text:p>
          </table:table-cell>
          <table:table-cell office:value-type="string">
            <text:p>The Top 5 Wildest Porsche Rear Wings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</table:table-row>
        <table:table-row table:style-name="ro4">
          <table:table-cell office:value-type="float" office:value="6.25321181981897E+018">
            <text:p>6253211819818970000</text:p>
          </table:table-cell>
          <table:table-cell office:value-type="string">
            <text:p>Neptune Studios</text:p>
          </table:table-cell>
          <table:table-cell office:value-type="string">
            <text:p>Should You Walk or Run When It's Cold?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3">
          <table:table-cell office:value-type="float" office:value="6.25364440613886E+018">
            <text:p>6253644406138860000</text:p>
          </table:table-cell>
          <table:table-cell office:value-type="string">
            <text:p>Bball Breakdown</text:p>
          </table:table-cell>
          <table:table-cell office:value-type="string">
            <text:p>Harlem Globetrotters: Fancy Passes You Can Use In An Actual Game</text:p>
          </table:table-cell>
          <table:table-cell table:number-columns-repeated="3" office:value-type="float" office:value="6">
            <text:p>6</text:p>
          </table:table-cell>
        </table:table-row>
        <table:table-row table:style-name="ro9">
          <table:table-cell office:value-type="float" office:value="6.25365255946856E+018">
            <text:p>6253652559468560000</text:p>
          </table:table-cell>
          <table:table-cell office:value-type="string">
            <text:p>Kelley Ferro</text:p>
          </table:table-cell>
          <table:table-cell office:value-type="string">
            <text:p>Art &amp; Culture in Malta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25365942876254E+018">
            <text:p>6253659428762540000</text:p>
          </table:table-cell>
          <table:table-cell office:value-type="string">
            <text:p>Mayo Clinic</text:p>
          </table:table-cell>
          <table:table-cell office:value-type="string">
            <text:p>Hysteroscopy - Mayo Clinic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.25365943662851E+018">
            <text:p>6253659436628510000</text:p>
          </table:table-cell>
          <table:table-cell office:value-type="string">
            <text:p>Mayo Clinic</text:p>
          </table:table-cell>
          <table:table-cell office:value-type="string">
            <text:p>Treatment for Uterine Fibroids - Women's Healt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3">
          <table:table-cell office:value-type="float" office:value="6.25484859472397E+018">
            <text:p>6254848594723970000</text:p>
          </table:table-cell>
          <table:table-cell office:value-type="string">
            <text:p>Newsy</text:p>
          </table:table-cell>
          <table:table-cell office:value-type="string">
            <text:p>The Undertaker Laid To Rest At WrestleMania 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550716737895E+018">
            <text:p>6255071673789500000</text:p>
          </table:table-cell>
          <table:table-cell office:value-type="string">
            <text:p>Newsy</text:p>
          </table:table-cell>
          <table:table-cell office:value-type="string">
            <text:p>A Huge Pink Diamond Is The Most Expensive Jewel Ever Sold At Aucti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3">
          <table:table-cell office:value-type="float" office:value="6.25513600534682E+018">
            <text:p>6255136005346820000</text:p>
          </table:table-cell>
          <table:table-cell office:value-type="string">
            <text:p>Newsy</text:p>
          </table:table-cell>
          <table:table-cell office:value-type="string">
            <text:p>It Looks Like Many NHL Players Won't Compete In The Winter Olympic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5533161783383E+018">
            <text:p>6255331617833830000</text:p>
          </table:table-cell>
          <table:table-cell office:value-type="string">
            <text:p>Newsy</text:p>
          </table:table-cell>
          <table:table-cell office:value-type="string">
            <text:p>A Woman's Job: The Blacksmith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556685518264E+018">
            <text:p>6255668551826400000</text:p>
          </table:table-cell>
          <table:table-cell office:value-type="string">
            <text:p>Barcroft Media</text:p>
          </table:table-cell>
          <table:table-cell office:value-type="string">
            <text:p>Proud Mum Shows Off Baby Orangutan: ZooBorn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5757048283143E+018">
            <text:p>6257570482831430000</text:p>
          </table:table-cell>
          <table:table-cell office:value-type="string">
            <text:p>Newsy</text:p>
          </table:table-cell>
          <table:table-cell office:value-type="string">
            <text:p>Meet What Could've Been The First Animals To Ever Evolv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8">
          <table:table-cell office:value-type="float" office:value="6.26016083474747E+018">
            <text:p>6260160834747470000</text:p>
          </table:table-cell>
          <table:table-cell office:value-type="string">
            <text:p>Newsy</text:p>
          </table:table-cell>
          <table:table-cell office:value-type="string">
            <text:p>A Native American Tribe Promotes Wellness Through Powwow Dance Video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.26059901960866E+018">
            <text:p>6260599019608660000</text:p>
          </table:table-cell>
          <table:table-cell office:value-type="string">
            <text:p>Newsy</text:p>
          </table:table-cell>
          <table:table-cell office:value-type="string">
            <text:p>Uganda Isn't Worried About Its Most Notorious Warlord Anymore</text:p>
          </table:table-cell>
          <table:table-cell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26074976011424E+018">
            <text:p>6260749760114240000</text:p>
          </table:table-cell>
          <table:table-cell office:value-type="string">
            <text:p>Barcroft Media</text:p>
          </table:table-cell>
          <table:table-cell office:value-type="string">
            <text:p>Giraffe Calf Falls 6 Feet During Birth: ZooBorn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float" office:value="6.26095544177212E+018">
            <text:p>6260955441772120000</text:p>
          </table:table-cell>
          <table:table-cell office:value-type="string">
            <text:p>LifeMinute TV</text:p>
          </table:table-cell>
          <table:table-cell office:value-type="string">
            <text:p>Are Your Pets Safe From Parasites? Here’s What You Need To Know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float" office:value="6.2626747392725E+018">
            <text:p>6262674739272500000</text:p>
          </table:table-cell>
          <table:table-cell office:value-type="string">
            <text:p>Newsy</text:p>
          </table:table-cell>
          <table:table-cell office:value-type="string">
            <text:p>NASCAR's Biggest Star Just Said He's Retiring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5">
          <table:table-cell office:value-type="float" office:value="6.26378983730128E+018">
            <text:p>6263789837301280000</text:p>
          </table:table-cell>
          <table:table-cell office:value-type="string">
            <text:p>Neptune Studios</text:p>
          </table:table-cell>
          <table:table-cell office:value-type="string">
            <text:p>Can We Survive Curiosity?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3">
          <table:table-cell office:value-type="float" office:value="6.2637898407853E+018">
            <text:p>6263789840785300000</text:p>
          </table:table-cell>
          <table:table-cell office:value-type="string">
            <text:p>Neptune Studios</text:p>
          </table:table-cell>
          <table:table-cell office:value-type="string">
            <text:p>How Cats Became our Feline Overlords (ft. It's Okay To Be Smart)</text:p>
          </table:table-cell>
          <table:table-cell table:number-columns-repeated="2" office:value-type="float" office:value="9">
            <text:p>9</text:p>
          </table:table-cell>
          <table:table-cell table:style-name="ce2"/>
        </table:table-row>
        <table:table-row table:style-name="ro3">
          <table:table-cell office:value-type="float" office:value="6.26378985608042E+018">
            <text:p>6263789856080420000</text:p>
          </table:table-cell>
          <table:table-cell office:value-type="string">
            <text:p>GT Channel</text:p>
          </table:table-cell>
          <table:table-cell office:value-type="string">
            <text:p>OnBoard 360 VR - ESM Tequila Patron Nissan Onroak DPi Long Beach GP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6378988460747E+018">
            <text:p>6263789884607470000</text:p>
          </table:table-cell>
          <table:table-cell office:value-type="string">
            <text:p>GT Channel</text:p>
          </table:table-cell>
          <table:table-cell office:value-type="string">
            <text:p>2JZ BRZ Drift Build - Start Up, Anti Lag, Dyno, &amp; Burnout! - EP0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style-name="ce2"/>
        </table:table-row>
        <table:table-row table:style-name="ro3">
          <table:table-cell office:value-type="float" office:value="6.26379186582354E+018">
            <text:p>6263791865823540000</text:p>
          </table:table-cell>
          <table:table-cell office:value-type="string">
            <text:p>GT Channel</text:p>
          </table:table-cell>
          <table:table-cell office:value-type="string">
            <text:p>Tesla Motor Is In &amp; Makes Big Power! - Lotus Evora Electric Car Project EP0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6379265527061E+018">
            <text:p>6263792655270610000</text:p>
          </table:table-cell>
          <table:table-cell office:value-type="string">
            <text:p>GT Channel</text:p>
          </table:table-cell>
          <table:table-cell office:value-type="string">
            <text:p>1000HP Toyota Corolla iM Drift Car 360 VR Walk Around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6379637812433E+018">
            <text:p>6263796378124330000</text:p>
          </table:table-cell>
          <table:table-cell office:value-type="string">
            <text:p>FailArmy</text:p>
          </table:table-cell>
          <table:table-cell office:value-type="string">
            <text:p>Throwback Thursday: Watch Out For That!! (April 2017)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style-name="ce2"/>
        </table:table-row>
        <table:table-row table:style-name="ro4">
          <table:table-cell office:value-type="float" office:value="6.26379772512783E+018">
            <text:p>6263797725127830000</text:p>
          </table:table-cell>
          <table:table-cell office:value-type="string">
            <text:p>Neptune Studios</text:p>
          </table:table-cell>
          <table:table-cell office:value-type="string">
            <text:p>Why Some Molecules Have Evil Twin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7">
          <table:table-cell office:value-type="float" office:value="6.26380630070002E+018">
            <text:p>6263806300700020000</text:p>
          </table:table-cell>
          <table:table-cell office:value-type="string">
            <text:p>Catch Carri</text:p>
          </table:table-cell>
          <table:table-cell office:value-type="string">
            <text:p>From Ghosts to Golf, Canada's First Resort Enchants in St Andrew's By The Se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638123761042E+018">
            <text:p>6263812376104200000</text:p>
          </table:table-cell>
          <table:table-cell office:value-type="string">
            <text:p>People Are Awesome</text:p>
          </table:table-cell>
          <table:table-cell office:value-type="string">
            <text:p>PEOPLE ARE AWESOME 2017 | BEST OF THE WEEK (Ep.21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6381931110953E+018">
            <text:p>6263819311109530000</text:p>
          </table:table-cell>
          <table:table-cell office:value-type="string">
            <text:p>Barcroft Media</text:p>
          </table:table-cell>
          <table:table-cell office:value-type="string">
            <text:p>Snake Whisperer Is Best Friends With Cobras: BEAST BUDDIE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6383439768369E+018">
            <text:p>6263834397683690000</text:p>
          </table:table-cell>
          <table:table-cell office:value-type="string">
            <text:p>Mikes Road Trip</text:p>
          </table:table-cell>
          <table:table-cell office:value-type="string">
            <text:p>FeiyuTech SPG Plus Unboxing and Review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float" office:value="6.26383471570273E+018">
            <text:p>6263834715702730000</text:p>
          </table:table-cell>
          <table:table-cell office:value-type="string">
            <text:p>Anonymous Official</text:p>
          </table:table-cell>
          <table:table-cell office:value-type="string">
            <text:p>Anonymous - You Won't Believe What They Did Now... (I-85 Bridge TRUTH Seeker Neutralized)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7">
          <table:table-cell office:value-type="float" office:value="6.26383473644727E+018">
            <text:p>6263834736447270000</text:p>
          </table:table-cell>
          <table:table-cell office:value-type="string">
            <text:p>Anonymous Official</text:p>
          </table:table-cell>
          <table:table-cell office:value-type="string">
            <text:p>Anonymous - It's Time You Know This and Wake Up... (NWO Elites EXPOSED 2017)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6383824127649E+018">
            <text:p>6263838241276490000</text:p>
          </table:table-cell>
          <table:table-cell office:value-type="string">
            <text:p>Thomas Lucas Productions</text:p>
          </table:table-cell>
          <table:table-cell office:value-type="string">
            <text:p>The Second Law: Ballad of Earth and Sun 4k/UHD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</table:table-row>
        <table:table-row table:style-name="ro8">
          <table:table-cell office:value-type="float" office:value="6.26383988635945E+018">
            <text:p>6263839886359450000</text:p>
          </table:table-cell>
          <table:table-cell office:value-type="string">
            <text:p>Icon</text:p>
          </table:table-cell>
          <table:table-cell office:value-type="string">
            <text:p>Gummy Food VS. Real Food! EATING COW TONGUE &amp; A HEART! Natalies Outle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6384031303357E+018">
            <text:p>6263840313033570000</text:p>
          </table:table-cell>
          <table:table-cell office:value-type="string">
            <text:p>Icon</text:p>
          </table:table-cell>
          <table:table-cell office:value-type="string">
            <text:p>10 SAVAGE BACK TO SCHOOL PRANKS! Natalies Outle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6384265314159E+018">
            <text:p>6263842653141590000</text:p>
          </table:table-cell>
          <table:table-cell office:value-type="string">
            <text:p>The Pet Collective</text:p>
          </table:table-cell>
          <table:table-cell office:value-type="string">
            <text:p>Dangerous Puppies | Cute Dog Video Compilation 20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style-name="ce2"/>
        </table:table-row>
        <table:table-row table:style-name="ro4">
          <table:table-cell office:value-type="float" office:value="6.26384519134719E+018">
            <text:p>6263845191347190000</text:p>
          </table:table-cell>
          <table:table-cell office:value-type="string">
            <text:p>The Pet Collective</text:p>
          </table:table-cell>
          <table:table-cell office:value-type="string">
            <text:p>17 Cute Kitten Videos Compilation 2017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6.26385906499343E+018">
            <text:p>6263859064993430000</text:p>
          </table:table-cell>
          <table:table-cell office:value-type="string">
            <text:p>FailArmy</text:p>
          </table:table-cell>
          <table:table-cell office:value-type="string">
            <text:p>No Flex Zone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6386788371043E+018">
            <text:p>6263867883710430000</text:p>
          </table:table-cell>
          <table:table-cell office:value-type="string">
            <text:p>The Pet Collective</text:p>
          </table:table-cell>
          <table:table-cell office:value-type="string">
            <text:p>25 Cute Puppy Videos Compilation 2017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6394734245389E+018">
            <text:p>6263947342453890000</text:p>
          </table:table-cell>
          <table:table-cell office:value-type="string">
            <text:p>The Pet Collective</text:p>
          </table:table-cell>
          <table:table-cell office:value-type="string">
            <text:p>31 Funny Kittens | Cat Video Compilation 2017</text:p>
          </table:table-cell>
          <table:table-cell table:style-name="ce2"/>
          <table:table-cell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6395996027386E+018">
            <text:p>6263959960273860000</text:p>
          </table:table-cell>
          <table:table-cell office:value-type="string">
            <text:p>The Pet Collective</text:p>
          </table:table-cell>
          <table:table-cell office:value-type="string">
            <text:p>Cats Do Coachella | Funny Cat Video Compilation 20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6396630601574E+018">
            <text:p>6263966306015740000</text:p>
          </table:table-cell>
          <table:table-cell office:value-type="string">
            <text:p>FailArmy</text:p>
          </table:table-cell>
          <table:table-cell office:value-type="string">
            <text:p>Fails of the Month: Get Ready To Laugh (April 2017)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6398388715708E+018">
            <text:p>6263983887157080000</text:p>
          </table:table-cell>
          <table:table-cell office:value-type="string">
            <text:p>GT Channel</text:p>
          </table:table-cell>
          <table:table-cell office:value-type="string">
            <text:p>The Honda Civic Si is Back &amp; Faster than Ever!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6414500049626E+018">
            <text:p>6264145000496260000</text:p>
          </table:table-cell>
          <table:table-cell office:value-type="string">
            <text:p>Mayo Clinic</text:p>
          </table:table-cell>
          <table:table-cell office:value-type="string">
            <text:p>Researchers Strive to Help Paralyzed Man Make Strides - Mayo Clinic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641454521947E+018">
            <text:p>6264145452194700000</text:p>
          </table:table-cell>
          <table:table-cell office:value-type="string">
            <text:p>GT Channel</text:p>
          </table:table-cell>
          <table:table-cell office:value-type="string">
            <text:p>BMW E36 | EXPERT WHEE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6414551675347E+018">
            <text:p>6264145516753470000</text:p>
          </table:table-cell>
          <table:table-cell office:value-type="string">
            <text:p>GT Channel</text:p>
          </table:table-cell>
          <table:table-cell office:value-type="string">
            <text:p>Corvette vs Yamaha R6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9">
          <table:table-cell office:value-type="float" office:value="6.26414592337911E+018">
            <text:p>6264145923379110000</text:p>
          </table:table-cell>
          <table:table-cell office:value-type="string">
            <text:p>GT Channel</text:p>
          </table:table-cell>
          <table:table-cell office:value-type="string">
            <text:p>Corvette vs Porsche G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6414942572794E+018">
            <text:p>6264149425727940000</text:p>
          </table:table-cell>
          <table:table-cell office:value-type="string">
            <text:p>Mayo Clinic</text:p>
          </table:table-cell>
          <table:table-cell office:value-type="string">
            <text:p>Mayo Clinic Minute: It's only temporary - smartphone blindness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float" office:value="6.26487152937547E+018">
            <text:p>6264871529375470000</text:p>
          </table:table-cell>
          <table:table-cell office:value-type="string">
            <text:p>Mikes Road Trip</text:p>
          </table:table-cell>
          <table:table-cell office:value-type="string">
            <text:p>A glance at Horseshoe Bend in Page, Arizona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.26487155185532E+018">
            <text:p>6264871551855320000</text:p>
          </table:table-cell>
          <table:table-cell office:value-type="string">
            <text:p>Mayo Clinic</text:p>
          </table:table-cell>
          <table:table-cell office:value-type="string">
            <text:p>New tumor-shrinking nanoparticle to fight cancer, prevent recurrenc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9">
          <table:table-cell office:value-type="float" office:value="6.26487221300015E+018">
            <text:p>6264872213000150000</text:p>
          </table:table-cell>
          <table:table-cell office:value-type="string">
            <text:p>Davids Been Here</text:p>
          </table:table-cell>
          <table:table-cell office:value-type="string">
            <text:p>Zulu Langu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9">
          <table:table-cell office:value-type="float" office:value="6.26497191611607E+018">
            <text:p>6264971916116070000</text:p>
          </table:table-cell>
          <table:table-cell office:value-type="string">
            <text:p>The Pet Collective</text:p>
          </table:table-cell>
          <table:table-cell office:value-type="string">
            <text:p>Basic Chickens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26501572665092E+018">
            <text:p>6265015726650920000</text:p>
          </table:table-cell>
          <table:table-cell office:value-type="string">
            <text:p>Mikes Road Trip</text:p>
          </table:table-cell>
          <table:table-cell office:value-type="string">
            <text:p>Dead Sea Road Trip in Israel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.2656383649444E+018">
            <text:p>6265638364944400000</text:p>
          </table:table-cell>
          <table:table-cell office:value-type="string">
            <text:p>Newsy</text:p>
          </table:table-cell>
          <table:table-cell office:value-type="string">
            <text:p>Mount Everest Might Be Even More Dangerous This Year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6634586496014E+018">
            <text:p>6266345864960140000</text:p>
          </table:table-cell>
          <table:table-cell office:value-type="string">
            <text:p>GT Channel</text:p>
          </table:table-cell>
          <table:table-cell office:value-type="string">
            <text:p>The 2018 Honda Odyssey 'What You Will Not See'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6634588586463E+018">
            <text:p>6266345885864630000</text:p>
          </table:table-cell>
          <table:table-cell office:value-type="string">
            <text:p>GT Channel</text:p>
          </table:table-cell>
          <table:table-cell office:value-type="string">
            <text:p>The 2017 Honda Civic Si Info, Price &amp; Release Date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6636127546025E+018">
            <text:p>6266361275460250000</text:p>
          </table:table-cell>
          <table:table-cell office:value-type="string">
            <text:p>GT Channel</text:p>
          </table:table-cell>
          <table:table-cell office:value-type="string">
            <text:p>2017 Honda Civic Type R 1st Look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6636135572808E+018">
            <text:p>6266361355728080000</text:p>
          </table:table-cell>
          <table:table-cell office:value-type="string">
            <text:p>GT Channel</text:p>
          </table:table-cell>
          <table:table-cell office:value-type="string">
            <text:p>2017 Honda CRV is All New &amp; here are the Juicy Detai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6649285961168E+018">
            <text:p>6266492859611680000</text:p>
          </table:table-cell>
          <table:table-cell office:value-type="string">
            <text:p>Barcroft Media</text:p>
          </table:table-cell>
          <table:table-cell office:value-type="string">
            <text:p>Two-Toed Sloth Born at Memphis Zoo: ZooBorns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6651803604064E+018">
            <text:p>6266518036040640000</text:p>
          </table:table-cell>
          <table:table-cell office:value-type="string">
            <text:p>People Are Awesome</text:p>
          </table:table-cell>
          <table:table-cell office:value-type="string">
            <text:p>Awesome Skating Skil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6656092240982E+018">
            <text:p>6266560922409820000</text:p>
          </table:table-cell>
          <table:table-cell office:value-type="string">
            <text:p>The Pet Collective</text:p>
          </table:table-cell>
          <table:table-cell office:value-type="string">
            <text:p>Cinco De Mayo Fiesta Party Pet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9">
          <table:table-cell office:value-type="float" office:value="6.26786889920858E+018">
            <text:p>6267868899208580000</text:p>
          </table:table-cell>
          <table:table-cell office:value-type="string">
            <text:p>JukinVideo</text:p>
          </table:table-cell>
          <table:table-cell office:value-type="string">
            <text:p>JukinVideo Staff Pick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26787828894323E+018">
            <text:p>6267878288943230000</text:p>
          </table:table-cell>
          <table:table-cell office:value-type="string">
            <text:p>People Are Awesome</text:p>
          </table:table-cell>
          <table:table-cell office:value-type="string">
            <text:p>60 Seconds of Awesome</text:p>
          </table:table-cell>
          <table:table-cell table:number-columns-repeated="3" office:value-type="float" office:value="4">
            <text:p>4</text:p>
          </table:table-cell>
        </table:table-row>
        <table:table-row table:style-name="ro9">
          <table:table-cell office:value-type="float" office:value="6.26790480508018E+018">
            <text:p>6267904805080180000</text:p>
          </table:table-cell>
          <table:table-cell office:value-type="string">
            <text:p>The Pet Collective</text:p>
          </table:table-cell>
          <table:table-cell office:value-type="string">
            <text:p>15 Funny Pets Compilation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7">
          <table:table-cell office:value-type="float" office:value="6.26819229538508E+018">
            <text:p>6268192295385080000</text:p>
          </table:table-cell>
          <table:table-cell office:value-type="string">
            <text:p>Icon</text:p>
          </table:table-cell>
          <table:table-cell office:value-type="string">
            <text:p>DIY Slime Life Hacks! 12 WEIRD Ways to Use Slime + Testing Recipes! Natalies Outlet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6822982569961E+018">
            <text:p>6268229825699610000</text:p>
          </table:table-cell>
          <table:table-cell office:value-type="string">
            <text:p>FailArmy</text:p>
          </table:table-cell>
          <table:table-cell office:value-type="string">
            <text:p>Segway &amp; Hoverboard Fail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6844661286825E+018">
            <text:p>6268446612868250000</text:p>
          </table:table-cell>
          <table:table-cell office:value-type="string">
            <text:p>Newsy</text:p>
          </table:table-cell>
          <table:table-cell office:value-type="string">
            <text:p>This Robotic Exoskeleton Helps You Stay On Your Feet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7">
          <table:table-cell office:value-type="float" office:value="6.26848835300043E+018">
            <text:p>6268488353000430000</text:p>
          </table:table-cell>
          <table:table-cell office:value-type="string">
            <text:p>Manulele</text:p>
          </table:table-cell>
          <table:table-cell office:value-type="string">
            <text:p>Far From Home - Billabong Gallery Artist Lucas Beaufort Visits Australi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float" office:value="6.26901513996637E+018">
            <text:p>6269015139966370000</text:p>
          </table:table-cell>
          <table:table-cell office:value-type="string">
            <text:p>FailArmy</text:p>
          </table:table-cell>
          <table:table-cell office:value-type="string">
            <text:p>Fails of the Week: Go Ahead and Send It!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9">
          <table:table-cell office:value-type="float" office:value="6.26902521841594E+018">
            <text:p>6269025218415940000</text:p>
          </table:table-cell>
          <table:table-cell office:value-type="string">
            <text:p>The Pet Collective</text:p>
          </table:table-cell>
          <table:table-cell office:value-type="string">
            <text:p>30 Incredible Huski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7">
          <table:table-cell office:value-type="float" office:value="6.26922679444265E+018">
            <text:p>6269226794442650000</text:p>
          </table:table-cell>
          <table:table-cell office:value-type="string">
            <text:p>Icon</text:p>
          </table:table-cell>
          <table:table-cell office:value-type="string">
            <text:p>14 DIY CLOTHING HACKS For Things You've Been Doing WRONG! Natalies Outle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26925554471169E+018">
            <text:p>6269255544711690000</text:p>
          </table:table-cell>
          <table:table-cell office:value-type="string">
            <text:p>Engineer Your Space</text:p>
          </table:table-cell>
          <table:table-cell office:value-type="string">
            <text:p>Small rental balcony makeover on a budge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8">
          <table:table-cell office:value-type="float" office:value="6.26962898525219E+018">
            <text:p>6269628985252190000</text:p>
          </table:table-cell>
          <table:table-cell office:value-type="string">
            <text:p>Icon</text:p>
          </table:table-cell>
          <table:table-cell office:value-type="string">
            <text:p>14 WEIRD CLOTHING LIFE HACKS For Things You've Been Doing WRONG! Natalies Outl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7032205265206E+018">
            <text:p>6270322052652060000</text:p>
          </table:table-cell>
          <table:table-cell office:value-type="string">
            <text:p>Mashable Lifestyle</text:p>
          </table:table-cell>
          <table:table-cell office:value-type="string">
            <text:p>Fear not, these omnidirectional tires will parallel park for yo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6.27032458925975E+018">
            <text:p>6270324589259750000</text:p>
          </table:table-cell>
          <table:table-cell office:value-type="string">
            <text:p>Mashable Business</text:p>
          </table:table-cell>
          <table:table-cell office:value-type="string">
            <text:p>The Lord of the Rings: The Return of the King' has too many partings in both book and movie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3">
          <table:table-cell office:value-type="float" office:value="6.27032829346161E+018">
            <text:p>6270328293461610000</text:p>
          </table:table-cell>
          <table:table-cell office:value-type="string">
            <text:p>Mashable Watercooler</text:p>
          </table:table-cell>
          <table:table-cell office:value-type="string">
            <text:p>This noise-canceling muzzle will make you look and sound like Bane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7033465706404E+018">
            <text:p>6270334657064040000</text:p>
          </table:table-cell>
          <table:table-cell office:value-type="string">
            <text:p>Mashable Watercooler</text:p>
          </table:table-cell>
          <table:table-cell office:value-type="string">
            <text:p>This device can tell if your food has glute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7034097564435E+018">
            <text:p>6270340975644350000</text:p>
          </table:table-cell>
          <table:table-cell office:value-type="string">
            <text:p>Mashable Watercooler</text:p>
          </table:table-cell>
          <table:table-cell office:value-type="string">
            <text:p>This robotic spider looks freakishly real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3">
          <table:table-cell office:value-type="float" office:value="6.27035859276745E+018">
            <text:p>6270358592767450000</text:p>
          </table:table-cell>
          <table:table-cell office:value-type="string">
            <text:p>Mashable Watercooler</text:p>
          </table:table-cell>
          <table:table-cell office:value-type="string">
            <text:p>This smart pillow can track your sleep and gently wake you up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office:value-type="float" office:value="6.27036111553383E+018">
            <text:p>6270361115533830000</text:p>
          </table:table-cell>
          <table:table-cell office:value-type="string">
            <text:p>Mashable Business</text:p>
          </table:table-cell>
          <table:table-cell office:value-type="string">
            <text:p>Mute the world around you with these ear plugs of the futur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 office:value-type="float" office:value="6.27036618432294E+018">
            <text:p>6270366184322940000</text:p>
          </table:table-cell>
          <table:table-cell office:value-type="string">
            <text:p>Mashable Business</text:p>
          </table:table-cell>
          <table:table-cell office:value-type="string">
            <text:p>This 3D-printed corset could help people with severe back condition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float" office:value="6.27038004614459E+018">
            <text:p>6270380046144590000</text:p>
          </table:table-cell>
          <table:table-cell office:value-type="string">
            <text:p>Mashable Lifestyle</text:p>
          </table:table-cell>
          <table:table-cell office:value-type="string">
            <text:p>Swap flats for stilettos in seconds with these interchangeable heels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office:value-type="float" office:value="6.27038761674075E+018">
            <text:p>6270387616740750000</text:p>
          </table:table-cell>
          <table:table-cell office:value-type="string">
            <text:p>Mashable Business</text:p>
          </table:table-cell>
          <table:table-cell office:value-type="string">
            <text:p>We tried to make cloud eggs and they were eggcellent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27040402385647E+018">
            <text:p>6270404023856470000</text:p>
          </table:table-cell>
          <table:table-cell office:value-type="string">
            <text:p>Mashable Lifestyle</text:p>
          </table:table-cell>
          <table:table-cell office:value-type="string">
            <text:p>South Korea's elections proved gamers' influence is legit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3">
          <table:table-cell office:value-type="float" office:value="6.27042427478175E+018">
            <text:p>6270424274781750000</text:p>
          </table:table-cell>
          <table:table-cell office:value-type="string">
            <text:p>Mashable Watercooler</text:p>
          </table:table-cell>
          <table:table-cell office:value-type="string">
            <text:p>Immortalize your loved one's voice with this soundwave tatto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.27062893915981E+018">
            <text:p>6270628939159810000</text:p>
          </table:table-cell>
          <table:table-cell office:value-type="string">
            <text:p>Mayo Clinic</text:p>
          </table:table-cell>
          <table:table-cell office:value-type="string">
            <text:p>Mayo Clinic Neuroscience and Oncology Innovation Summit 201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5">
          <table:table-cell office:value-type="float" office:value="6.27068989765633E+018">
            <text:p>6270689897656330000</text:p>
          </table:table-cell>
          <table:table-cell office:value-type="string">
            <text:p>Style Lab</text:p>
          </table:table-cell>
          <table:table-cell office:value-type="string">
            <text:p>How to Get Pat McGrath's Glitter Lip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10">
          <table:table-cell office:value-type="float" office:value="6.27074167904781E+018">
            <text:p>6270741679047810000</text:p>
          </table:table-cell>
          <table:table-cell office:value-type="string">
            <text:p>The Lowdown</text:p>
          </table:table-cell>
          <table:table-cell office:value-type="string">
            <text:p>Lynn Whitfield Talks 'Greenleaf', Working With Oprah Winfrey, &amp; Social Media's Affect On the Industry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3">
          <table:table-cell office:value-type="float" office:value="6.27075757802533E+018">
            <text:p>6270757578025330000</text:p>
          </table:table-cell>
          <table:table-cell office:value-type="string">
            <text:p>GT Channel</text:p>
          </table:table-cell>
          <table:table-cell office:value-type="string">
            <text:p>Check out these rare European modified Hondas I saw in the U.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7076850002699E+018">
            <text:p>6270768500026990000</text:p>
          </table:table-cell>
          <table:table-cell office:value-type="string">
            <text:p>JukinVideo</text:p>
          </table:table-cell>
          <table:table-cell office:value-type="string">
            <text:p>Top 10 Incredible Time Lapses || JukinVideo Top T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10">
          <table:table-cell office:value-type="float" office:value="6.27078206564026E+018">
            <text:p>6270782065640260000</text:p>
          </table:table-cell>
          <table:table-cell office:value-type="string">
            <text:p>Style Lab</text:p>
          </table:table-cell>
          <table:table-cell office:value-type="string">
            <text:p>How To Get Kim Kardashian Inspired Natural Makeup Look and Foundation | Tutorial By MakeupbyLilit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6">
          <table:table-cell office:value-type="float" office:value="6.27079847408743E+018">
            <text:p>6270798474087430000</text:p>
          </table:table-cell>
          <table:table-cell office:value-type="string">
            <text:p>Hollyscoop</text:p>
          </table:table-cell>
          <table:table-cell office:value-type="string">
            <text:p>Selena Gomez PREGNANCY Rumors, Kylie Jenner BOOB JOB? Rob K Says No Thanks" to Blac Chyna -DR"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7">
          <table:table-cell office:value-type="float" office:value="6.27094605565621E+018">
            <text:p>6270946055656210000</text:p>
          </table:table-cell>
          <table:table-cell office:value-type="string">
            <text:p>Style Lab</text:p>
          </table:table-cell>
          <table:table-cell office:value-type="string">
            <text:p>Burn 1,800 Calories With NO Exercise! - Sweat Detox Weight-Loss Trend | Style Lab</text:p>
          </table:table-cell>
          <table:table-cell table:style-name="ce2"/>
          <table:table-cell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7097844155521E+018">
            <text:p>6270978441555210000</text:p>
          </table:table-cell>
          <table:table-cell office:value-type="string">
            <text:p>Anonymous Official</text:p>
          </table:table-cell>
          <table:table-cell office:value-type="string">
            <text:p>Anonymous - Here's what you need to know... (WannaCry Ransomwar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8">
          <table:table-cell office:value-type="float" office:value="6.27101544404548E+018">
            <text:p>6271015444045480000</text:p>
          </table:table-cell>
          <table:table-cell office:value-type="string">
            <text:p>Obsev Food</text:p>
          </table:table-cell>
          <table:table-cell office:value-type="string">
            <text:p>3 EASY Egg Roll Ideas: Cheesesteak, Big Mac and Buffalo Chicken – Full Step-by-Step Video Recipes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3">
          <table:table-cell office:value-type="float" office:value="6.27109623093468E+018">
            <text:p>6271096230934680000</text:p>
          </table:table-cell>
          <table:table-cell office:value-type="string">
            <text:p>Hollyscoop</text:p>
          </table:table-cell>
          <table:table-cell office:value-type="string">
            <text:p>OMG! Did Kylie Jenner FINALLY ADMIT to Getting a Boob Job!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7110002736081E+018">
            <text:p>6271100027360810000</text:p>
          </table:table-cell>
          <table:table-cell office:value-type="string">
            <text:p>Hollyscoop</text:p>
          </table:table-cell>
          <table:table-cell office:value-type="string">
            <text:p>Kylie Jenner &amp; Jordyn Woods Get CALLED OUT by Fans Over Latest Snapchat Photoshop Fail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3">
          <table:table-cell office:value-type="float" office:value="6.27115306051477E+018">
            <text:p>6271153060514770000</text:p>
          </table:table-cell>
          <table:table-cell office:value-type="string">
            <text:p>The Fumble</text:p>
          </table:table-cell>
          <table:table-cell office:value-type="string">
            <text:p>Fine Ass Marlins Fan DISTRACTS Cardinals Pitcher with Her Boobs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6.27116695351006E+018">
            <text:p>6271166953510060000</text:p>
          </table:table-cell>
          <table:table-cell office:value-type="string">
            <text:p>Obsev Food</text:p>
          </table:table-cell>
          <table:table-cell office:value-type="string">
            <text:p>French Toast Pigs in a Blanket - Yes, It's a Th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7119603080253E+018">
            <text:p>6271196030802530000</text:p>
          </table:table-cell>
          <table:table-cell office:value-type="string">
            <text:p>Hollyscoop</text:p>
          </table:table-cell>
          <table:table-cell office:value-type="string">
            <text:p>Nicki Minaj REGRETS Dating Meek Mill, Especially After What He JUST Did</text:p>
          </table:table-cell>
          <table:table-cell table:number-columns-repeated="3" office:value-type="float" office:value="6">
            <text:p>6</text:p>
          </table:table-cell>
        </table:table-row>
        <table:table-row table:style-name="ro3">
          <table:table-cell office:value-type="float" office:value="6.27122634529476E+018">
            <text:p>6271226345294760000</text:p>
          </table:table-cell>
          <table:table-cell office:value-type="string">
            <text:p>Hollyscoop</text:p>
          </table:table-cell>
          <table:table-cell office:value-type="string">
            <text:p>Bella Hadid FLASHES Her Panties on the Cannes Film Festival Red Carpet!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7133356465474E+018">
            <text:p>6271333564654740000</text:p>
          </table:table-cell>
          <table:table-cell office:value-type="string">
            <text:p>Hollyscoop</text:p>
          </table:table-cell>
          <table:table-cell office:value-type="string">
            <text:p>Halsey Found A Way To Face Her Mental Health Issu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9">
          <table:table-cell office:value-type="float" office:value="6.27159462314524E+018">
            <text:p>6271594623145240000</text:p>
          </table:table-cell>
          <table:table-cell office:value-type="string">
            <text:p>The Pet Collective</text:p>
          </table:table-cell>
          <table:table-cell office:value-type="string">
            <text:p>Dark Dogs Compila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8">
          <table:table-cell office:value-type="float" office:value="6.27160979636353E+018">
            <text:p>6271609796363530000</text:p>
          </table:table-cell>
          <table:table-cell office:value-type="string">
            <text:p>Barcroft Media</text:p>
          </table:table-cell>
          <table:table-cell office:value-type="string">
            <text:p>Elephant Saved After Maggot Infested Injury: WILDEST ANIMAL RESCUE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7244636877733E+018">
            <text:p>6272446368777330000</text:p>
          </table:table-cell>
          <table:table-cell office:value-type="string">
            <text:p>Mashable Lifestyle</text:p>
          </table:table-cell>
          <table:table-cell office:value-type="string">
            <text:p>These wedding dresses are made of toilet paper and look fabulou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/>
        </table:table-row>
        <table:table-row table:style-name="ro8">
          <table:table-cell office:value-type="float" office:value="6.27249184706909E+018">
            <text:p>6272491847069090000</text:p>
          </table:table-cell>
          <table:table-cell office:value-type="string">
            <text:p>The Fumble</text:p>
          </table:table-cell>
          <table:table-cell office:value-type="string">
            <text:p>Steph Curry CALLS OUT Dewayne Dedmon Over Cheap Shot to the Knee: It Was a Dirty Play""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7249677544395E+018">
            <text:p>6272496775443950000</text:p>
          </table:table-cell>
          <table:table-cell office:value-type="string">
            <text:p>Hollyscoop</text:p>
          </table:table-cell>
          <table:table-cell office:value-type="string">
            <text:p>Camila Cabello gives SEXY Debut Performance at Billboard Music Awar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7254128274301E+018">
            <text:p>6272541282743010000</text:p>
          </table:table-cell>
          <table:table-cell office:value-type="string">
            <text:p>Bball Breakdown</text:p>
          </table:table-cell>
          <table:table-cell office:value-type="string">
            <text:p>How the CELTICS Won Game 3 WITHOUT ISAIAH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7284095917833E+018">
            <text:p>6272840959178330000</text:p>
          </table:table-cell>
          <table:table-cell office:value-type="string">
            <text:p>Hollyscoop</text:p>
          </table:table-cell>
          <table:table-cell office:value-type="string">
            <text:p>Miley Cyrus ENDS Feud with Nicki Minaj, But Is It REALLY Over?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7286111680751E+018">
            <text:p>6272861116807510000</text:p>
          </table:table-cell>
          <table:table-cell office:value-type="string">
            <text:p>Hollyscoop</text:p>
          </table:table-cell>
          <table:table-cell office:value-type="string">
            <text:p>Rihanna WARNS Nicki Minaj About Drak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7302646892641E+018">
            <text:p>6273026468926410000</text:p>
          </table:table-cell>
          <table:table-cell office:value-type="string">
            <text:p>GT Channel</text:p>
          </table:table-cell>
          <table:table-cell office:value-type="string">
            <text:p>2018 Honda Odyssey Tip &amp; Tricks with 2 Hidden Easter Eggs &amp; a 0-60mph Test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7319745750512E+018">
            <text:p>6273197457505120000</text:p>
          </table:table-cell>
          <table:table-cell office:value-type="string">
            <text:p>Mashable Lifestyle</text:p>
          </table:table-cell>
          <table:table-cell office:value-type="string">
            <text:p>Fidget spinner nail art is a thing now so there's no where left to hide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27326178644964E+018">
            <text:p>6273261786449640000</text:p>
          </table:table-cell>
          <table:table-cell office:value-type="string">
            <text:p>Obsev Food</text:p>
          </table:table-cell>
          <table:table-cell office:value-type="string">
            <text:p>Berry's &amp; Cream Mimosa - Berry Berry n-Ice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7353553184733E+018">
            <text:p>6273535531847330000</text:p>
          </table:table-cell>
          <table:table-cell office:value-type="string">
            <text:p>Davids Been Here</text:p>
          </table:table-cell>
          <table:table-cell office:value-type="string">
            <text:p>Making Money on YouTube</text:p>
          </table:table-cell>
          <table:table-cell table:number-columns-repeated="2" office:value-type="float" office:value="9">
            <text:p>9</text:p>
          </table:table-cell>
          <table:table-cell table:style-name="ce2"/>
        </table:table-row>
        <table:table-row table:style-name="ro9">
          <table:table-cell office:value-type="float" office:value="6.27367186562799E+018">
            <text:p>6273671865627990000</text:p>
          </table:table-cell>
          <table:table-cell office:value-type="string">
            <text:p>JukinVideo</text:p>
          </table:table-cell>
          <table:table-cell office:value-type="string">
            <text:p>Nitro Circus Compilati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9">
          <table:table-cell office:value-type="float" office:value="6.27367312030535E+018">
            <text:p>6273673120305350000</text:p>
          </table:table-cell>
          <table:table-cell office:value-type="string">
            <text:p>The Pet Collective</text:p>
          </table:table-cell>
          <table:table-cell office:value-type="string">
            <text:p>Dog Butt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7368577941154E+018">
            <text:p>6273685779411540000</text:p>
          </table:table-cell>
          <table:table-cell office:value-type="string">
            <text:p>People Are Awesome</text:p>
          </table:table-cell>
          <table:table-cell office:value-type="string">
            <text:p>Awesome Bball Trickshot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7372118895275E+018">
            <text:p>6273721188952750000</text:p>
          </table:table-cell>
          <table:table-cell office:value-type="string">
            <text:p>The Fumble</text:p>
          </table:table-cell>
          <table:table-cell office:value-type="string">
            <text:p>Rob Gronkowski Gets Dirty with Models in New Music Video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6.27394848511678E+018">
            <text:p>6273948485116780000</text:p>
          </table:table-cell>
          <table:table-cell office:value-type="string">
            <text:p>The Fumble</text:p>
          </table:table-cell>
          <table:table-cell office:value-type="string">
            <text:p>WATCH: Devon Gales WALKS for the First Time in 2 Years After Being Paralyzed</text:p>
          </table:table-cell>
          <table:table-cell office:value-type="float" office:value="6">
            <text:p>6</text:p>
          </table:table-cell>
          <table:table-cell table:style-name="ce2"/>
          <table:table-cell office:value-type="float" office:value="3">
            <text:p>3</text:p>
          </table:table-cell>
        </table:table-row>
        <table:table-row table:style-name="ro7">
          <table:table-cell office:value-type="float" office:value="6.27396617159454E+018">
            <text:p>6273966171594540000</text:p>
          </table:table-cell>
          <table:table-cell office:value-type="string">
            <text:p>The Fumble</text:p>
          </table:table-cell>
          <table:table-cell office:value-type="string">
            <text:p>Seahawks Trying to Get RID of Richard Sherman for Being a Bad Apple?""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6">
          <table:table-cell office:value-type="float" office:value="6.27399857496995E+018">
            <text:p>6273998574969950000</text:p>
          </table:table-cell>
          <table:table-cell office:value-type="string">
            <text:p>Icon</text:p>
          </table:table-cell>
          <table:table-cell office:value-type="string">
            <text:p>DIY FIDGET SPINNER LIPSTICK OUT OF CANDY! 3 Weird Ways to Make a Fidget Spinner! Natalies Outlet</text:p>
          </table:table-cell>
          <table:table-cell table:number-columns-repeated="3" office:value-type="float" office:value="2">
            <text:p>2</text:p>
          </table:table-cell>
        </table:table-row>
        <table:table-row table:style-name="ro6">
          <table:table-cell office:value-type="float" office:value="6.27401278920011E+018">
            <text:p>6274012789200110000</text:p>
          </table:table-cell>
          <table:table-cell office:value-type="string">
            <text:p>The Fumble</text:p>
          </table:table-cell>
          <table:table-cell office:value-type="string">
            <text:p>Josh Norman THREATENS Odell Beckham Jr &amp; Dez Bryant: “There’s Going to Be BAD Blood This Year”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6.27403679774159E+018">
            <text:p>6274036797741590000</text:p>
          </table:table-cell>
          <table:table-cell office:value-type="string">
            <text:p>Hollyscoop</text:p>
          </table:table-cell>
          <table:table-cell office:value-type="string">
            <text:p>Nicki Minaj Getting COMFY With The \Hot Felon\""</text:p>
          </table:table-cell>
          <table:table-cell office:value-type="float" office:value="2">
            <text:p>2</text:p>
          </table:table-cell>
          <table:table-cell table:style-name="ce2"/>
          <table:table-cell office:value-type="float" office:value="2">
            <text:p>2</text:p>
          </table:table-cell>
        </table:table-row>
        <table:table-row table:style-name="ro2">
          <table:table-cell table:style-name="ce2" table:number-columns-repeated="2"/>
          <table:table-cell office:value-type="string">
            <text:p>Nicki Minaj Getting COMFY With The Hot Felon""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9">
          <table:table-cell office:value-type="float" office:value="6.2746577139635E+018">
            <text:p>6274657713963500000</text:p>
          </table:table-cell>
          <table:table-cell office:value-type="string">
            <text:p>Mashable Lifestyle</text:p>
          </table:table-cell>
          <table:table-cell office:value-type="string">
            <text:p>Behold, the iPhone latte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27469791186252E+018">
            <text:p>6274697911862520000</text:p>
          </table:table-cell>
          <table:table-cell office:value-type="string">
            <text:p>Newsy</text:p>
          </table:table-cell>
          <table:table-cell office:value-type="string">
            <text:p>Elvis' Plane Doesn't Even Need Engines To Sell For Half A Milli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6.27538411083358E+018">
            <text:p>6275384110833580000</text:p>
          </table:table-cell>
          <table:table-cell office:value-type="string">
            <text:p>The Fumble</text:p>
          </table:table-cell>
          <table:table-cell office:value-type="string">
            <text:p>Ronda Rousey, UFC Legend -Fumble GOAT Series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7569960256704E+018">
            <text:p>6275699602567040000</text:p>
          </table:table-cell>
          <table:table-cell office:value-type="string">
            <text:p>GT Channel</text:p>
          </table:table-cell>
          <table:table-cell office:value-type="string">
            <text:p>EvL Drift Team @ Trofeul Total 2017 Poiana Brasov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7">
          <table:table-cell office:value-type="float" office:value="6.27586014233814E+018">
            <text:p>6275860142338140000</text:p>
          </table:table-cell>
          <table:table-cell office:value-type="string">
            <text:p>Newsy</text:p>
          </table:table-cell>
          <table:table-cell office:value-type="string">
            <text:p>White House Won't Confirm Or Deny Trump's 'Covfefe' Tweet Was A Typo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759144761642E+018">
            <text:p>6275914476164200000</text:p>
          </table:table-cell>
          <table:table-cell office:value-type="string">
            <text:p>The Fumble</text:p>
          </table:table-cell>
          <table:table-cell office:value-type="string">
            <text:p>Lingerie Football League Player MOTORBOATS Fan After Scoring Touchdown</text:p>
          </table:table-cell>
          <table:table-cell office:value-type="float" office:value="3">
            <text:p>3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27613998192677E+018">
            <text:p>6276139981926770000</text:p>
          </table:table-cell>
          <table:table-cell office:value-type="string">
            <text:p>Icon</text:p>
          </table:table-cell>
          <table:table-cell office:value-type="string">
            <text:p>Why I Left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</table:table-row>
        <table:table-row table:style-name="ro9">
          <table:table-cell office:value-type="float" office:value="6.27614763791639E+018">
            <text:p>6276147637916390000</text:p>
          </table:table-cell>
          <table:table-cell office:value-type="string">
            <text:p>Icon</text:p>
          </table:table-cell>
          <table:table-cell office:value-type="string">
            <text:p>COSMIC CANDY</text:p>
          </table:table-cell>
          <table:table-cell table:number-columns-repeated="3" office:value-type="float" office:value="1">
            <text:p>1</text:p>
          </table:table-cell>
        </table:table-row>
        <table:table-row table:style-name="ro5">
          <table:table-cell office:value-type="float" office:value="6.27614771468376E+018">
            <text:p>6276147714683760000</text:p>
          </table:table-cell>
          <table:table-cell office:value-type="string">
            <text:p>Icon</text:p>
          </table:table-cell>
          <table:table-cell office:value-type="string">
            <text:p>Fun Holiday Gift Ideas o(^^)o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7629819171903E+018">
            <text:p>6276298191719030000</text:p>
          </table:table-cell>
          <table:table-cell office:value-type="string">
            <text:p>Mashable Entertainment</text:p>
          </table:table-cell>
          <table:table-cell office:value-type="string">
            <text:p>Buckle up for the next true-crime doc soon to be haunting your social feeds</text:p>
          </table:table-cell>
          <table:table-cell table:number-columns-repeated="2" office:value-type="float" office:value="12">
            <text:p>12</text:p>
          </table:table-cell>
          <table:table-cell table:style-name="ce2"/>
        </table:table-row>
        <table:table-row table:style-name="ro4">
          <table:table-cell office:value-type="float" office:value="6.27649086623446E+018">
            <text:p>6276490866234460000</text:p>
          </table:table-cell>
          <table:table-cell office:value-type="string">
            <text:p>Manulele</text:p>
          </table:table-cell>
          <table:table-cell office:value-type="string">
            <text:p>#LifesBetterInBoardshorts - The Fall 2017 Collection Edit</text:p>
          </table:table-cell>
          <table:table-cell table:number-columns-repeated="3" office:value-type="float" office:value="2">
            <text:p>2</text:p>
          </table:table-cell>
        </table:table-row>
        <table:table-row table:style-name="ro3">
          <table:table-cell office:value-type="float" office:value="6.27649847619929E+018">
            <text:p>6276498476199290000</text:p>
          </table:table-cell>
          <table:table-cell office:value-type="string">
            <text:p>Manulele</text:p>
          </table:table-cell>
          <table:table-cell office:value-type="string">
            <text:p>#LifesBetterInBoardshorts - Tribong X featuring Jack Freestone (Fall 2017)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6.27654404864112E+018">
            <text:p>6276544048641120000</text:p>
          </table:table-cell>
          <table:table-cell office:value-type="string">
            <text:p>Manulele</text:p>
          </table:table-cell>
          <table:table-cell office:value-type="string">
            <text:p>#LifesBetterInBoardshorts - Lo Tides Boardshorts (Fall 2017)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6.27655194544432E+018">
            <text:p>6276551945444320000</text:p>
          </table:table-cell>
          <table:table-cell office:value-type="string">
            <text:p>LifeMinute TV</text:p>
          </table:table-cell>
          <table:table-cell office:value-type="string">
            <text:p>Safe Summer Driving Tips (The 100 Deadliest Days On The Road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7773446814274E+018">
            <text:p>6277734468142740000</text:p>
          </table:table-cell>
          <table:table-cell office:value-type="string">
            <text:p>Icon</text:p>
          </table:table-cell>
          <table:table-cell office:value-type="string">
            <text:p>Mastering the Art of Cushion Compacts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</table:table-row>
        <table:table-row table:style-name="ro7">
          <table:table-cell office:value-type="float" office:value="6.27790825904752E+018">
            <text:p>6277908259047520000</text:p>
          </table:table-cell>
          <table:table-cell office:value-type="string">
            <text:p>Mikes Road Trip</text:p>
          </table:table-cell>
          <table:table-cell office:value-type="string">
            <text:p>Most Road Tripped Man in the World - Mike Shubic of MikesRoadTrip.com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.27795468998151E+018">
            <text:p>6277954689981510000</text:p>
          </table:table-cell>
          <table:table-cell office:value-type="string">
            <text:p>The Fumble</text:p>
          </table:table-cell>
          <table:table-cell office:value-type="string">
            <text:p>Ric Flair Breaks His Hand FIGHTING Warriors Fan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7819794724567E+018">
            <text:p>6278197947245670000</text:p>
          </table:table-cell>
          <table:table-cell office:value-type="string">
            <text:p>Davids Been Here</text:p>
          </table:table-cell>
          <table:table-cell office:value-type="string">
            <text:p>Top 10 Places to Visit in Greece</text:p>
          </table:table-cell>
          <table:table-cell table:number-columns-repeated="3" office:value-type="float" office:value="6">
            <text:p>6</text:p>
          </table:table-cell>
        </table:table-row>
        <table:table-row table:style-name="ro2">
          <table:table-cell office:value-type="float" office:value="6.27840111193234E+018">
            <text:p>6278401111932340000</text:p>
          </table:table-cell>
          <table:table-cell office:value-type="string">
            <text:p>Hollyscoop</text:p>
          </table:table-cell>
          <table:table-cell office:value-type="string">
            <text:p>Selena Gomez Caught ACCIDENTALLY Showing Her Nipples!?</text:p>
          </table:table-cell>
          <table:table-cell table:number-columns-repeated="2"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7">
          <table:table-cell office:value-type="float" office:value="6.27844718543696E+018">
            <text:p>6278447185436960000</text:p>
          </table:table-cell>
          <table:table-cell office:value-type="string">
            <text:p>New Media Rockstars</text:p>
          </table:table-cell>
          <table:table-cell office:value-type="string">
            <text:p>Wonder Woman Full Movie Breakdown (Easter Eggs &amp; References Explained!)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3">
          <table:table-cell office:value-type="float" office:value="6.27863208320571E+018">
            <text:p>6278632083205710000</text:p>
          </table:table-cell>
          <table:table-cell office:value-type="string">
            <text:p>Hollyscoop</text:p>
          </table:table-cell>
          <table:table-cell office:value-type="string">
            <text:p>Demi Lovato Covers Paramore's 'Misery Business' A CAPPELLA!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787504437069E+018">
            <text:p>6278750443706900000</text:p>
          </table:table-cell>
          <table:table-cell office:value-type="string">
            <text:p>GT Channel</text:p>
          </table:table-cell>
          <table:table-cell office:value-type="string">
            <text:p>2017 Honda Civic Si Test Driving Through Mountains</text:p>
          </table:table-cell>
          <table:table-cell table:number-columns-repeated="2" office:value-type="float" office:value="5">
            <text:p>5</text:p>
          </table:table-cell>
          <table:table-cell table:style-name="ce2"/>
        </table:table-row>
        <table:table-row table:style-name="ro7">
          <table:table-cell office:value-type="float" office:value="6.27893287571278E+018">
            <text:p>6278932875712780000</text:p>
          </table:table-cell>
          <table:table-cell office:value-type="string">
            <text:p>Hollyscoop</text:p>
          </table:table-cell>
          <table:table-cell office:value-type="string">
            <text:p>Fifth Harmony STOPS Camila Cabello From Being On The Hit Chainsmoker Song Closer""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27904427435928E+018">
            <text:p>6279044274359280000</text:p>
          </table:table-cell>
          <table:table-cell office:value-type="string">
            <text:p>The Pet Collective</text:p>
          </table:table-cell>
          <table:table-cell office:value-type="string">
            <text:p>Wait For It Pet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27904666082073E+018">
            <text:p>6279046660820730000</text:p>
          </table:table-cell>
          <table:table-cell office:value-type="string">
            <text:p>Icon</text:p>
          </table:table-cell>
          <table:table-cell office:value-type="string">
            <text:p>WEIRD Viral Beauty Life Hacks TESTED! Natalies Outlet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79074111618E+018">
            <text:p>6279074111618000000</text:p>
          </table:table-cell>
          <table:table-cell office:value-type="string">
            <text:p>Hollyscoop</text:p>
          </table:table-cell>
          <table:table-cell office:value-type="string">
            <text:p>Bella Hadid Flashes Her Nipples AGAIN!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6.27911497049933E+018">
            <text:p>6279114970499330000</text:p>
          </table:table-cell>
          <table:table-cell office:value-type="string">
            <text:p>Thomas Lucas Productions</text:p>
          </table:table-cell>
          <table:table-cell office:value-type="string">
            <text:p>Space Rush: The Quest to Live in Space - 4k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float" office:value="6.27916372425734E+018">
            <text:p>6279163724257340000</text:p>
          </table:table-cell>
          <table:table-cell office:value-type="string">
            <text:p>Newsy</text:p>
          </table:table-cell>
          <table:table-cell office:value-type="string">
            <text:p>Radio Saves Radio: Sirius XM Invests Millions In Struggling Pandora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2">
          <table:table-cell office:value-type="float" office:value="6.28013479620725E+018">
            <text:p>6280134796207250000</text:p>
          </table:table-cell>
          <table:table-cell office:value-type="string">
            <text:p>Mayo Clinic</text:p>
          </table:table-cell>
          <table:table-cell office:value-type="string">
            <text:p>Infectious Diseases A-Z: Keep cryptosporidium at bay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8">
          <table:table-cell office:value-type="float" office:value="6.28025526272174E+018">
            <text:p>6280255262721740000</text:p>
          </table:table-cell>
          <table:table-cell office:value-type="string">
            <text:p>Icon</text:p>
          </table:table-cell>
          <table:table-cell office:value-type="string">
            <text:p>Full Face Using Instagram's Weirdest Beauty Products TESTED! Natalies Outle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6.2804307040242E+018">
            <text:p>6280430704024200000</text:p>
          </table:table-cell>
          <table:table-cell office:value-type="string">
            <text:p>WeSpeakFootball</text:p>
          </table:table-cell>
          <table:table-cell office:value-type="string">
            <text:p>Top 10 Most Thrilling UCL Matches In Football Dramatic Football Moments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6">
          <table:table-cell office:value-type="float" office:value="6.2805021305002E+018">
            <text:p>6280502130500200000</text:p>
          </table:table-cell>
          <table:table-cell office:value-type="string">
            <text:p>Hollyscoop</text:p>
          </table:table-cell>
          <table:table-cell office:value-type="string">
            <text:p>Bella Hadid Keeping Tabs on The Weeknd, Kylie Jenner's New Tattoo, Selena Gomez's RACY New Vid -D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7">
          <table:table-cell office:value-type="float" office:value="6.28119118024182E+018">
            <text:p>6281191180241820000</text:p>
          </table:table-cell>
          <table:table-cell office:value-type="string">
            <text:p>Sockeye Media</text:p>
          </table:table-cell>
          <table:table-cell office:value-type="string">
            <text:p>Putting on My Clothes | Costume Dress Up Game | Mother Goose Club Songs for Childr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8119158183804E+018">
            <text:p>6281191581838040000</text:p>
          </table:table-cell>
          <table:table-cell office:value-type="string">
            <text:p>Uproxx</text:p>
          </table:table-cell>
          <table:table-cell office:value-type="string">
            <text:p>The Untold Story of WCWs Glacier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.28119167067723E+018">
            <text:p>6281191670677230000</text:p>
          </table:table-cell>
          <table:table-cell office:value-type="string">
            <text:p>Uproxx</text:p>
          </table:table-cell>
          <table:table-cell office:value-type="string">
            <text:p>R.L.U.M.R., Behind The Million Streams Artist | UNCHARTED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8">
          <table:table-cell office:value-type="float" office:value="6.28119184188637E+018">
            <text:p>6281191841886370000</text:p>
          </table:table-cell>
          <table:table-cell office:value-type="string">
            <text:p>Sockeye Media</text:p>
          </table:table-cell>
          <table:table-cell office:value-type="string">
            <text:p>Eep and the Lucky Blocks Maze and More | Treasure Hunt Game | Mother Goose Club Minecraft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office:value-type="float" office:value="6.28119249456573E+018">
            <text:p>6281192494565730000</text:p>
          </table:table-cell>
          <table:table-cell office:value-type="string">
            <text:p>Uproxx</text:p>
          </table:table-cell>
          <table:table-cell office:value-type="string">
            <text:p>MIND BLOWN: Crazy LOGAN Fan Theory | In Theory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7">
          <table:table-cell office:value-type="float" office:value="6.28119255822439E+018">
            <text:p>6281192558224390000</text:p>
          </table:table-cell>
          <table:table-cell office:value-type="string">
            <text:p>Uproxx</text:p>
          </table:table-cell>
          <table:table-cell office:value-type="string">
            <text:p>The Circle, The Handmaid's Tale, American Gods | Three To See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7">
          <table:table-cell office:value-type="float" office:value="6.28119259990155E+018">
            <text:p>6281192599901550000</text:p>
          </table:table-cell>
          <table:table-cell office:value-type="string">
            <text:p>Sockeye Media</text:p>
          </table:table-cell>
          <table:table-cell office:value-type="string">
            <text:p>Alphabet Song (ABC) With Eep the Mouse - Mother Goose Club Rhymes for Kid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8">
          <table:table-cell office:value-type="float" office:value="6.28119272724234E+018">
            <text:p>6281192727242340000</text:p>
          </table:table-cell>
          <table:table-cell office:value-type="string">
            <text:p>Uproxx</text:p>
          </table:table-cell>
          <table:table-cell office:value-type="string">
            <text:p>Lesbians Who Tech and Madame Gandhi | The Future Is Female | UPROXX Repor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8119298106746E+018">
            <text:p>6281192981067460000</text:p>
          </table:table-cell>
          <table:table-cell office:value-type="string">
            <text:p>Uproxx</text:p>
          </table:table-cell>
          <table:table-cell office:value-type="string">
            <text:p>Willy Wonka And The Chocolate Factory Fan Theory | In Theory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8119327736828E+018">
            <text:p>6281193277368280000</text:p>
          </table:table-cell>
          <table:table-cell office:value-type="string">
            <text:p>Uproxx</text:p>
          </table:table-cell>
          <table:table-cell office:value-type="string">
            <text:p>GirlSchool Collective | UPROXX Reports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8">
          <table:table-cell office:value-type="float" office:value="6.28121628034846E+018">
            <text:p>6281216280348460000</text:p>
          </table:table-cell>
          <table:table-cell office:value-type="string">
            <text:p>Sockeye Media</text:p>
          </table:table-cell>
          <table:table-cell office:value-type="string">
            <text:p>Surprise Eggs Scavenger Hunt and More | Game with Secret Eggs | Baby Songs from Mother Goose Club!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8121678593614E+018">
            <text:p>6281216785936140000</text:p>
          </table:table-cell>
          <table:table-cell office:value-type="string">
            <text:p>Sockeye Media</text:p>
          </table:table-cell>
          <table:table-cell office:value-type="string">
            <text:p>Fun Family Song | The Finger Family and More | Baby Songs from Mother Goose Club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6">
          <table:table-cell office:value-type="float" office:value="6.2812168111723E+018">
            <text:p>6281216811172300000</text:p>
          </table:table-cell>
          <table:table-cell office:value-type="string">
            <text:p>Sockeye Media</text:p>
          </table:table-cell>
          <table:table-cell office:value-type="string">
            <text:p>Rockabye Baby | Bedtime Lullaby with Frozen Elsa | Mother Goose Club Playhouse Kids Vide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8">
          <table:table-cell office:value-type="float" office:value="6.28121750299499E+018">
            <text:p>6281217502994990000</text:p>
          </table:table-cell>
          <table:table-cell office:value-type="string">
            <text:p>Sockeye Media</text:p>
          </table:table-cell>
          <table:table-cell office:value-type="string">
            <text:p>Five Little Ducks and More | Animal Hide and Seek Game | Baby Songs from Mother Goose Club!</text:p>
          </table:table-cell>
          <table:table-cell office:value-type="float" office:value="9">
            <text:p>9</text:p>
          </table:table-cell>
          <table:table-cell table:style-name="ce2"/>
          <table:table-cell office:value-type="float" office:value="9">
            <text:p>9</text:p>
          </table:table-cell>
        </table:table-row>
        <table:table-row table:style-name="ro5">
          <table:table-cell office:value-type="float" office:value="6.28121849490167E+018">
            <text:p>6281218494901670000</text:p>
          </table:table-cell>
          <table:table-cell office:value-type="string">
            <text:p>Neptune Studios</text:p>
          </table:table-cell>
          <table:table-cell office:value-type="string">
            <text:p>Why Dont Sheep Shrink In The Rain?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float" office:value="6.28121852959452E+018">
            <text:p>6281218529594520000</text:p>
          </table:table-cell>
          <table:table-cell office:value-type="string">
            <text:p>Neptune Studios</text:p>
          </table:table-cell>
          <table:table-cell office:value-type="string">
            <text:p>Why Does Wine Make Your Mouth Feel Dry?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6.28121853711887E+018">
            <text:p>6281218537118870000</text:p>
          </table:table-cell>
          <table:table-cell office:value-type="string">
            <text:p>Neptune Studios</text:p>
          </table:table-cell>
          <table:table-cell office:value-type="string">
            <text:p>Why Most Rain Never Reaches The Ground</text:p>
          </table:table-cell>
          <table:table-cell table:number-columns-repeated="3" office:value-type="float" office:value="3">
            <text:p>3</text:p>
          </table:table-cell>
        </table:table-row>
        <table:table-row table:style-name="ro9">
          <table:table-cell office:value-type="float" office:value="6.28121885421391E+018">
            <text:p>6281218854213910000</text:p>
          </table:table-cell>
          <table:table-cell office:value-type="string">
            <text:p>Neptune Studios</text:p>
          </table:table-cell>
          <table:table-cell office:value-type="string">
            <text:p>This Is Not A Bee</text:p>
          </table:table-cell>
          <table:table-cell table:number-columns-repeated="2"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.28121891741026E+018">
            <text:p>6281218917410260000</text:p>
          </table:table-cell>
          <table:table-cell office:value-type="string">
            <text:p>Neptune Studios</text:p>
          </table:table-cell>
          <table:table-cell office:value-type="string">
            <text:p>How Do We Know The Universe Is ACCELERATING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8121895989886E+018">
            <text:p>6281218959898860000</text:p>
          </table:table-cell>
          <table:table-cell office:value-type="string">
            <text:p>Neptune Studios</text:p>
          </table:table-cell>
          <table:table-cell office:value-type="string">
            <text:p>Why Apple Pie Isn't Americ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8121898090958E+018">
            <text:p>6281218980909580000</text:p>
          </table:table-cell>
          <table:table-cell office:value-type="string">
            <text:p>Neptune Studios</text:p>
          </table:table-cell>
          <table:table-cell office:value-type="string">
            <text:p>Why Don't Sled Dogs Ever Get Tired?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9">
          <table:table-cell office:value-type="float" office:value="6.28121900270604E+018">
            <text:p>6281219002706040000</text:p>
          </table:table-cell>
          <table:table-cell office:value-type="string">
            <text:p>Neptune Studios</text:p>
          </table:table-cell>
          <table:table-cell office:value-type="string">
            <text:p>Welcome To MinuteEar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8122421785875E+018">
            <text:p>6281224217858750000</text:p>
          </table:table-cell>
          <table:table-cell office:value-type="string">
            <text:p>Neptune Studios</text:p>
          </table:table-cell>
          <table:table-cell office:value-type="string">
            <text:p>Footnote : Double Pendulums Are Crazy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</table:table-row>
        <table:table-row table:style-name="ro5">
          <table:table-cell office:value-type="float" office:value="6.28122689199117E+018">
            <text:p>6281226891991170000</text:p>
          </table:table-cell>
          <table:table-cell office:value-type="string">
            <text:p>Neptune Studios</text:p>
          </table:table-cell>
          <table:table-cell office:value-type="string">
            <text:p>Footnote : Unstable Equilibrium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</table:table-row>
        <table:table-row table:style-name="ro7">
          <table:table-cell office:value-type="float" office:value="6.28122878783008E+018">
            <text:p>6281228787830080000</text:p>
          </table:table-cell>
          <table:table-cell office:value-type="string">
            <text:p>Hollyscoop</text:p>
          </table:table-cell>
          <table:table-cell office:value-type="string">
            <text:p>Maddie Ziegler SPILLS on 'Dance Moms' Drama with Abby Lee Miller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8122958463768E+018">
            <text:p>6281229584637680000</text:p>
          </table:table-cell>
          <table:table-cell office:value-type="string">
            <text:p>Neptune Studios</text:p>
          </table:table-cell>
          <table:table-cell office:value-type="string">
            <text:p>Ring AROUND the Earth?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8">
          <table:table-cell office:value-type="float" office:value="6.28145250293867E+018">
            <text:p>6281452502938670000</text:p>
          </table:table-cell>
          <table:table-cell office:value-type="string">
            <text:p>Hollyscoop</text:p>
          </table:table-cell>
          <table:table-cell office:value-type="string">
            <text:p>Miley Cyrus And Jimmy Fallon Try Going Undercover And It Completely Fails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8159830901098E+018">
            <text:p>6281598309010980000</text:p>
          </table:table-cell>
          <table:table-cell office:value-type="string">
            <text:p>Mayo Clinic</text:p>
          </table:table-cell>
          <table:table-cell office:value-type="string">
            <text:p>Liver Transplant for ATTRm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1">
          <table:table-cell office:value-type="float" office:value="6.28164943898641E+018">
            <text:p>6281649438986410000</text:p>
          </table:table-cell>
          <table:table-cell office:value-type="string">
            <text:p>GT Channel</text:p>
          </table:table-cell>
          <table:table-cell office:value-type="string">
            <text:p>HONDA NEWS - I WATCHED MY 2017 CIVIC TYPE R BEING BUILT - 2018 HONDA ACCORD INFO &amp; MOR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6">
          <table:table-cell office:value-type="float" office:value="6.28192166355766E+018">
            <text:p>6281921663557660000</text:p>
          </table:table-cell>
          <table:table-cell office:value-type="string">
            <text:p>Icon</text:p>
          </table:table-cell>
          <table:table-cell office:value-type="string">
            <text:p>DIY SLIME BRA! How to make THE BEST Fluffy Slime, Glitter Slime, Clear SLIME -Without BORAX!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6.28233315812551E+018">
            <text:p>6282333158125510000</text:p>
          </table:table-cell>
          <table:table-cell office:value-type="string">
            <text:p>Mikes Road Trip</text:p>
          </table:table-cell>
          <table:table-cell office:value-type="string">
            <text:p>Prambanan Temple in Wonderful Indonesi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.28263760613051E+018">
            <text:p>6282637606130510000</text:p>
          </table:table-cell>
          <table:table-cell office:value-type="string">
            <text:p>Hollyscoop</text:p>
          </table:table-cell>
          <table:table-cell office:value-type="string">
            <text:p>Beyonce's Twins are HERE, But They're Still in the Hospital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float" office:value="6.28269712769004E+018">
            <text:p>6282697127690040000</text:p>
          </table:table-cell>
          <table:table-cell office:value-type="string">
            <text:p>Mikes Road Trip</text:p>
          </table:table-cell>
          <table:table-cell office:value-type="string">
            <text:p>Nepal Vlog Episode #1 - 42 Hour Journey to Kathmandu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8299956740746E+018">
            <text:p>6282999567407460000</text:p>
          </table:table-cell>
          <table:table-cell office:value-type="string">
            <text:p>Newsy</text:p>
          </table:table-cell>
          <table:table-cell office:value-type="string">
            <text:p>Barbie's Boyfriend Ken Just Got A Diversity Makeov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8300092303232E+018">
            <text:p>6283000923032320000</text:p>
          </table:table-cell>
          <table:table-cell office:value-type="string">
            <text:p>Hollyscoop</text:p>
          </table:table-cell>
          <table:table-cell office:value-type="string">
            <text:p>Kylie Jenner FAILS the Nicki Minaj Challenge</text:p>
          </table:table-cell>
          <table:table-cell table:number-columns-repeated="3" office:value-type="float" office:value="3">
            <text:p>3</text:p>
          </table:table-cell>
        </table:table-row>
        <table:table-row table:style-name="ro8">
          <table:table-cell office:value-type="float" office:value="6.28300373840385E+018">
            <text:p>6283003738403850000</text:p>
          </table:table-cell>
          <table:table-cell office:value-type="string">
            <text:p>GT Channel</text:p>
          </table:table-cell>
          <table:table-cell office:value-type="string">
            <text:p>Ford Mustang V8 GT Comp Cams + SCT Tuning Dyno Results - Mullet Mustang - EP17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6">
          <table:table-cell office:value-type="float" office:value="6.28306144879429E+018">
            <text:p>6283061448794290000</text:p>
          </table:table-cell>
          <table:table-cell office:value-type="string">
            <text:p>Hollyscoop</text:p>
          </table:table-cell>
          <table:table-cell office:value-type="string">
            <text:p>Bella Hadid &amp; Drake DATING? Kylie Jenner's Nicki Minaj Challenge, Lorde Apologizes for Interview -D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8">
          <table:table-cell office:value-type="float" office:value="6.28309806023707E+018">
            <text:p>6283098060237070000</text:p>
          </table:table-cell>
          <table:table-cell office:value-type="string">
            <text:p>Newsy</text:p>
          </table:table-cell>
          <table:table-cell office:value-type="string">
            <text:p>Here's Dashcam Video Of What Happened Before Philando Castile Was Shot</text:p>
          </table:table-cell>
          <table:table-cell office:value-type="float" office:value="6">
            <text:p>6</text:p>
          </table:table-cell>
          <table:table-cell table:style-name="ce2" table:number-columns-repeated="2"/>
        </table:table-row>
        <table:table-row table:style-name="ro2">
          <table:table-cell office:value-type="float" office:value="6.28322563304867E+018">
            <text:p>6283225633048670000</text:p>
          </table:table-cell>
          <table:table-cell office:value-type="string">
            <text:p>Barcroft Media</text:p>
          </table:table-cell>
          <table:table-cell office:value-type="string">
            <text:p>The Family Who Bought A Zoo: Cute Baby Jaguar Arrive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6.28330661464639E+018">
            <text:p>6283306614646390000</text:p>
          </table:table-cell>
          <table:table-cell office:value-type="string">
            <text:p>Neptune Studios</text:p>
          </table:table-cell>
          <table:table-cell office:value-type="string">
            <text:p>What Nuclear Bombs Taught Us About Whales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6.28334766542766E+018">
            <text:p>6283347665427660000</text:p>
          </table:table-cell>
          <table:table-cell office:value-type="string">
            <text:p>Mashable Technology</text:p>
          </table:table-cell>
          <table:table-cell office:value-type="string">
            <text:p>This little robot is like a Roomba for your garden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7">
          <table:table-cell office:value-type="float" office:value="6.28336177592376E+018">
            <text:p>6283361775923760000</text:p>
          </table:table-cell>
          <table:table-cell office:value-type="string">
            <text:p>Style Lab</text:p>
          </table:table-cell>
          <table:table-cell office:value-type="string">
            <text:p>Orange is the New Black' Star Jackie Cruz Plays What's in Your Purse!? -Style La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.28348647767593E+018">
            <text:p>6283486477675930000</text:p>
          </table:table-cell>
          <table:table-cell office:value-type="string">
            <text:p>The Fumble</text:p>
          </table:table-cell>
          <table:table-cell office:value-type="string">
            <text:p>Kawhi Leonard CHOPS Off His Braids, Twitter Loses It's Sh*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.28369286437642E+018">
            <text:p>6283692864376420000</text:p>
          </table:table-cell>
          <table:table-cell office:value-type="string">
            <text:p>Mayo Clinic</text:p>
          </table:table-cell>
          <table:table-cell office:value-type="string">
            <text:p>Clinical Trial Regarding Endometrial Cancer and Stress Urinary Incontinence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4">
          <table:table-cell office:value-type="float" office:value="6.28372931153247E+018">
            <text:p>6283729311532470000</text:p>
          </table:table-cell>
          <table:table-cell office:value-type="string">
            <text:p>Hollyscoop</text:p>
          </table:table-cell>
          <table:table-cell office:value-type="string">
            <text:p>Meet the New Boy Band Set to REPLACE One Direction!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6.28375079034564E+018">
            <text:p>6283750790345640000</text:p>
          </table:table-cell>
          <table:table-cell office:value-type="string">
            <text:p>Davids Been Here</text:p>
          </table:table-cell>
          <table:table-cell office:value-type="string">
            <text:p>The Wildlife of Khao Yai National Park, Thailand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4">
          <table:table-cell office:value-type="float" office:value="6.28380507983925E+018">
            <text:p>6283805079839250000</text:p>
          </table:table-cell>
          <table:table-cell office:value-type="string">
            <text:p>The Fumble</text:p>
          </table:table-cell>
          <table:table-cell office:value-type="string">
            <text:p>One-Armed Catcher Works Out with the Orioles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28381518102363E+018">
            <text:p>6283815181023630000</text:p>
          </table:table-cell>
          <table:table-cell office:value-type="string">
            <text:p>People Are Awesome</text:p>
          </table:table-cell>
          <table:table-cell office:value-type="string">
            <text:p>Trampoline Trickshot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8382785737538E+018">
            <text:p>6283827857375380000</text:p>
          </table:table-cell>
          <table:table-cell office:value-type="string">
            <text:p>Hollyscoop</text:p>
          </table:table-cell>
          <table:table-cell office:value-type="string">
            <text:p>Kylie Jenner's Boobs Grew AGAIN in Snapchat Video, Breast Implants?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9">
          <table:table-cell office:value-type="float" office:value="6.28386530459415E+018">
            <text:p>6283865304594150000</text:p>
          </table:table-cell>
          <table:table-cell office:value-type="string">
            <text:p>Mikes Road Trip</text:p>
          </table:table-cell>
          <table:table-cell office:value-type="string">
            <text:p>The Many Faces of Nepal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9">
          <table:table-cell office:value-type="float" office:value="6.28399288595679E+018">
            <text:p>6283992885956790000</text:p>
          </table:table-cell>
          <table:table-cell office:value-type="string">
            <text:p>GT Channel</text:p>
          </table:table-cell>
          <table:table-cell office:value-type="string">
            <text:p>2017 Yamaha R6 | First Ri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8413383054254E+018">
            <text:p>6284133830542540000</text:p>
          </table:table-cell>
          <table:table-cell office:value-type="string">
            <text:p>Hollyscoop</text:p>
          </table:table-cell>
          <table:table-cell office:value-type="string">
            <text:p>Bella Thorne and Scott Disick Caught Partying In LA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7">
          <table:table-cell office:value-type="float" office:value="6.28414267213966E+018">
            <text:p>6284142672139660000</text:p>
          </table:table-cell>
          <table:table-cell office:value-type="string">
            <text:p>The Fumble</text:p>
          </table:table-cell>
          <table:table-cell office:value-type="string">
            <text:p>Lingerie Football League Player Gets KNOCKED OUT with One Pun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8517232397769E+018">
            <text:p>6285172323977690000</text:p>
          </table:table-cell>
          <table:table-cell office:value-type="string">
            <text:p>The Fumble</text:p>
          </table:table-cell>
          <table:table-cell office:value-type="string">
            <text:p>Kevin Durant Blasts the Sixers' New FEDS" Nickname"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1">
          <table:table-cell office:value-type="float" office:value="6.28529482573504E+018">
            <text:p>6285294825735040000</text:p>
          </table:table-cell>
          <table:table-cell office:value-type="string">
            <text:p>FailArmy</text:p>
          </table:table-cell>
          <table:table-cell office:value-type="string">
            <text:p>Dashcam Fails</text:p>
          </table:table-cell>
          <table:table-cell table:number-columns-repeated="3" office:value-type="float" office:value="6">
            <text:p>6</text:p>
          </table:table-cell>
        </table:table-row>
        <table:table-row table:style-name="ro3">
          <table:table-cell office:value-type="float" office:value="6.2854785231321E+018">
            <text:p>6285478523132100000</text:p>
          </table:table-cell>
          <table:table-cell office:value-type="string">
            <text:p>Mashable Entertainment</text:p>
          </table:table-cell>
          <table:table-cell office:value-type="string">
            <text:p>Here are 7 facts about 'Shaun of the Dead' that will make your jaws drop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.28553951796275E+018">
            <text:p>6285539517962750000</text:p>
          </table:table-cell>
          <table:table-cell office:value-type="string">
            <text:p>Hollyscoop</text:p>
          </table:table-cell>
          <table:table-cell office:value-type="string">
            <text:p>Halsey SHADES Demi Lovato, Demi CLAPS BAC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float" office:value="6.28583474627819E+018">
            <text:p>6285834746278190000</text:p>
          </table:table-cell>
          <table:table-cell office:value-type="string">
            <text:p>Hollyscoop</text:p>
          </table:table-cell>
          <table:table-cell office:value-type="string">
            <text:p>Iggy Azalea STRIKES BACK At Halsey After Her Latest Interview!</text:p>
          </table:table-cell>
          <table:table-cell office:value-type="float" office:value="3">
            <text:p>3</text:p>
          </table:table-cell>
          <table:table-cell table:style-name="ce2"/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8585347615825E+018">
            <text:p>6285853476158250000</text:p>
          </table:table-cell>
          <table:table-cell office:value-type="string">
            <text:p>Manulele</text:p>
          </table:table-cell>
          <table:table-cell office:value-type="string">
            <text:p>Billabong Revolution Wetsuits - Fall 2017</text:p>
          </table:table-cell>
          <table:table-cell table:number-columns-repeated="3" office:value-type="float" office:value="6">
            <text:p>6</text:p>
          </table:table-cell>
        </table:table-row>
        <table:table-row table:style-name="ro2">
          <table:table-cell office:value-type="float" office:value="6.28593758705685E+018">
            <text:p>6285937587056850000</text:p>
          </table:table-cell>
          <table:table-cell office:value-type="string">
            <text:p>GT Channel</text:p>
          </table:table-cell>
          <table:table-cell office:value-type="string">
            <text:p>R35 GT-R Reimagined - Bulletproofs Full-Carbon Build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float" office:value="6.28593760372485E+018">
            <text:p>6285937603724850000</text:p>
          </table:table-cell>
          <table:table-cell office:value-type="string">
            <text:p>GT Channel</text:p>
          </table:table-cell>
          <table:table-cell office:value-type="string">
            <text:p>Rocket Bunny BMW M3's in Japan - E30, E36 &amp; E4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.28593762519957E+018">
            <text:p>6285937625199570000</text:p>
          </table:table-cell>
          <table:table-cell office:value-type="string">
            <text:p>GT Channel</text:p>
          </table:table-cell>
          <table:table-cell office:value-type="string">
            <text:p>Experience Formula Drift In 360 VR - Streets Of Long Beach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.28594393802016E+018">
            <text:p>6285943938020160000</text:p>
          </table:table-cell>
          <table:table-cell office:value-type="string">
            <text:p>Neptune Studios</text:p>
          </table:table-cell>
          <table:table-cell office:value-type="string">
            <text:p>Quantum SHAPE-SHIFTING: Neutrino Oscillations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</table:table-row>
        <table:table-row table:style-name="ro8">
          <table:table-cell office:value-type="float" office:value="6.28618999705046E+018">
            <text:p>6286189997050460000</text:p>
          </table:table-cell>
          <table:table-cell office:value-type="string">
            <text:p>GT Channel</text:p>
          </table:table-cell>
          <table:table-cell office:value-type="string">
            <text:p>We SURPRISED DOITWITHDAN! [Chase and Yummi Adventure Series - Season 9 Ep 02]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.2862417902794E+018">
            <text:p>6286241790279400000</text:p>
          </table:table-cell>
          <table:table-cell office:value-type="string">
            <text:p>Uproxx</text:p>
          </table:table-cell>
          <table:table-cell office:value-type="string">
            <text:p>This Man Changed Everything We Know About Sneakers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4">
          <table:table-cell office:value-type="float" office:value="6.28627337673769E+018">
            <text:p>6286273376737690000</text:p>
          </table:table-cell>
          <table:table-cell office:value-type="string">
            <text:p>Kelley Ferro</text:p>
          </table:table-cell>
          <table:table-cell office:value-type="string">
            <text:p>Hotel Snob: Four Seasons Hotel Mexico City review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4">
          <table:table-cell office:value-type="float" office:value="6.28646086790793E+018">
            <text:p>6286460867907930000</text:p>
          </table:table-cell>
          <table:table-cell office:value-type="string">
            <text:p>The Fumble</text:p>
          </table:table-cell>
          <table:table-cell office:value-type="string">
            <text:p>Cubs Player CAUGHT Flipping Off Donald Trump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7">
          <table:table-cell office:value-type="float" office:value="6.28647985880861E+018">
            <text:p>6286479858808610000</text:p>
          </table:table-cell>
          <table:table-cell office:value-type="string">
            <text:p>Newsy</text:p>
          </table:table-cell>
          <table:table-cell office:value-type="string">
            <text:p>The Washington Redskins' Trademark Battle Looks Like It's Finally Over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3">
          <table:table-cell office:value-type="float" office:value="6.28663037449181E+018">
            <text:p>6286630374491810000</text:p>
          </table:table-cell>
          <table:table-cell office:value-type="string">
            <text:p>Hollyscoop</text:p>
          </table:table-cell>
          <table:table-cell office:value-type="string">
            <text:p>Rob Kardashian Sold His Starter Home for HOW MUCH!?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0">
          <table:table-cell office:value-type="float" office:value="6.28667516694353E+018">
            <text:p>6286675166943530000</text:p>
          </table:table-cell>
          <table:table-cell office:value-type="string">
            <text:p>Icon</text:p>
          </table:table-cell>
          <table:table-cell office:value-type="string">
            <text:p>Instagram Clickbait Beauty Hacks TESTED! Fidget Spinner Curls, DIY Balloon Beauty Blender + MORE!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.28734989692298E+018">
            <text:p>6287349896922980000</text:p>
          </table:table-cell>
          <table:table-cell office:value-type="string">
            <text:p>Anonymous Official</text:p>
          </table:table-cell>
          <table:table-cell office:value-type="string">
            <text:p>Anonymous - This is the year everything MUST change...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5">
          <table:table-cell office:value-type="float" office:value="6.28744419023057E+018">
            <text:p>6287444190230570000</text:p>
          </table:table-cell>
          <table:table-cell office:value-type="string">
            <text:p>Manulele</text:p>
          </table:table-cell>
          <table:table-cell office:value-type="string">
            <text:p>Billabong Surfplus (Spring 2017)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float" office:value="6.28758700992329E+018">
            <text:p>6287587009923290000</text:p>
          </table:table-cell>
          <table:table-cell office:value-type="string">
            <text:p>Davids Been Here</text:p>
          </table:table-cell>
          <table:table-cell office:value-type="string">
            <text:p>TOP 5 WILDLIFE EXPERIENC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7">
          <table:table-cell office:value-type="float" office:value="6.2877392948373E+018">
            <text:p>6287739294837300000</text:p>
          </table:table-cell>
          <table:table-cell office:value-type="string">
            <text:p>Icon</text:p>
          </table:table-cell>
          <table:table-cell office:value-type="string">
            <text:p>Top 11 Cheap Summer Pranks for Under 5 Dollars! DIY Funny Pranks! Natalies Outlet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float" office:value="6.28804992299034E+018">
            <text:p>6288049922990340000</text:p>
          </table:table-cell>
          <table:table-cell office:value-type="string">
            <text:p>JukinVideo</text:p>
          </table:table-cell>
          <table:table-cell office:value-type="string">
            <text:p>Best Videos Compilation June 2017 || JukinVideo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8868337687403E+018">
            <text:p>6288683376874030000</text:p>
          </table:table-cell>
          <table:table-cell office:value-type="string">
            <text:p>GT Channel</text:p>
          </table:table-cell>
          <table:table-cell office:value-type="string">
            <text:p>We broke the BOLT! Featuring MiniMose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8879937817361E+018">
            <text:p>6288799378173610000</text:p>
          </table:table-cell>
          <table:table-cell office:value-type="string">
            <text:p>Neptune Studios</text:p>
          </table:table-cell>
          <table:table-cell office:value-type="string">
            <text:p>Why So Many Meteorites Come From The Same Place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</table:table-row>
        <table:table-row table:style-name="ro9">
          <table:table-cell office:value-type="float" office:value="6.2888497144348E+018">
            <text:p>6288849714434800000</text:p>
          </table:table-cell>
          <table:table-cell office:value-type="string">
            <text:p>Kelley Ferro</text:p>
          </table:table-cell>
          <table:table-cell office:value-type="string">
            <text:p>Mexico City Gui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8914331005491E+018">
            <text:p>6289143310054910000</text:p>
          </table:table-cell>
          <table:table-cell office:value-type="string">
            <text:p>Mayo Clinic</text:p>
          </table:table-cell>
          <table:table-cell office:value-type="string">
            <text:p>Improving Access with Living Donor Liver Transplantation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8">
          <table:table-cell office:value-type="float" office:value="6.28914872975647E+018">
            <text:p>6289148729756470000</text:p>
          </table:table-cell>
          <table:table-cell office:value-type="string">
            <text:p>Davids Been Here</text:p>
          </table:table-cell>
          <table:table-cell office:value-type="string">
            <text:p>BRENTWOOD, SANTA MONICA &amp; SPIDERMAN HOMECOMING | Los Angeles, Californ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8921674130388E+018">
            <text:p>6289216741303880000</text:p>
          </table:table-cell>
          <table:table-cell office:value-type="string">
            <text:p>GT Channel</text:p>
          </table:table-cell>
          <table:table-cell office:value-type="string">
            <text:p>Most Powerful Porsche 911 991.2 Carrera Turbo!?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6">
          <table:table-cell office:value-type="float" office:value="6.28933174625997E+018">
            <text:p>6289331746259970000</text:p>
          </table:table-cell>
          <table:table-cell office:value-type="string">
            <text:p>New Media Rockstars</text:p>
          </table:table-cell>
          <table:table-cell office:value-type="string">
            <text:p>Spiderman Homecoming POST-CREDIT SCENE EXPLAINED - Who Is Scorpion? The Sinister Six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895262179127E+018">
            <text:p>6289526217912700000</text:p>
          </table:table-cell>
          <table:table-cell office:value-type="string">
            <text:p>Hollyscoop</text:p>
          </table:table-cell>
          <table:table-cell office:value-type="string">
            <text:p>Bella Thorne Responds To Scott Disick By Hooking Up With Her Ex Greg Sulkin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895546963935E+018">
            <text:p>6289554696393500000</text:p>
          </table:table-cell>
          <table:table-cell office:value-type="string">
            <text:p>Mikes Road Trip</text:p>
          </table:table-cell>
          <table:table-cell office:value-type="string">
            <text:p>Nepal Vlog Episode #2 - Panauti Homestay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.28959623819213E+018">
            <text:p>6289596238192130000</text:p>
          </table:table-cell>
          <table:table-cell office:value-type="string">
            <text:p>Icon</text:p>
          </table:table-cell>
          <table:table-cell office:value-type="string">
            <text:p>We Tried Instagram Clickbait in Real Life ft. Safiya Nygaard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9">
          <table:table-cell office:value-type="float" office:value="6.28960466247341E+018">
            <text:p>6289604662473410000</text:p>
          </table:table-cell>
          <table:table-cell office:value-type="string">
            <text:p>FailArmy</text:p>
          </table:table-cell>
          <table:table-cell office:value-type="string">
            <text:p>Spiderman Fails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6">
          <table:table-cell office:value-type="float" office:value="6.28966287551908E+018">
            <text:p>6289662875519080000</text:p>
          </table:table-cell>
          <table:table-cell office:value-type="string">
            <text:p>The Fumble</text:p>
          </table:table-cell>
          <table:table-cell office:value-type="string">
            <text:p>Ben Simmons Drains FULL-Court Shot, LITERALLY Sh*t Talks the Celtics on Markelle Fultz's Instagra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float" office:value="6.28966918841026E+018">
            <text:p>6289669188410260000</text:p>
          </table:table-cell>
          <table:table-cell office:value-type="string">
            <text:p>Hollyscoop</text:p>
          </table:table-cell>
          <table:table-cell office:value-type="string">
            <text:p>Rob Kardashian Facing JAIL TIME for Posting Nudes of Chyna?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.28970212612296E+018">
            <text:p>6289702126122960000</text:p>
          </table:table-cell>
          <table:table-cell office:value-type="string">
            <text:p>The Fumble</text:p>
          </table:table-cell>
          <table:table-cell office:value-type="string">
            <text:p>Gordon Hayward Fans BURN His Jersey After Signing with the Celtics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7">
          <table:table-cell office:value-type="float" office:value="6.28970969189479E+018">
            <text:p>6289709691894790000</text:p>
          </table:table-cell>
          <table:table-cell office:value-type="string">
            <text:p>Newsy</text:p>
          </table:table-cell>
          <table:table-cell office:value-type="string">
            <text:p>TV Shopping Networks Aren't Doing Great — So QVC And HSN Are Merging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7">
          <table:table-cell office:value-type="float" office:value="6.28972364685392E+018">
            <text:p>6289723646853920000</text:p>
          </table:table-cell>
          <table:table-cell office:value-type="string">
            <text:p>Hollyscoop</text:p>
          </table:table-cell>
          <table:table-cell office:value-type="string">
            <text:p>OMG! Rob Kardashian EXPOSES Blac Chyna with Naked Photos on Instagram!!!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.28973250191121E+018">
            <text:p>6289732501911210000</text:p>
          </table:table-cell>
          <table:table-cell office:value-type="string">
            <text:p>Newsy</text:p>
          </table:table-cell>
          <table:table-cell office:value-type="string">
            <text:p>Senegalese Fashion Designer Brings High-Fashion To The Street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.28992474718136E+018">
            <text:p>6289924747181360000</text:p>
          </table:table-cell>
          <table:table-cell office:value-type="string">
            <text:p>FailArmy</text:p>
          </table:table-cell>
          <table:table-cell office:value-type="string">
            <text:p>Mascot Fail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5">
          <table:table-cell office:value-type="float" office:value="6.29006165256979E+018">
            <text:p>6290061652569790000</text:p>
          </table:table-cell>
          <table:table-cell office:value-type="string">
            <text:p>Manulele</text:p>
          </table:table-cell>
          <table:table-cell office:value-type="string">
            <text:p>Billabong | 2017 OCCYS GROM COMP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6.29018302755691E+018">
            <text:p>6290183027556910000</text:p>
          </table:table-cell>
          <table:table-cell office:value-type="string">
            <text:p>Manulele</text:p>
          </table:table-cell>
          <table:table-cell office:value-type="string">
            <text:p>Occ-Cast Episode 22 featuring Jason Stevenson of JS Industrie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.29036766144031E+018">
            <text:p>6290367661440310000</text:p>
          </table:table-cell>
          <table:table-cell office:value-type="string">
            <text:p>FailArmy</text:p>
          </table:table-cell>
          <table:table-cell office:value-type="string">
            <text:p>ATV Fails</text:p>
          </table:table-cell>
          <table:table-cell table:number-columns-repeated="2"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7">
          <table:table-cell office:value-type="float" office:value="6.29086973614676E+018">
            <text:p>6290869736146760000</text:p>
          </table:table-cell>
          <table:table-cell office:value-type="string">
            <text:p>Barcroft Media</text:p>
          </table:table-cell>
          <table:table-cell office:value-type="string">
            <text:p>Mischievous Kinkajou Is The Pet You Never Knew You Wanted: CUTE AS FLUFF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9094594221147E+018">
            <text:p>6290945942211470000</text:p>
          </table:table-cell>
          <table:table-cell office:value-type="string">
            <text:p>Neptune Studios</text:p>
          </table:table-cell>
          <table:table-cell office:value-type="string">
            <text:p>Invasion Of The Earthworms!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6.29100672901747E+018">
            <text:p>6291006729017470000</text:p>
          </table:table-cell>
          <table:table-cell office:value-type="string">
            <text:p>Icon</text:p>
          </table:table-cell>
          <table:table-cell office:value-type="string">
            <text:p>12 Strange Beauty Secrets Every Girl Should Know! Lazy Hair &amp; Makeup Hacks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6.29102245188149E+018">
            <text:p>6291022451881490000</text:p>
          </table:table-cell>
          <table:table-cell office:value-type="string">
            <text:p>Newsy</text:p>
          </table:table-cell>
          <table:table-cell office:value-type="string">
            <text:p>Right-Wing Outlets Say A New Study May Invalidate Climate Policies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float" office:value="6.29106655360059E+018">
            <text:p>6291066553600590000</text:p>
          </table:table-cell>
          <table:table-cell office:value-type="string">
            <text:p>Newsy</text:p>
          </table:table-cell>
          <table:table-cell office:value-type="string">
            <text:p>Esports' New Overwatch League Draws In Heavy-Hitting Sports Exec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float" office:value="6.29169020818851E+018">
            <text:p>6291690208188510000</text:p>
          </table:table-cell>
          <table:table-cell office:value-type="string">
            <text:p>Hollyscoop</text:p>
          </table:table-cell>
          <table:table-cell office:value-type="string">
            <text:p>Blac Chyna Returns to Her OLD Job After Being Cut Off by Rob Kardashian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9170578260094E+018">
            <text:p>6291705782600940000</text:p>
          </table:table-cell>
          <table:table-cell office:value-type="string">
            <text:p>New Media Rockstars</text:p>
          </table:table-cell>
          <table:table-cell office:value-type="string">
            <text:p>Spiderman Homecoming REVIEW - Themes &amp; Characters ANALYZE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7">
          <table:table-cell office:value-type="float" office:value="6.29171806031172E+018">
            <text:p>6291718060311720000</text:p>
          </table:table-cell>
          <table:table-cell office:value-type="string">
            <text:p>Hollyscoop</text:p>
          </table:table-cell>
          <table:table-cell office:value-type="string">
            <text:p>Zendaya Responds to Tom Holland Spider-Man Off-Screen Romance Rumors!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float" office:value="6.29174492787609E+018">
            <text:p>6291744927876090000</text:p>
          </table:table-cell>
          <table:table-cell office:value-type="string">
            <text:p>Davids Been Here</text:p>
          </table:table-cell>
          <table:table-cell office:value-type="string">
            <text:p>CUBAN SLANG with Jenny Lorenzo</text:p>
          </table:table-cell>
          <table:table-cell office:value-type="float" office:value="6">
            <text:p>6</text:p>
          </table:table-cell>
          <table:table-cell table:style-name="ce2" table:number-columns-repeated="2"/>
        </table:table-row>
        <table:table-row table:style-name="ro7">
          <table:table-cell office:value-type="float" office:value="6.29213906072441E+018">
            <text:p>6292139060724410000</text:p>
          </table:table-cell>
          <table:table-cell office:value-type="string">
            <text:p>Icon</text:p>
          </table:table-cell>
          <table:table-cell office:value-type="string">
            <text:p>We Tried Weird Food Combinations that People Actually Love! ft. Dennis' Outlet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9">
          <table:table-cell office:value-type="float" office:value="6.29283212444252E+018">
            <text:p>6292832124442520000</text:p>
          </table:table-cell>
          <table:table-cell office:value-type="string">
            <text:p>Mikes Road Trip</text:p>
          </table:table-cell>
          <table:table-cell office:value-type="string">
            <text:p>Raja Ampt in 30 seconds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.29286973756675E+018">
            <text:p>6292869737566750000</text:p>
          </table:table-cell>
          <table:table-cell office:value-type="string">
            <text:p>Style Lab</text:p>
          </table:table-cell>
          <table:table-cell office:value-type="string">
            <text:p>Green Eyes Tutorial with Edita Madatyan -Style Lab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9288365094782E+018">
            <text:p>6292883650947820000</text:p>
          </table:table-cell>
          <table:table-cell office:value-type="string">
            <text:p>Style Lab</text:p>
          </table:table-cell>
          <table:table-cell office:value-type="string">
            <text:p>Orange Lips Tutorial with Katarina Van Derham -Style Lab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float" office:value="6.29306864929096E+018">
            <text:p>6293068649290960000</text:p>
          </table:table-cell>
          <table:table-cell office:value-type="string">
            <text:p>Mayo Clinic</text:p>
          </table:table-cell>
          <table:table-cell office:value-type="string">
            <text:p>CME Preview: Clinical Reviews 2017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5">
          <table:table-cell office:value-type="float" office:value="6.29315128044327E+018">
            <text:p>6293151280443270000</text:p>
          </table:table-cell>
          <table:table-cell office:value-type="string">
            <text:p>Manulele</text:p>
          </table:table-cell>
          <table:table-cell office:value-type="string">
            <text:p>Billabong Surf Jackets - Fall 201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float" office:value="6.2931588787372E+018">
            <text:p>6293158878737200000</text:p>
          </table:table-cell>
          <table:table-cell office:value-type="string">
            <text:p>Manulele</text:p>
          </table:table-cell>
          <table:table-cell office:value-type="string">
            <text:p>Billabong Adventure Division - Fall 201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.29315889036831E+018">
            <text:p>6293158890368310000</text:p>
          </table:table-cell>
          <table:table-cell office:value-type="string">
            <text:p>Manulele</text:p>
          </table:table-cell>
          <table:table-cell office:value-type="string">
            <text:p>Billabong SurfPlus Collection ft. Tyler Warren - Fall 20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4">
          <table:table-cell office:value-type="float" office:value="6.29316648647765E+018">
            <text:p>6293166486477650000</text:p>
          </table:table-cell>
          <table:table-cell office:value-type="string">
            <text:p>Manulele</text:p>
          </table:table-cell>
          <table:table-cell office:value-type="string">
            <text:p>Furnace Carbon Wetsuits (Fall 2017)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8">
          <table:table-cell office:value-type="float" office:value="6.2932236117134E+018">
            <text:p>6293223611713400000</text:p>
          </table:table-cell>
          <table:table-cell office:value-type="string">
            <text:p>Hollyscoop</text:p>
          </table:table-cell>
          <table:table-cell office:value-type="string">
            <text:p>Kylie &amp; Kendall Jenner Make Up for T-Shirt Controversy with New Swimwear Line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6.29324260969671E+018">
            <text:p>6293242609696710000</text:p>
          </table:table-cell>
          <table:table-cell office:value-type="string">
            <text:p>The Fumble</text:p>
          </table:table-cell>
          <table:table-cell office:value-type="string">
            <text:p>Kyrie Irving &amp; Joel Embiid are PISSED Over NBA 2K18 Rating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.29329314338236E+018">
            <text:p>6293293143382360000</text:p>
          </table:table-cell>
          <table:table-cell office:value-type="string">
            <text:p>The Fumble</text:p>
          </table:table-cell>
          <table:table-cell office:value-type="string">
            <text:p>Allen Iverson Fans PISSED After Skipping Big3 Philly Homecoming Ga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9337271602271E+018">
            <text:p>6293372716022710000</text:p>
          </table:table-cell>
          <table:table-cell office:value-type="string">
            <text:p>Hollyscoop</text:p>
          </table:table-cell>
          <table:table-cell office:value-type="string">
            <text:p>Kylie Jenner Goes Underboob CRAZY in GQ Magazine</text:p>
          </table:table-cell>
          <table:table-cell office:value-type="float" office:value="6">
            <text:p>6</text:p>
          </table:table-cell>
          <table:table-cell table:style-name="ce2"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.29343333626651E+018">
            <text:p>6293433336266510000</text:p>
          </table:table-cell>
          <table:table-cell office:value-type="string">
            <text:p>Hollyscoop</text:p>
          </table:table-cell>
          <table:table-cell office:value-type="string">
            <text:p>Kendall Jenner is the MOST Naked She's Ever Been on Instagram!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5">
          <table:table-cell office:value-type="float" office:value="6.2934619850207E+018">
            <text:p>6293461985020700000</text:p>
          </table:table-cell>
          <table:table-cell office:value-type="string">
            <text:p>Neptune Studios</text:p>
          </table:table-cell>
          <table:table-cell office:value-type="string">
            <text:p>Why It Sucks to Be a Male Hyena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</table:table-row>
        <table:table-row table:style-name="ro7">
          <table:table-cell office:value-type="float" office:value="6.29357100455285E+018">
            <text:p>6293571004552850000</text:p>
          </table:table-cell>
          <table:table-cell office:value-type="string">
            <text:p>Hollyscoop</text:p>
          </table:table-cell>
          <table:table-cell office:value-type="string">
            <text:p>Kendall &amp; Kylie Jenner FIRE BACK at T-Shirt Lawsuit, Respond to Criticism</text:p>
          </table:table-cell>
          <table:table-cell table:number-columns-repeated="3" office:value-type="float" office:value="3">
            <text:p>3</text:p>
          </table:table-cell>
        </table:table-row>
        <table:table-row table:style-name="ro9">
          <table:table-cell office:value-type="float" office:value="6.29359800752123E+018">
            <text:p>6293598007521230000</text:p>
          </table:table-cell>
          <table:table-cell office:value-type="string">
            <text:p>People Are Awesome</text:p>
          </table:table-cell>
          <table:table-cell office:value-type="string">
            <text:p>Five X Buzzer Beaters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9362534985834E+018">
            <text:p>6293625349858340000</text:p>
          </table:table-cell>
          <table:table-cell office:value-type="string">
            <text:p>Newsy</text:p>
          </table:table-cell>
          <table:table-cell office:value-type="string">
            <text:p>NCAA Tigers Are Teaming Up To Protect Tigers In The Wil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9369106933224E+018">
            <text:p>6293691069332240000</text:p>
          </table:table-cell>
          <table:table-cell office:value-type="string">
            <text:p>Hollyscoop</text:p>
          </table:table-cell>
          <table:table-cell office:value-type="string">
            <text:p>Kylie Jenner Meets Her TWIN in Hollywood!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.29373395058694E+018">
            <text:p>6293733950586940000</text:p>
          </table:table-cell>
          <table:table-cell office:value-type="string">
            <text:p>Hollyscoop</text:p>
          </table:table-cell>
          <table:table-cell office:value-type="string">
            <text:p>Did Blac Chyna PURPOSELY Copy Kylie Jenner's Outfit?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9382492383119E+018">
            <text:p>6293824923831190000</text:p>
          </table:table-cell>
          <table:table-cell office:value-type="string">
            <text:p>Neptune Studios</text:p>
          </table:table-cell>
          <table:table-cell office:value-type="string">
            <text:p>What Is The Shape of Space? (ft. PhD Comics)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6.29387541489946E+018">
            <text:p>6293875414899460000</text:p>
          </table:table-cell>
          <table:table-cell office:value-type="string">
            <text:p>Newsy</text:p>
          </table:table-cell>
          <table:table-cell office:value-type="string">
            <text:p>Tweets Praise Reporter For Streaming 'Off-Camera' White House Briefing</text:p>
          </table:table-cell>
          <table:table-cell office:value-type="float" office:value="3">
            <text:p>3</text:p>
          </table:table-cell>
          <table:table-cell table:style-name="ce2"/>
          <table:table-cell office:value-type="float" office:value="3">
            <text:p>3</text:p>
          </table:table-cell>
        </table:table-row>
        <table:table-row table:style-name="ro6">
          <table:table-cell office:value-type="float" office:value="6.29399162623797E+018">
            <text:p>6293991626237970000</text:p>
          </table:table-cell>
          <table:table-cell office:value-type="string">
            <text:p>Hollyscoop</text:p>
          </table:table-cell>
          <table:table-cell office:value-type="string">
            <text:p>Selena Gomez's 'Bad Liar' Merch, Justin Bieber Singing for Jesus, Rob &amp; Chyna's Custody Battle -DR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4">
          <table:table-cell office:value-type="float" office:value="6.29417889047792E+018">
            <text:p>6294178890477920000</text:p>
          </table:table-cell>
          <table:table-cell office:value-type="string">
            <text:p>Mashable News</text:p>
          </table:table-cell>
          <table:table-cell office:value-type="string">
            <text:p>Someone made a fidget spinner for adult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3">
          <table:table-cell office:value-type="float" office:value="6.29420616757752E+018">
            <text:p>6294206167577520000</text:p>
          </table:table-cell>
          <table:table-cell office:value-type="string">
            <text:p>Manulele</text:p>
          </table:table-cell>
          <table:table-cell office:value-type="string">
            <text:p>What Joel Parkinson, Jack Freestone and Jack Robinson Love About Tahiti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.29421687638932E+018">
            <text:p>6294216876389320000</text:p>
          </table:table-cell>
          <table:table-cell office:value-type="string">
            <text:p>JukinVideo</text:p>
          </table:table-cell>
          <table:table-cell office:value-type="string">
            <text:p>Big Cats Video Compilation from the JukinVideo Vaul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6.29434100941073E+018">
            <text:p>6294341009410730000</text:p>
          </table:table-cell>
          <table:table-cell office:value-type="string">
            <text:p>FailArmy</text:p>
          </table:table-cell>
          <table:table-cell office:value-type="string">
            <text:p>There's A Truck In The Lake!: Fails of the Week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6.29435362360182E+018">
            <text:p>6294353623601820000</text:p>
          </table:table-cell>
          <table:table-cell office:value-type="string">
            <text:p>ZoominTV</text:p>
          </table:table-cell>
          <table:table-cell office:value-type="string">
            <text:p>Naked and afraid: Skydiving with a twist</text:p>
          </table:table-cell>
          <table:table-cell table:number-columns-repeated="2" office:value-type="float" office:value="23">
            <text:p>2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float" office:value="6.2943536237875E+018">
            <text:p>6294353623787500000</text:p>
          </table:table-cell>
          <table:table-cell office:value-type="string">
            <text:p>ZoominTV</text:p>
          </table:table-cell>
          <table:table-cell office:value-type="string">
            <text:p>10 edgiest upcoming indie games of 2017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9">
          <table:table-cell office:value-type="float" office:value="6.29440047042313E+018">
            <text:p>6294400470423130000</text:p>
          </table:table-cell>
          <table:table-cell office:value-type="string">
            <text:p>ZoominTV</text:p>
          </table:table-cell>
          <table:table-cell office:value-type="string">
            <text:p>Top 10 - Games of 201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float" office:value="6.29441437884756E+018">
            <text:p>6294414378847560000</text:p>
          </table:table-cell>
          <table:table-cell office:value-type="string">
            <text:p>ZoominTV</text:p>
          </table:table-cell>
          <table:table-cell office:value-type="string">
            <text:p>R.I.P. Unicorn Frapp: Why it will haunt us forever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9">
          <table:table-cell office:value-type="float" office:value="6.29442958813457E+018">
            <text:p>6294429588134570000</text:p>
          </table:table-cell>
          <table:table-cell office:value-type="string">
            <text:p>ZoominTV</text:p>
          </table:table-cell>
          <table:table-cell office:value-type="string">
            <text:p>Top 10 - Game babes of 2016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float" office:value="6.29442963701495E+018">
            <text:p>6294429637014950000</text:p>
          </table:table-cell>
          <table:table-cell office:value-type="string">
            <text:p>ZoominTV</text:p>
          </table:table-cell>
          <table:table-cell office:value-type="string">
            <text:p>The bitter truth about your tasty Easter eggs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6.29444229238591E+018">
            <text:p>6294442292385910000</text:p>
          </table:table-cell>
          <table:table-cell office:value-type="string">
            <text:p>ZoominTV</text:p>
          </table:table-cell>
          <table:table-cell office:value-type="string">
            <text:p>Kid chef: How (not) to make American burg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444608537577E+018">
            <text:p>6294446085375770000</text:p>
          </table:table-cell>
          <table:table-cell office:value-type="string">
            <text:p>ZoominTV</text:p>
          </table:table-cell>
          <table:table-cell office:value-type="string">
            <text:p>The history of Mario in 1 minute!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6.29446003716454E+018">
            <text:p>6294460037164540000</text:p>
          </table:table-cell>
          <table:table-cell office:value-type="string">
            <text:p>ZoominTV</text:p>
          </table:table-cell>
          <table:table-cell office:value-type="string">
            <text:p>Brazil's meat scandal created an unintended benefit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5">
          <table:table-cell office:value-type="float" office:value="6.29446131666018E+018">
            <text:p>6294461316660180000</text:p>
          </table:table-cell>
          <table:table-cell office:value-type="string">
            <text:p>ZoominTV</text:p>
          </table:table-cell>
          <table:table-cell office:value-type="string">
            <text:p>10 awesome upcoming RPGs in 201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.29447275530189E+018">
            <text:p>6294472755301890000</text:p>
          </table:table-cell>
          <table:table-cell office:value-type="string">
            <text:p>ZoominTV</text:p>
          </table:table-cell>
          <table:table-cell office:value-type="string">
            <text:p>Are Brazil's disturbing meat ingredients noticeable?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6.29447783189406E+018">
            <text:p>6294477831894060000</text:p>
          </table:table-cell>
          <table:table-cell office:value-type="string">
            <text:p>ZoominTV</text:p>
          </table:table-cell>
          <table:table-cell office:value-type="string">
            <text:p>10 awesome upcoming shooters in 2017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6.29448551280773E+018">
            <text:p>6294485512807730000</text:p>
          </table:table-cell>
          <table:table-cell office:value-type="string">
            <text:p>ZoominTV</text:p>
          </table:table-cell>
          <table:table-cell office:value-type="string">
            <text:p>Kid Chef: How (not) to make Russian Borsch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9">
          <table:table-cell office:value-type="float" office:value="6.29451210704874E+018">
            <text:p>6294512107048740000</text:p>
          </table:table-cell>
          <table:table-cell office:value-type="string">
            <text:p>ZoominTV</text:p>
          </table:table-cell>
          <table:table-cell office:value-type="string">
            <text:p>Top 10 - Worst games of 2016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float" office:value="6.29452223596648E+018">
            <text:p>6294522235966480000</text:p>
          </table:table-cell>
          <table:table-cell office:value-type="string">
            <text:p>ZoominTV</text:p>
          </table:table-cell>
          <table:table-cell office:value-type="string">
            <text:p>Kid Chef: How (not) to make Dutch Pea so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452856727878E+018">
            <text:p>6294528567278780000</text:p>
          </table:table-cell>
          <table:table-cell office:value-type="string">
            <text:p>Vin Di Bona Productions</text:p>
          </table:table-cell>
          <table:table-cell office:value-type="string">
            <text:p>11 Huskies Who Love To Sing</text:p>
          </table:table-cell>
          <table:table-cell table:number-columns-repeated="3" office:value-type="float" office:value="6">
            <text:p>6</text:p>
          </table:table-cell>
        </table:table-row>
        <table:table-row table:style-name="ro4">
          <table:table-cell office:value-type="float" office:value="6.29453489123046E+018">
            <text:p>6294534891230460000</text:p>
          </table:table-cell>
          <table:table-cell office:value-type="string">
            <text:p>ZoominTV</text:p>
          </table:table-cell>
          <table:table-cell office:value-type="string">
            <text:p>10 scariest upcoming horror games 2017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float" office:value="6.29453750890239E+018">
            <text:p>6294537508902390000</text:p>
          </table:table-cell>
          <table:table-cell office:value-type="string">
            <text:p>ZoominTV</text:p>
          </table:table-cell>
          <table:table-cell office:value-type="string">
            <text:p>Street art and dolls? Soviet Russia would disappro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9455020508466E+018">
            <text:p>6294550205084660000</text:p>
          </table:table-cell>
          <table:table-cell office:value-type="string">
            <text:p>ZoominTV</text:p>
          </table:table-cell>
          <table:table-cell office:value-type="string">
            <text:p>NINTENDO SWITCH HAS FIVE PLAYING STYLES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float" office:value="6.29455655974605E+018">
            <text:p>6294556559746050000</text:p>
          </table:table-cell>
          <table:table-cell office:value-type="string">
            <text:p>Vin Di Bona Productions</text:p>
          </table:table-cell>
          <table:table-cell office:value-type="string">
            <text:p>Adorable Baby Dances The Whip And Nae Na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.29456292672723E+018">
            <text:p>6294562926727230000</text:p>
          </table:table-cell>
          <table:table-cell office:value-type="string">
            <text:p>ZoominTV</text:p>
          </table:table-cell>
          <table:table-cell office:value-type="string">
            <text:p>NES: THE CONSOLE THAT ALMOST WASN'T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6.29457310074572E+018">
            <text:p>6294573100745720000</text:p>
          </table:table-cell>
          <table:table-cell office:value-type="string">
            <text:p>ZoominTV</text:p>
          </table:table-cell>
          <table:table-cell office:value-type="string">
            <text:p>Today 10 Years Ago BULLY Came out!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9">
          <table:table-cell office:value-type="float" office:value="6.29458706870629E+018">
            <text:p>6294587068706290000</text:p>
          </table:table-cell>
          <table:table-cell office:value-type="string">
            <text:p>ZoominTV</text:p>
          </table:table-cell>
          <table:table-cell office:value-type="string">
            <text:p>STARCRAFT GOT CUTE!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6.29459852923141E+018">
            <text:p>6294598529231410000</text:p>
          </table:table-cell>
          <table:table-cell office:value-type="string">
            <text:p>ZoominTV</text:p>
          </table:table-cell>
          <table:table-cell office:value-type="string">
            <text:p>Another Top 5 - games pulled from stores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8">
          <table:table-cell office:value-type="float" office:value="6.29460995247188E+018">
            <text:p>6294609952471880000</text:p>
          </table:table-cell>
          <table:table-cell office:value-type="string">
            <text:p>The Fumble</text:p>
          </table:table-cell>
          <table:table-cell office:value-type="string">
            <text:p>Lonzo, LaVar &amp; LaMelo Ball Dance to Michael Jackson and Hit the Quan on Instagram Liv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6.29461370411744E+018">
            <text:p>6294613704117440000</text:p>
          </table:table-cell>
          <table:table-cell office:value-type="string">
            <text:p>ZoominTV</text:p>
          </table:table-cell>
          <table:table-cell office:value-type="string">
            <text:p>TIBIA'S SECRET DOOR HAS BEEN UNLOCKED!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float" office:value="6.29462133447494E+018">
            <text:p>6294621334474940000</text:p>
          </table:table-cell>
          <table:table-cell office:value-type="string">
            <text:p>Fast Company</text:p>
          </table:table-cell>
          <table:table-cell office:value-type="string">
            <text:p>Here's How Giphy Is Personalizing GIFs With Its New L.A. Studio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94625152688E+018">
            <text:p>6294625152688000000</text:p>
          </table:table-cell>
          <table:table-cell office:value-type="string">
            <text:p>ZoominTV</text:p>
          </table:table-cell>
          <table:table-cell office:value-type="string">
            <text:p>WORLD RECORD SUPER MARIO BROS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</table:table-row>
        <table:table-row table:style-name="ro5">
          <table:table-cell office:value-type="float" office:value="6.29463660414328E+018">
            <text:p>6294636604143280000</text:p>
          </table:table-cell>
          <table:table-cell office:value-type="string">
            <text:p>ZoominTV</text:p>
          </table:table-cell>
          <table:table-cell office:value-type="string">
            <text:p>24 Years Of Mortal Kombat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float" office:value="6.29464167224191E+018">
            <text:p>6294641672241910000</text:p>
          </table:table-cell>
          <table:table-cell office:value-type="string">
            <text:p>Vin Di Bona Productions</text:p>
          </table:table-cell>
          <table:table-cell office:value-type="string">
            <text:p>Gassy Baby Makes Silly Faces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.29466067554949E+018">
            <text:p>6294660675549490000</text:p>
          </table:table-cell>
          <table:table-cell office:value-type="string">
            <text:p>ZoominTV</text:p>
          </table:table-cell>
          <table:table-cell office:value-type="string">
            <text:p>Cope With Anger Management! Play Office Freakout!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6.29467467933205E+018">
            <text:p>6294674679332050000</text:p>
          </table:table-cell>
          <table:table-cell office:value-type="string">
            <text:p>ZoominTV</text:p>
          </table:table-cell>
          <table:table-cell office:value-type="string">
            <text:p>Germany's sexiest Christmas market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9467590395995E+018">
            <text:p>6294675903959950000</text:p>
          </table:table-cell>
          <table:table-cell office:value-type="string">
            <text:p>ZoominTV</text:p>
          </table:table-cell>
          <table:table-cell office:value-type="string">
            <text:p>10 banned video game commercials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.29468225113531E+018">
            <text:p>6294682251135310000</text:p>
          </table:table-cell>
          <table:table-cell office:value-type="string">
            <text:p>The Fumble</text:p>
          </table:table-cell>
          <table:table-cell office:value-type="string">
            <text:p>Falcons Rookie Duke Riley Pulls a F***ing SUV as His Workout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.29468856570588E+018">
            <text:p>6294688565705880000</text:p>
          </table:table-cell>
          <table:table-cell office:value-type="string">
            <text:p>Icon</text:p>
          </table:table-cell>
          <table:table-cell office:value-type="string">
            <text:p>5 Weird As Seen on TV Products Put To The Test | Dont BUY Until I TRY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.29468993609117E+018">
            <text:p>6294689936091170000</text:p>
          </table:table-cell>
          <table:table-cell office:value-type="string">
            <text:p>ZoominTV</text:p>
          </table:table-cell>
          <table:table-cell office:value-type="string">
            <text:p>Minecraft Education Edition Coming To Your School!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6.29470265759602E+018">
            <text:p>6294702657596020000</text:p>
          </table:table-cell>
          <table:table-cell office:value-type="string">
            <text:p>ZoominTV</text:p>
          </table:table-cell>
          <table:table-cell office:value-type="string">
            <text:p>Top 5 - Awkward cutscenes in gamin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29471788971549E+018">
            <text:p>6294717889715490000</text:p>
          </table:table-cell>
          <table:table-cell office:value-type="string">
            <text:p>ZoominTV</text:p>
          </table:table-cell>
          <table:table-cell office:value-type="string">
            <text:p>10 secret areas in games you didn’t know existed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6.29472807648742E+018">
            <text:p>6294728076487420000</text:p>
          </table:table-cell>
          <table:table-cell office:value-type="string">
            <text:p>ZoominTV</text:p>
          </table:table-cell>
          <table:table-cell office:value-type="string">
            <text:p>Warcraft 2 Story Possibly Leaked!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6.29474075412207E+018">
            <text:p>6294740754122070000</text:p>
          </table:table-cell>
          <table:table-cell office:value-type="string">
            <text:p>ZoominTV</text:p>
          </table:table-cell>
          <table:table-cell office:value-type="string">
            <text:p>Super Mario Bros Anniversary Trivi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6.29474454608668E+018">
            <text:p>6294744546086680000</text:p>
          </table:table-cell>
          <table:table-cell office:value-type="string">
            <text:p>Wochit Entertainment</text:p>
          </table:table-cell>
          <table:table-cell office:value-type="string">
            <text:p>Controversial Beyoncé Wax Figure Gets Makeover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4">
          <table:table-cell office:value-type="float" office:value="6.29475348509147E+018">
            <text:p>6294753485091470000</text:p>
          </table:table-cell>
          <table:table-cell office:value-type="string">
            <text:p>ZoominTV</text:p>
          </table:table-cell>
          <table:table-cell office:value-type="string">
            <text:p>GameCube and Luigi's Mansion 15th Anniversary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6.29476109595897E+018">
            <text:p>6294761095958970000</text:p>
          </table:table-cell>
          <table:table-cell office:value-type="string">
            <text:p>ZoominTV</text:p>
          </table:table-cell>
          <table:table-cell office:value-type="string">
            <text:p>South Park rebuilt from scratch!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9476231774672E+018">
            <text:p>6294762317746720000</text:p>
          </table:table-cell>
          <table:table-cell office:value-type="string">
            <text:p>Fast Company</text:p>
          </table:table-cell>
          <table:table-cell office:value-type="string">
            <text:p>Why The Atlanta Falcons' Futuristic New Stadium Has Throwback Pric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477126684237E+018">
            <text:p>6294771266842370000</text:p>
          </table:table-cell>
          <table:table-cell office:value-type="string">
            <text:p>Vin Di Bona Productions</text:p>
          </table:table-cell>
          <table:table-cell office:value-type="string">
            <text:p>Silly Sisters Rollercoaster Reaction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5">
          <table:table-cell office:value-type="float" office:value="6.29477885138059E+018">
            <text:p>6294778851380590000</text:p>
          </table:table-cell>
          <table:table-cell office:value-type="string">
            <text:p>ZoominTV</text:p>
          </table:table-cell>
          <table:table-cell office:value-type="string">
            <text:p>10 games with hilariously bad box art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5">
          <table:table-cell office:value-type="float" office:value="6.2947865094206E+018">
            <text:p>6294786509420600000</text:p>
          </table:table-cell>
          <table:table-cell office:value-type="string">
            <text:p>ZoominTV</text:p>
          </table:table-cell>
          <table:table-cell office:value-type="string">
            <text:p>Fallout 4 and DOOM VR is scary as hell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6.29480935846102E+018">
            <text:p>6294809358461020000</text:p>
          </table:table-cell>
          <table:table-cell office:value-type="string">
            <text:p>ZoominTV</text:p>
          </table:table-cell>
          <table:table-cell office:value-type="string">
            <text:p>Cajun haunting: Ghost of a slave gir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485772655912E+018">
            <text:p>6294857726559120000</text:p>
          </table:table-cell>
          <table:table-cell office:value-type="string">
            <text:p>ZoominTV</text:p>
          </table:table-cell>
          <table:table-cell office:value-type="string">
            <text:p>Top 5 - Weird haircuts in gaming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office:value-type="float" office:value="6.29489458614485E+018">
            <text:p>6294894586144850000</text:p>
          </table:table-cell>
          <table:table-cell office:value-type="string">
            <text:p>ZoominTV</text:p>
          </table:table-cell>
          <table:table-cell office:value-type="string">
            <text:p>8 upcoming WWI and WWII games you should check out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492128569641E+018">
            <text:p>6294921285696410000</text:p>
          </table:table-cell>
          <table:table-cell office:value-type="string">
            <text:p>Vin Di Bona Productions</text:p>
          </table:table-cell>
          <table:table-cell office:value-type="string">
            <text:p>Chihuahua Merry Go Roun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9493772116897E+018">
            <text:p>6294937721168970000</text:p>
          </table:table-cell>
          <table:table-cell office:value-type="string">
            <text:p>Wochit Entertainment</text:p>
          </table:table-cell>
          <table:table-cell office:value-type="string">
            <text:p>Halo TV Series Is Still In The Works With Microsoft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5">
          <table:table-cell office:value-type="float" office:value="6.29495045759415E+018">
            <text:p>6294950457594150000</text:p>
          </table:table-cell>
          <table:table-cell office:value-type="string">
            <text:p>Wochit Entertainment</text:p>
          </table:table-cell>
          <table:table-cell office:value-type="string">
            <text:p>New Trailer For 'Stranger Things'</text:p>
          </table:table-cell>
          <table:table-cell table:style-name="ce2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9505827865955E+018">
            <text:p>6295058278659550000</text:p>
          </table:table-cell>
          <table:table-cell office:value-type="string">
            <text:p>Newsy</text:p>
          </table:table-cell>
          <table:table-cell office:value-type="string">
            <text:p>\Girls Trip\" Is The First Hit Adult Comedy Of the Summer — By A Lot"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office:value-type="string">
            <text:p>Girls Trip" Is The First Hit Adult Comedy Of the Summer — By A Lot"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506207202765E+018">
            <text:p>6295062072027650000</text:p>
          </table:table-cell>
          <table:table-cell office:value-type="string">
            <text:p>Vin Di Bona Productions</text:p>
          </table:table-cell>
          <table:table-cell office:value-type="string">
            <text:p>AFV's Favorite Fourth Of July Moments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517489594954E+018">
            <text:p>6295174895949540000</text:p>
          </table:table-cell>
          <table:table-cell office:value-type="string">
            <text:p>Fashion News World</text:p>
          </table:table-cell>
          <table:table-cell office:value-type="string">
            <text:p>Missoni - Fall 2017 - Revolution!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29517514161657E+018">
            <text:p>6295175141616570000</text:p>
          </table:table-cell>
          <table:table-cell office:value-type="string">
            <text:p>Barcroft Media</text:p>
          </table:table-cell>
          <table:table-cell office:value-type="string">
            <text:p>World’s First Sideways VW Camper Van: RIDICULOUS RIDES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float" office:value="6.29520113449823E+018">
            <text:p>6295201134498230000</text:p>
          </table:table-cell>
          <table:table-cell office:value-type="string">
            <text:p>GT Channel</text:p>
          </table:table-cell>
          <table:table-cell office:value-type="string">
            <text:p>Watch Me Fy The HondaJet With Tips &amp; Trick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6.29526173815372E+018">
            <text:p>6295261738153720000</text:p>
          </table:table-cell>
          <table:table-cell office:value-type="string">
            <text:p>Mikes Road Trip</text:p>
          </table:table-cell>
          <table:table-cell office:value-type="string">
            <text:p>Vlog from Cancun, Mexico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.29530195237384E+018">
            <text:p>6295301952373840000</text:p>
          </table:table-cell>
          <table:table-cell office:value-type="string">
            <text:p>GT Channel</text:p>
          </table:table-cell>
          <table:table-cell office:value-type="string">
            <text:p>Air Cooled Porsche Heaven Luftgekhlt Experience in VR36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.29532317216749E+018">
            <text:p>6295323172167490000</text:p>
          </table:table-cell>
          <table:table-cell office:value-type="string">
            <text:p>Newsy</text:p>
          </table:table-cell>
          <table:table-cell office:value-type="string">
            <text:p>A Bikini Competition Aims To Reinvent What It Means To Get Olde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9">
          <table:table-cell office:value-type="float" office:value="6.29532535738258E+018">
            <text:p>6295325357382580000</text:p>
          </table:table-cell>
          <table:table-cell office:value-type="string">
            <text:p>Mashable Technology</text:p>
          </table:table-cell>
          <table:table-cell office:value-type="string">
            <text:p>Is this the new fidget spinner?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/>
        </table:table-row>
        <table:table-row table:style-name="ro7">
          <table:table-cell office:value-type="float" office:value="6.29537415252505E+018">
            <text:p>6295374152525050000</text:p>
          </table:table-cell>
          <table:table-cell office:value-type="string">
            <text:p>Hollyscoop</text:p>
          </table:table-cell>
          <table:table-cell office:value-type="string">
            <text:p>Blac Chyna Enjoys Sexy Time with New Mystery Man from Nicki Minaj Video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3">
          <table:table-cell office:value-type="float" office:value="6.29538048114483E+018">
            <text:p>6295380481144830000</text:p>
          </table:table-cell>
          <table:table-cell office:value-type="string">
            <text:p>Hollyscoop</text:p>
          </table:table-cell>
          <table:table-cell office:value-type="string">
            <text:p>Kylie Jenner Snapchat Hacker Threatens to Release NUDE Photo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7">
          <table:table-cell office:value-type="float" office:value="6.29539574610679E+018">
            <text:p>6295395746106790000</text:p>
          </table:table-cell>
          <table:table-cell office:value-type="string">
            <text:p>Hollyscoop</text:p>
          </table:table-cell>
          <table:table-cell office:value-type="string">
            <text:p>Kylie Jenner's Boobs are BIGGER Than Ever in Latest Instagram Photo; Plastic Surgery?! -JS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6.29543258978764E+018">
            <text:p>6295432589787640000</text:p>
          </table:table-cell>
          <table:table-cell office:value-type="string">
            <text:p>Wochit Tech</text:p>
          </table:table-cell>
          <table:table-cell office:value-type="string">
            <text:p>Could Roombas Make Maps Of Your Home?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6.29543525916337E+018">
            <text:p>6295435259163370000</text:p>
          </table:table-cell>
          <table:table-cell office:value-type="string">
            <text:p>Vin Di Bona Productions</text:p>
          </table:table-cell>
          <table:table-cell office:value-type="string">
            <text:p>19 Reasons Not To Mess With Chihuahua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.29547963105825E+018">
            <text:p>6295479631058250000</text:p>
          </table:table-cell>
          <table:table-cell office:value-type="string">
            <text:p>Wochit News</text:p>
          </table:table-cell>
          <table:table-cell office:value-type="string">
            <text:p>Serie Basada En 'Halo' Sigue En Desarollo Con Microsoft</text:p>
          </table:table-cell>
          <table:table-cell office:value-type="float" office:value="4">
            <text:p>4</text:p>
          </table:table-cell>
          <table:table-cell table:style-name="ce2" table:number-columns-repeated="2"/>
        </table:table-row>
        <table:table-row table:style-name="ro5">
          <table:table-cell office:value-type="float" office:value="6.29549996344731E+018">
            <text:p>6295499963447310000</text:p>
          </table:table-cell>
          <table:table-cell office:value-type="string">
            <text:p>Fashion News World</text:p>
          </table:table-cell>
          <table:table-cell office:value-type="string">
            <text:p>Tadashi Shoji - Fall 2017 - It's a Revolution</text:p>
          </table:table-cell>
          <table:table-cell office:value-type="float" office:value="3">
            <text:p>3</text:p>
          </table:table-cell>
          <table:table-cell table:style-name="ce2"/>
          <table:table-cell office:value-type="float" office:value="3">
            <text:p>3</text:p>
          </table:table-cell>
        </table:table-row>
        <table:table-row table:style-name="ro5">
          <table:table-cell office:value-type="float" office:value="6.29556338772832E+018">
            <text:p>6295563387728320000</text:p>
          </table:table-cell>
          <table:table-cell office:value-type="string">
            <text:p>Vin Di Bona Productions</text:p>
          </table:table-cell>
          <table:table-cell office:value-type="string">
            <text:p>Cute Toddler Misses His Eyebrows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float" office:value="6.29566516101954E+018">
            <text:p>6295665161019540000</text:p>
          </table:table-cell>
          <table:table-cell office:value-type="string">
            <text:p>Newsy</text:p>
          </table:table-cell>
          <table:table-cell office:value-type="string">
            <text:p>Sperm Count Is Declining In Western Men, And Scientists Don't Know Wh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9566516247389E+018">
            <text:p>6295665162473890000</text:p>
          </table:table-cell>
          <table:table-cell office:value-type="string">
            <text:p>Hollyscoop</text:p>
          </table:table-cell>
          <table:table-cell office:value-type="string">
            <text:p>Justin Bieber Tells Fans Why He Cancelled 'Purpose' Tou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6.29570718228538E+018">
            <text:p>6295707182285380000</text:p>
          </table:table-cell>
          <table:table-cell office:value-type="string">
            <text:p>Wochit News</text:p>
          </table:table-cell>
          <table:table-cell office:value-type="string">
            <text:p>Things That May Cause A Break Ou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9571609952119E+018">
            <text:p>6295716099521190000</text:p>
          </table:table-cell>
          <table:table-cell office:value-type="string">
            <text:p>Wochit Entertainment</text:p>
          </table:table-cell>
          <table:table-cell office:value-type="string">
            <text:p>Real ‘Rick And Morty’ Szechuan Sauce Is On Its Wa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9574406047207E+018">
            <text:p>6295744060472070000</text:p>
          </table:table-cell>
          <table:table-cell office:value-type="string">
            <text:p>The Fumble</text:p>
          </table:table-cell>
          <table:table-cell office:value-type="string">
            <text:p>Draymond Green Assault Victim Says He Wakes Up Cryin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6.29575134953174E+018">
            <text:p>6295751349531740000</text:p>
          </table:table-cell>
          <table:table-cell office:value-type="string">
            <text:p>Neptune Studios</text:p>
          </table:table-cell>
          <table:table-cell office:value-type="string">
            <text:p>Why It's HARD To Land on Mars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</table:table-row>
        <table:table-row table:style-name="ro5">
          <table:table-cell office:value-type="float" office:value="6.29575138492484E+018">
            <text:p>6295751384924840000</text:p>
          </table:table-cell>
          <table:table-cell office:value-type="string">
            <text:p>Neptune Studios</text:p>
          </table:table-cell>
          <table:table-cell office:value-type="string">
            <text:p>The Mountain Or Valley?" Illusion"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7">
          <table:table-cell office:value-type="float" office:value="6.295787449549E+018">
            <text:p>6295787449549000000</text:p>
          </table:table-cell>
          <table:table-cell office:value-type="string">
            <text:p>New Media Rockstars</text:p>
          </table:table-cell>
          <table:table-cell office:value-type="string">
            <text:p>DUNKIRK REVIEW - How Nolans Timeline Creates an Honest War Fil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9584684957651E+018">
            <text:p>6295846849576510000</text:p>
          </table:table-cell>
          <table:table-cell office:value-type="string">
            <text:p>Wochit Entertainment</text:p>
          </table:table-cell>
          <table:table-cell office:value-type="string">
            <text:p>Jada Pinkett Smith Discusses Dealing Drugs &amp; Tupac Shakur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9586983071595E+018">
            <text:p>6295869830715950000</text:p>
          </table:table-cell>
          <table:table-cell office:value-type="string">
            <text:p>Wochit Entertainment</text:p>
          </table:table-cell>
          <table:table-cell office:value-type="string">
            <text:p>Kel Mitchell Becomes A Dad Again!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9600130333116E+018">
            <text:p>6296001303331160000</text:p>
          </table:table-cell>
          <table:table-cell office:value-type="string">
            <text:p>Wochit Business</text:p>
          </table:table-cell>
          <table:table-cell office:value-type="string">
            <text:p>Nissan Leaf includes one-pedal driving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9600640979731E+018">
            <text:p>6296006409797310000</text:p>
          </table:table-cell>
          <table:table-cell office:value-type="string">
            <text:p>Splash News</text:p>
          </table:table-cell>
          <table:table-cell office:value-type="string">
            <text:p>DTLA Talks: San Diego Comic-Con 2017, Game of Thrones, and Cosplay!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9602060656111E+018">
            <text:p>6296020606561110000</text:p>
          </table:table-cell>
          <table:table-cell office:value-type="string">
            <text:p>CMS Test</text:p>
          </table:table-cell>
          <table:table-cell office:value-type="string">
            <text:p>Frequency Sizzle Ree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4">
          <table:table-cell office:value-type="float" office:value="6.29603055328688E+018">
            <text:p>6296030553286880000</text:p>
          </table:table-cell>
          <table:table-cell office:value-type="string">
            <text:p>Hollyscoop</text:p>
          </table:table-cell>
          <table:table-cell office:value-type="string">
            <text:p>Justin Bieber QUITTING Music for Jesus!?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9604319059137E+018">
            <text:p>6296043190591370000</text:p>
          </table:table-cell>
          <table:table-cell office:value-type="string">
            <text:p>Wochit Tech</text:p>
          </table:table-cell>
          <table:table-cell office:value-type="string">
            <text:p>Buenas Ventas Del Switch Podría Traer Malas Noticias Para Ninte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9608631612711E+018">
            <text:p>6296086316127110000</text:p>
          </table:table-cell>
          <table:table-cell office:value-type="string">
            <text:p>Icon</text:p>
          </table:table-cell>
          <table:table-cell office:value-type="string">
            <text:p>Weird Back To School Supplies You Need To Try 2017! Natalies Outlet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9">
          <table:table-cell office:value-type="float" office:value="6.29609909989456E+018">
            <text:p>6296099099894560000</text:p>
          </table:table-cell>
          <table:table-cell office:value-type="string">
            <text:p>Wochit Tech</text:p>
          </table:table-cell>
          <table:table-cell office:value-type="string">
            <text:p>Google Pixel 2 Detail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9618567125994E+018">
            <text:p>6296185671259940000</text:p>
          </table:table-cell>
          <table:table-cell office:value-type="string">
            <text:p>Wochit News</text:p>
          </table:table-cell>
          <table:table-cell office:value-type="string">
            <text:p>New X-Men Show 'The Gifted' to Deal With Bigotry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float" office:value="6.29622902091754E+018">
            <text:p>6296229020917540000</text:p>
          </table:table-cell>
          <table:table-cell office:value-type="string">
            <text:p>Wochit Entertainment</text:p>
          </table:table-cell>
          <table:table-cell office:value-type="string">
            <text:p>South African Musician To Open Old Age Home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6.29623156256452E+018">
            <text:p>6296231562564520000</text:p>
          </table:table-cell>
          <table:table-cell office:value-type="string">
            <text:p>Wochit Entertainment</text:p>
          </table:table-cell>
          <table:table-cell office:value-type="string">
            <text:p>Amy Schumer Responds to Anne Hathaway \Barbie\" Rumors"</text:p>
          </table:table-cell>
          <table:table-cell table:number-columns-repeated="3" office:value-type="float" office:value="4">
            <text:p>4</text:p>
          </table:table-cell>
        </table:table-row>
        <table:table-row table:style-name="ro3">
          <table:table-cell table:style-name="ce2" table:number-columns-repeated="2"/>
          <table:table-cell office:value-type="string">
            <text:p>Amy Schumer Responds to Anne Hathaway Barbie" Rumors"</text:p>
          </table:table-cell>
          <table:table-cell table:number-columns-repeated="3" office:value-type="float" office:value="2">
            <text:p>2</text:p>
          </table:table-cell>
        </table:table-row>
        <table:table-row table:style-name="ro4">
          <table:table-cell office:value-type="float" office:value="6.2962430781153E+018">
            <text:p>6296243078115300000</text:p>
          </table:table-cell>
          <table:table-cell office:value-type="string">
            <text:p>Wochit News</text:p>
          </table:table-cell>
          <table:table-cell office:value-type="string">
            <text:p>Researchers: Sperm Count Down in Western Me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635210667594E+018">
            <text:p>6296352106675940000</text:p>
          </table:table-cell>
          <table:table-cell office:value-type="string">
            <text:p>Neptune Studios</text:p>
          </table:table-cell>
          <table:table-cell office:value-type="string">
            <text:p>TRANSPARENT Solar Panels?!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6.29640205300431E+018">
            <text:p>6296402053004310000</text:p>
          </table:table-cell>
          <table:table-cell office:value-type="string">
            <text:p>Mashable Technology</text:p>
          </table:table-cell>
          <table:table-cell office:value-type="string">
            <text:p>An incredible new robot inspired by vines can grow 25,000 times its original size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4">
          <table:table-cell office:value-type="float" office:value="6.2964657708222E+018">
            <text:p>6296465770822200000</text:p>
          </table:table-cell>
          <table:table-cell office:value-type="string">
            <text:p>GT Channel</text:p>
          </table:table-cell>
          <table:table-cell office:value-type="string">
            <text:p>The Day I Picked Up My 2017 Honda Civic Type 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9654325897017E+018">
            <text:p>6296543258970170000</text:p>
          </table:table-cell>
          <table:table-cell office:value-type="string">
            <text:p>Bball Breakdown</text:p>
          </table:table-cell>
          <table:table-cell office:value-type="string">
            <text:p>How JAVALE Can Get Off Of SHAQTIN' A FOOL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6.29656311663033E+018">
            <text:p>6296563116630330000</text:p>
          </table:table-cell>
          <table:table-cell office:value-type="string">
            <text:p>Wochit Entertainment</text:p>
          </table:table-cell>
          <table:table-cell office:value-type="string">
            <text:p>Transformers Bumblebee Movie Will Star Hailee Steinfeld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2"/>
        </table:table-row>
        <table:table-row table:style-name="ro3">
          <table:table-cell office:value-type="float" office:value="6.29662139763707E+018">
            <text:p>6296621397637070000</text:p>
          </table:table-cell>
          <table:table-cell office:value-type="string">
            <text:p>Newsy</text:p>
          </table:table-cell>
          <table:table-cell office:value-type="string">
            <text:p>Apple Discontinues Aging iPods That Can't Compete With New Tech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9663009046378E+018">
            <text:p>6296630090463780000</text:p>
          </table:table-cell>
          <table:table-cell office:value-type="string">
            <text:p>Fast Company</text:p>
          </table:table-cell>
          <table:table-cell office:value-type="string">
            <text:p>This Cannabis-Based Health And Wellness Company Is Not Your Typical Dispensary</text:p>
          </table:table-cell>
          <table:table-cell table:style-name="ce2" table:number-columns-repeated="2"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.29682977268826E+018">
            <text:p>6296829772688260000</text:p>
          </table:table-cell>
          <table:table-cell office:value-type="string">
            <text:p>Wochit Tech</text:p>
          </table:table-cell>
          <table:table-cell office:value-type="string">
            <text:p>Roomba Makers 'Will Never Sell Your Data', Says CEO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6.29689938011424E+018">
            <text:p>6296899380114240000</text:p>
          </table:table-cell>
          <table:table-cell office:value-type="string">
            <text:p>Wochit Business</text:p>
          </table:table-cell>
          <table:table-cell office:value-type="string">
            <text:p>Fox Promotes Jonathan Gabay To Senior VP Of Comedy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6">
          <table:table-cell office:value-type="float" office:value="6.29694698088025E+018">
            <text:p>6296946980880250000</text:p>
          </table:table-cell>
          <table:table-cell office:value-type="string">
            <text:p>Sockeye Media</text:p>
          </table:table-cell>
          <table:table-cell office:value-type="string">
            <text:p>Fun Play Date Hello Friend and More Baby Songs from Mother Goose Club | Friendship Day Compilation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706647392784E+018">
            <text:p>6297066473927840000</text:p>
          </table:table-cell>
          <table:table-cell office:value-type="string">
            <text:p>Cheddar</text:p>
          </table:table-cell>
          <table:table-cell office:value-type="string">
            <text:p>Skip College, Make $50,000 By Gam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8">
          <table:table-cell office:value-type="float" office:value="6.29713826542313E+018">
            <text:p>6297138265423130000</text:p>
          </table:table-cell>
          <table:table-cell office:value-type="string">
            <text:p>Anonymous Official</text:p>
          </table:table-cell>
          <table:table-cell office:value-type="string">
            <text:p>Anonymous - They Aren't Going to Tell You About This! (CERN ALERT MESSAGE 2017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9715128372984E+018">
            <text:p>6297151283729840000</text:p>
          </table:table-cell>
          <table:table-cell office:value-type="string">
            <text:p>ZoominTV</text:p>
          </table:table-cell>
          <table:table-cell office:value-type="string">
            <text:p>Top 10 - Sexiest scenes of 2016</text:p>
          </table:table-cell>
          <table:table-cell office:value-type="float" office:value="136">
            <text:p>136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</table:table-row>
        <table:table-row table:style-name="ro4">
          <table:table-cell office:value-type="float" office:value="6.29716519581935E+018">
            <text:p>6297165195819350000</text:p>
          </table:table-cell>
          <table:table-cell office:value-type="string">
            <text:p>Wochit Tech</text:p>
          </table:table-cell>
          <table:table-cell office:value-type="string">
            <text:p>Nigerians Can Now View YouTube Offline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9717534701982E+018">
            <text:p>6297175347019820000</text:p>
          </table:table-cell>
          <table:table-cell office:value-type="string">
            <text:p>ZoominTV</text:p>
          </table:table-cell>
          <table:table-cell office:value-type="string">
            <text:p>Kid Chef: How (not) to make Chai Lat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6.29735362321467E+018">
            <text:p>6297353623214670000</text:p>
          </table:table-cell>
          <table:table-cell office:value-type="string">
            <text:p>Vin Di Bona Productions</text:p>
          </table:table-cell>
          <table:table-cell office:value-type="string">
            <text:p>27 Skateboarding Fails You Can't Mis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9736129485185E+018">
            <text:p>6297361294851850000</text:p>
          </table:table-cell>
          <table:table-cell office:value-type="string">
            <text:p>Vin Di Bona Productions</text:p>
          </table:table-cell>
          <table:table-cell office:value-type="string">
            <text:p>25 Musical Dogs Who Love To Sin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973983853672E+018">
            <text:p>6297398385367200000</text:p>
          </table:table-cell>
          <table:table-cell office:value-type="string">
            <text:p>ZoominTV</text:p>
          </table:table-cell>
          <table:table-cell office:value-type="string">
            <text:p>The Bunker throws Hobbit actor into a nightmar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"/>
        </table:table-row>
        <table:table-row table:style-name="ro2">
          <table:table-cell office:value-type="float" office:value="6.29747210348414E+018">
            <text:p>6297472103484140000</text:p>
          </table:table-cell>
          <table:table-cell office:value-type="string">
            <text:p>Wochit Tech</text:p>
          </table:table-cell>
          <table:table-cell office:value-type="string">
            <text:p>Galaxy Note 8: Samsung's Best Smartphone Camera Yet?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9747525186967E+018">
            <text:p>6297475251869670000</text:p>
          </table:table-cell>
          <table:table-cell office:value-type="string">
            <text:p>ZoominTV</text:p>
          </table:table-cell>
          <table:table-cell office:value-type="string">
            <text:p>7 American presidents who starred in video game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/>
        </table:table-row>
        <table:table-row table:style-name="ro5">
          <table:table-cell office:value-type="float" office:value="6.29747649410006E+018">
            <text:p>6297476494100060000</text:p>
          </table:table-cell>
          <table:table-cell office:value-type="string">
            <text:p>Wochit Entertainment</text:p>
          </table:table-cell>
          <table:table-cell office:value-type="string">
            <text:p>Nicole Kidman Eager To Try Comedy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2">
          <table:table-cell office:value-type="float" office:value="6.29750338205606E+018">
            <text:p>6297503382056060000</text:p>
          </table:table-cell>
          <table:table-cell office:value-type="string">
            <text:p>Wochit Entertainment</text:p>
          </table:table-cell>
          <table:table-cell office:value-type="string">
            <text:p>Netflix Reportedly $20 Billion In Debt And Grow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.29750850071831E+018">
            <text:p>6297508500718310000</text:p>
          </table:table-cell>
          <table:table-cell office:value-type="string">
            <text:p>Wochit News</text:p>
          </table:table-cell>
          <table:table-cell office:value-type="string">
            <text:p>Model Of Lunar Module Stolen From Ohio Neil Armstrong Museum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755963808152E+018">
            <text:p>6297559638081520000</text:p>
          </table:table-cell>
          <table:table-cell office:value-type="string">
            <text:p>Fast Company</text:p>
          </table:table-cell>
          <table:table-cell office:value-type="string">
            <text:p>How To Do Business Like Tony Soprano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2"/>
        </table:table-row>
        <table:table-row table:style-name="ro3">
          <table:table-cell office:value-type="float" office:value="6.29757826094891E+018">
            <text:p>6297578260948910000</text:p>
          </table:table-cell>
          <table:table-cell office:value-type="string">
            <text:p>Icon</text:p>
          </table:table-cell>
          <table:table-cell office:value-type="string">
            <text:p>Weird Back To School Hacks Every Student Should Know 2017! Natalies Outlet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</table:table-row>
        <table:table-row table:style-name="ro8">
          <table:table-cell office:value-type="float" office:value="6.29775079973003E+018">
            <text:p>6297750799730030000</text:p>
          </table:table-cell>
          <table:table-cell office:value-type="string">
            <text:p>Sockeye Media</text:p>
          </table:table-cell>
          <table:table-cell office:value-type="string">
            <text:p>Skidamarink and More Baby Songs from Mother Goose Club | Song Compilation for Children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6.29775597697797E+018">
            <text:p>6297755976977970000</text:p>
          </table:table-cell>
          <table:table-cell office:value-type="string">
            <text:p>Wochit Entertainment</text:p>
          </table:table-cell>
          <table:table-cell office:value-type="string">
            <text:p>Legendary French Actress Jeanne Moreau Dies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float" office:value="6.2977624307899E+018">
            <text:p>6297762430789900000</text:p>
          </table:table-cell>
          <table:table-cell office:value-type="string">
            <text:p>Wochit Entertainment</text:p>
          </table:table-cell>
          <table:table-cell office:value-type="string">
            <text:p>Kris Jenner Rocks A Bikini in the South of France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6.2977637073472E+018">
            <text:p>6297763707347200000</text:p>
          </table:table-cell>
          <table:table-cell office:value-type="string">
            <text:p>Wochit News</text:p>
          </table:table-cell>
          <table:table-cell office:value-type="string">
            <text:p>2 Alabama inmates on run after 12 escape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7">
          <table:table-cell office:value-type="float" office:value="6.2978020049625E+018">
            <text:p>6297802004962500000</text:p>
          </table:table-cell>
          <table:table-cell office:value-type="string">
            <text:p>Wochit Entertainment</text:p>
          </table:table-cell>
          <table:table-cell office:value-type="string">
            <text:p>Legends Of R&amp;B Returns To South Africa With Brian McKnight And Brandy</text:p>
          </table:table-cell>
          <table:table-cell table:style-name="ce2"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.29780843159647E+018">
            <text:p>6297808431596470000</text:p>
          </table:table-cell>
          <table:table-cell office:value-type="string">
            <text:p>Wochit Entertainment</text:p>
          </table:table-cell>
          <table:table-cell office:value-type="string">
            <text:p>Metallica Rinde Homenaje a Van Halen En Conciert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9781078956856E+018">
            <text:p>6297810789568560000</text:p>
          </table:table-cell>
          <table:table-cell office:value-type="string">
            <text:p>Wochit Business</text:p>
          </table:table-cell>
          <table:table-cell office:value-type="string">
            <text:p>Hasbro's Bringing A Exclusives To HasCon In September</text:p>
          </table:table-cell>
          <table:table-cell table:number-columns-repeated="3" office:value-type="float" office:value="1">
            <text:p>1</text:p>
          </table:table-cell>
        </table:table-row>
        <table:table-row table:style-name="ro9">
          <table:table-cell office:value-type="float" office:value="6.29785577008676E+018">
            <text:p>6297855770086760000</text:p>
          </table:table-cell>
          <table:table-cell office:value-type="string">
            <text:p>Vin Di Bona Productions</text:p>
          </table:table-cell>
          <table:table-cell office:value-type="string">
            <text:p>Paddle Boat Nop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6.29786598215757E+018">
            <text:p>6297865982157570000</text:p>
          </table:table-cell>
          <table:table-cell office:value-type="string">
            <text:p>Wochit Entertainment</text:p>
          </table:table-cell>
          <table:table-cell office:value-type="string">
            <text:p>Kendall Jenner Goes Braless in a Red Blouse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786982795432E+018">
            <text:p>6297869827954320000</text:p>
          </table:table-cell>
          <table:table-cell office:value-type="string">
            <text:p>Vin Di Bona Productions</text:p>
          </table:table-cell>
          <table:table-cell office:value-type="string">
            <text:p>Baby Gets Frightened By Fireworks</text:p>
          </table:table-cell>
          <table:table-cell table:style-name="ce2" table:number-columns-repeated="2"/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788384795386E+018">
            <text:p>6297883847953860000</text:p>
          </table:table-cell>
          <table:table-cell office:value-type="string">
            <text:p>Wochit News</text:p>
          </table:table-cell>
          <table:table-cell office:value-type="string">
            <text:p>Jay Bilas Has Had Enough Of LaVar Ball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9789404238266E+018">
            <text:p>6297894042382660000</text:p>
          </table:table-cell>
          <table:table-cell office:value-type="string">
            <text:p>Wochit News</text:p>
          </table:table-cell>
          <table:table-cell office:value-type="string">
            <text:p>Is Outback Steakhouse A Satanic Cult?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6.29789405295101E+018">
            <text:p>6297894052951010000</text:p>
          </table:table-cell>
          <table:table-cell office:value-type="string">
            <text:p>The Fumble</text:p>
          </table:table-cell>
          <table:table-cell office:value-type="string">
            <text:p>Paige Spiranac Says the LPGA Can't Handle Dem Boobies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9794509069278E+018">
            <text:p>6297945090692780000</text:p>
          </table:table-cell>
          <table:table-cell office:value-type="string">
            <text:p>Wochit Entertainment</text:p>
          </table:table-cell>
          <table:table-cell office:value-type="string">
            <text:p>Marlee Matlin Joins Cast of ABC's 'Quantico'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29795911059386E+018">
            <text:p>6297959110593860000</text:p>
          </table:table-cell>
          <table:table-cell office:value-type="string">
            <text:p>Wochit Entertainment</text:p>
          </table:table-cell>
          <table:table-cell office:value-type="string">
            <text:p>Celebrities Strip Down For Love Magazine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9">
          <table:table-cell office:value-type="float" office:value="6.29800127126265E+018">
            <text:p>6298001271262650000</text:p>
          </table:table-cell>
          <table:table-cell office:value-type="string">
            <text:p>Cheddar</text:p>
          </table:table-cell>
          <table:table-cell office:value-type="string">
            <text:p>Barbie Gets a Wheelchai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.29801660910885E+018">
            <text:p>6298016609108850000</text:p>
          </table:table-cell>
          <table:table-cell office:value-type="string">
            <text:p>FailArmy</text:p>
          </table:table-cell>
          <table:table-cell office:value-type="string">
            <text:p>Dummy Dog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9802428314558E+018">
            <text:p>6298024283145580000</text:p>
          </table:table-cell>
          <table:table-cell office:value-type="string">
            <text:p>Wochit News</text:p>
          </table:table-cell>
          <table:table-cell office:value-type="string">
            <text:p>Athleta Creates Sports Bra Designed For A Post-Mastectom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9">
          <table:table-cell office:value-type="float" office:value="6.29803579661743E+018">
            <text:p>6298035796617430000</text:p>
          </table:table-cell>
          <table:table-cell office:value-type="string">
            <text:p>The Pet Collective</text:p>
          </table:table-cell>
          <table:table-cell office:value-type="string">
            <text:p>Funny Kitten Video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9">
          <table:table-cell office:value-type="float" office:value="6.29805744341215E+018">
            <text:p>6298057443412150000</text:p>
          </table:table-cell>
          <table:table-cell office:value-type="string">
            <text:p>FailArmy</text:p>
          </table:table-cell>
          <table:table-cell office:value-type="string">
            <text:p>Sand In My Pants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808430910858E+018">
            <text:p>6298084309108580000</text:p>
          </table:table-cell>
          <table:table-cell office:value-type="string">
            <text:p>Wochit Entertainment</text:p>
          </table:table-cell>
          <table:table-cell office:value-type="string">
            <text:p>Valerian' Off to Strong Start in France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2">
          <table:table-cell office:value-type="float" office:value="6.29811498712347E+018">
            <text:p>6298114987123470000</text:p>
          </table:table-cell>
          <table:table-cell office:value-type="string">
            <text:p>Wochit Entertainment</text:p>
          </table:table-cell>
          <table:table-cell office:value-type="string">
            <text:p>New 'Deadpool 2' Image Reveals Zazie Beetz's Domino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9814318051579E+018">
            <text:p>6298143180515790000</text:p>
          </table:table-cell>
          <table:table-cell office:value-type="string">
            <text:p>JukinVideo</text:p>
          </table:table-cell>
          <table:table-cell office:value-type="string">
            <text:p>Best Videos Compilation July 2017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9818024138502E+018">
            <text:p>6298180241385020000</text:p>
          </table:table-cell>
          <table:table-cell office:value-type="string">
            <text:p>Wochit Entertainment</text:p>
          </table:table-cell>
          <table:table-cell office:value-type="string">
            <text:p>James Franco Adds ‘Surfer’ and ‘Dancer’ To His Resume</text:p>
          </table:table-cell>
          <table:table-cell table:number-columns-repeated="3" office:value-type="float" office:value="6">
            <text:p>6</text:p>
          </table:table-cell>
        </table:table-row>
        <table:table-row table:style-name="ro2">
          <table:table-cell office:value-type="float" office:value="6.29818934626997E+018">
            <text:p>6298189346269970000</text:p>
          </table:table-cell>
          <table:table-cell office:value-type="string">
            <text:p>ZoominTV</text:p>
          </table:table-cell>
          <table:table-cell office:value-type="string">
            <text:p>Wanna live in an art installation outside Moscow?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9">
          <table:table-cell office:value-type="float" office:value="6.29822515366914E+018">
            <text:p>6298225153669140000</text:p>
          </table:table-cell>
          <table:table-cell office:value-type="string">
            <text:p>Cheddar</text:p>
          </table:table-cell>
          <table:table-cell office:value-type="string">
            <text:p>Today's Big Movers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6">
          <table:table-cell office:value-type="float" office:value="6.29824174336737E+018">
            <text:p>6298241743367370000</text:p>
          </table:table-cell>
          <table:table-cell office:value-type="string">
            <text:p>The Fumble</text:p>
          </table:table-cell>
          <table:table-cell office:value-type="string">
            <text:p>Devon Gales Proves ANYTHING is Possible by Playing Catch After Being Paralyzed During Football Game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2">
          <table:table-cell office:value-type="float" office:value="6.29825962576499E+018">
            <text:p>6298259625764990000</text:p>
          </table:table-cell>
          <table:table-cell office:value-type="string">
            <text:p>Newsy</text:p>
          </table:table-cell>
          <table:table-cell office:value-type="string">
            <text:p>Robert Mueller, The Russia Probe And Abnormal Times</text:p>
          </table:table-cell>
          <table:table-cell table:number-columns-repeated="3" office:value-type="float" office:value="9">
            <text:p>9</text:p>
          </table:table-cell>
        </table:table-row>
        <table:table-row table:style-name="ro3">
          <table:table-cell office:value-type="float" office:value="6.29827874803689E+018">
            <text:p>6298278748036890000</text:p>
          </table:table-cell>
          <table:table-cell office:value-type="string">
            <text:p>Fashion News World</text:p>
          </table:table-cell>
          <table:table-cell office:value-type="string">
            <text:p>Sports Illustrated Swimsuit - Spring/Summer 2018 - SI Debut</text:p>
          </table:table-cell>
          <table:table-cell office:value-type="float" office:value="29">
            <text:p>29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9">
          <table:table-cell office:value-type="float" office:value="6.29829023711666E+018">
            <text:p>6298290237116660000</text:p>
          </table:table-cell>
          <table:table-cell office:value-type="string">
            <text:p>Wochit Entertainment</text:p>
          </table:table-cell>
          <table:table-cell office:value-type="string">
            <text:p>Wolverine's 43rd Birthday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float" office:value="6.29829765050018E+018">
            <text:p>6298297650500180000</text:p>
          </table:table-cell>
          <table:table-cell office:value-type="string">
            <text:p>Wochit Tech</text:p>
          </table:table-cell>
          <table:table-cell office:value-type="string">
            <text:p>What Do You Need To Know About Google Daydream?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.29830176968388E+018">
            <text:p>6298301769683880000</text:p>
          </table:table-cell>
          <table:table-cell office:value-type="string">
            <text:p>Hollyscoop</text:p>
          </table:table-cell>
          <table:table-cell office:value-type="string">
            <text:p>Did Cash Me Outside" Girl Danielle Bregoli Get A Boob Job?!?!"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6.29831576706147E+018">
            <text:p>6298315767061470000</text:p>
          </table:table-cell>
          <table:table-cell office:value-type="string">
            <text:p>Bball Breakdown</text:p>
          </table:table-cell>
          <table:table-cell office:value-type="string">
            <text:p>Which NBA Players Will Break Out in 2017-18?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9835655843041E+018">
            <text:p>6298356558430410000</text:p>
          </table:table-cell>
          <table:table-cell office:value-type="string">
            <text:p>FailArmy</text:p>
          </table:table-cell>
          <table:table-cell office:value-type="string">
            <text:p>Falling Forever Fails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9852672849389E+018">
            <text:p>6298526728493890000</text:p>
          </table:table-cell>
          <table:table-cell office:value-type="string">
            <text:p>Neptune Studios</text:p>
          </table:table-cell>
          <table:table-cell office:value-type="string">
            <text:p>UPSIDE-DOWN Rivers On Mars?! (Response to MinutePhysics)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6.29854585130685E+018">
            <text:p>6298545851306850000</text:p>
          </table:table-cell>
          <table:table-cell office:value-type="string">
            <text:p>Wochit Entertainment</text:p>
          </table:table-cell>
          <table:table-cell office:value-type="string">
            <text:p>Get Your First Look At Disney’s ‘Frozen: The Broadway Musical’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8">
          <table:table-cell office:value-type="float" office:value="6.29857669671957E+018">
            <text:p>6298576696719570000</text:p>
          </table:table-cell>
          <table:table-cell office:value-type="string">
            <text:p>Hollyscoop</text:p>
          </table:table-cell>
          <table:table-cell office:value-type="string">
            <text:p>Bella Thorne's New Boo Blackbear Sends Her Some AWKWARD Instagram Lov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8">
          <table:table-cell office:value-type="float" office:value="6.29858267582832E+018">
            <text:p>6298582675828320000</text:p>
          </table:table-cell>
          <table:table-cell office:value-type="string">
            <text:p>Anonymous Official</text:p>
          </table:table-cell>
          <table:table-cell office:value-type="string">
            <text:p>Anonymous - Shocking Evidence that they Don't Want You To Know! (FAKE NEWS EXPOSED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9860497488981E+018">
            <text:p>6298604974889810000</text:p>
          </table:table-cell>
          <table:table-cell office:value-type="string">
            <text:p>Wochit News</text:p>
          </table:table-cell>
          <table:table-cell office:value-type="string">
            <text:p>Visiting the Eiffel Tower? Here are some tips.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6.2986099341072E+018">
            <text:p>6298609934107200000</text:p>
          </table:table-cell>
          <table:table-cell office:value-type="string">
            <text:p>Icon</text:p>
          </table:table-cell>
          <table:table-cell office:value-type="string">
            <text:p>Funny Pranks For Back to School 2017! PRANK Your Friends!! Natalies Outlet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8">
          <table:table-cell office:value-type="float" office:value="6.29862172867562E+018">
            <text:p>6298621728675620000</text:p>
          </table:table-cell>
          <table:table-cell office:value-type="string">
            <text:p>The Fumble</text:p>
          </table:table-cell>
          <table:table-cell office:value-type="string">
            <text:p>HOLY SH*T! John Cena Gets Dropped on His Head by Shinsuke Nakamura, Nearly Breaks His Neck</text:p>
          </table:table-cell>
          <table:table-cell table:number-columns-repeated="3" office:value-type="float" office:value="6">
            <text:p>6</text:p>
          </table:table-cell>
        </table:table-row>
        <table:table-row table:style-name="ro2">
          <table:table-cell office:value-type="float" office:value="6.29867849366321E+018">
            <text:p>6298678493663210000</text:p>
          </table:table-cell>
          <table:table-cell office:value-type="string">
            <text:p>YoBoHo</text:p>
          </table:table-cell>
          <table:table-cell office:value-type="string">
            <text:p>Twinkle Twinkle And More Favorite Nursery Rhymes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4">
          <table:table-cell office:value-type="float" office:value="6.29867849774558E+018">
            <text:p>6298678497745580000</text:p>
          </table:table-cell>
          <table:table-cell office:value-type="string">
            <text:p>YoBoHo</text:p>
          </table:table-cell>
          <table:table-cell office:value-type="string">
            <text:p>Phonics Songs And More Children's Favorite Song</text:p>
          </table:table-cell>
          <table:table-cell office:value-type="float" office:value="214">
            <text:p>214</text:p>
          </table:table-cell>
          <table:table-cell office:value-type="float" office:value="212">
            <text:p>212</text:p>
          </table:table-cell>
          <table:table-cell office:value-type="float" office:value="80">
            <text:p>80</text:p>
          </table:table-cell>
        </table:table-row>
        <table:table-row table:style-name="ro9">
          <table:table-cell office:value-type="float" office:value="6.29867850953125E+018">
            <text:p>6298678509531250000</text:p>
          </table:table-cell>
          <table:table-cell office:value-type="string">
            <text:p>YoBoHo</text:p>
          </table:table-cell>
          <table:table-cell office:value-type="string">
            <text:p>Five little speckled frogs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5">
          <table:table-cell office:value-type="float" office:value="6.29867892682638E+018">
            <text:p>6298678926826380000</text:p>
          </table:table-cell>
          <table:table-cell office:value-type="string">
            <text:p>Baeble Music</text:p>
          </table:table-cell>
          <table:table-cell office:value-type="string">
            <text:p>An Interview with Desert Island Songs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9">
          <table:table-cell office:value-type="float" office:value="6.29868903402933E+018">
            <text:p>6298689034029330000</text:p>
          </table:table-cell>
          <table:table-cell office:value-type="string">
            <text:p>YoBoHo</text:p>
          </table:table-cell>
          <table:table-cell office:value-type="string">
            <text:p>Five Little Monkeys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</table:table-row>
        <table:table-row table:style-name="ro4">
          <table:table-cell office:value-type="float" office:value="6.29870672898346E+018">
            <text:p>6298706728983460000</text:p>
          </table:table-cell>
          <table:table-cell office:value-type="string">
            <text:p>Barcroft Media</text:p>
          </table:table-cell>
          <table:table-cell office:value-type="string">
            <text:p>Half A Million Dollar Skateboard Collection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29870674346966E+018">
            <text:p>6298706743469660000</text:p>
          </table:table-cell>
          <table:table-cell office:value-type="string">
            <text:p>Fashion News World</text:p>
          </table:table-cell>
          <table:table-cell office:value-type="string">
            <text:p>Versakini - Spring/Summer 2018 - Mix n Match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6.2987080076993E+018">
            <text:p>6298708007699300000</text:p>
          </table:table-cell>
          <table:table-cell office:value-type="string">
            <text:p>YoBoHo</text:p>
          </table:table-cell>
          <table:table-cell office:value-type="string">
            <text:p>12345 One I Caught A Fish Alive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</table:table-row>
        <table:table-row table:style-name="ro9">
          <table:table-cell office:value-type="float" office:value="6.29870801230153E+018">
            <text:p>6298708012301530000</text:p>
          </table:table-cell>
          <table:table-cell office:value-type="string">
            <text:p>YoBoHo</text:p>
          </table:table-cell>
          <table:table-cell office:value-type="string">
            <text:p>He's a jolly good fell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9870928543845E+018">
            <text:p>6298709285438450000</text:p>
          </table:table-cell>
          <table:table-cell office:value-type="string">
            <text:p>YoBoHo</text:p>
          </table:table-cell>
          <table:table-cell office:value-type="string">
            <text:p>Bingo Dog Song - Friendship Of Famer and the Loyal Dog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.29871815716277E+018">
            <text:p>6298718157162770000</text:p>
          </table:table-cell>
          <table:table-cell office:value-type="string">
            <text:p>YoBoHo</text:p>
          </table:table-cell>
          <table:table-cell office:value-type="string">
            <text:p>Colors Song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6.29872577824957E+018">
            <text:p>6298725778249570000</text:p>
          </table:table-cell>
          <table:table-cell office:value-type="string">
            <text:p>YoBoHo</text:p>
          </table:table-cell>
          <table:table-cell office:value-type="string">
            <text:p>Rain Rain Go Away And More Fun Nursery Rhymes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</table:table-row>
        <table:table-row table:style-name="ro9">
          <table:table-cell office:value-type="float" office:value="6.29872705589104E+018">
            <text:p>6298727055891040000</text:p>
          </table:table-cell>
          <table:table-cell office:value-type="string">
            <text:p>YoBoHo</text:p>
          </table:table-cell>
          <table:table-cell office:value-type="string">
            <text:p>Christmas Carols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6.2987270605269E+018">
            <text:p>6298727060526900000</text:p>
          </table:table-cell>
          <table:table-cell office:value-type="string">
            <text:p>Grind TV</text:p>
          </table:table-cell>
          <table:table-cell office:value-type="string">
            <text:p>First Impression | 2018 Kawasaki KX250F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1">
          <table:table-cell office:value-type="float" office:value="6.29873842693704E+018">
            <text:p>6298738426937040000</text:p>
          </table:table-cell>
          <table:table-cell office:value-type="string">
            <text:p>FailArmy</text:p>
          </table:table-cell>
          <table:table-cell office:value-type="string">
            <text:p>Topless Fails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9874095920344E+018">
            <text:p>6298740959203440000</text:p>
          </table:table-cell>
          <table:table-cell office:value-type="string">
            <text:p>YoBoHo</text:p>
          </table:table-cell>
          <table:table-cell office:value-type="string">
            <text:p>Johny Johny Yes Papa</text:p>
          </table:table-cell>
          <table:table-cell office:value-type="float" office:value="134">
            <text:p>134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</table:table-row>
        <table:table-row table:style-name="ro9">
          <table:table-cell office:value-type="float" office:value="6.29875107495142E+018">
            <text:p>6298751074951420000</text:p>
          </table:table-cell>
          <table:table-cell office:value-type="string">
            <text:p>YoBoHo</text:p>
          </table:table-cell>
          <table:table-cell office:value-type="string">
            <text:p>Hush little baby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5">
          <table:table-cell office:value-type="float" office:value="6.29876370928022E+018">
            <text:p>6298763709280220000</text:p>
          </table:table-cell>
          <table:table-cell office:value-type="string">
            <text:p>YoBoHo</text:p>
          </table:table-cell>
          <table:table-cell office:value-type="string">
            <text:p>How Much Sugar Is In Coke?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7">
          <table:table-cell office:value-type="float" office:value="6.29876497324198E+018">
            <text:p>6298764973241980000</text:p>
          </table:table-cell>
          <table:table-cell office:value-type="string">
            <text:p>YoBoHo</text:p>
          </table:table-cell>
          <table:table-cell office:value-type="string">
            <text:p>The Bear Went Over The Mountain Along With Other Cute Songs For Children</text:p>
          </table:table-cell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9">
          <table:table-cell office:value-type="float" office:value="6.29877510261652E+018">
            <text:p>6298775102616520000</text:p>
          </table:table-cell>
          <table:table-cell office:value-type="string">
            <text:p>YoBoHo</text:p>
          </table:table-cell>
          <table:table-cell office:value-type="string">
            <text:p>Wheels On The Bus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float" office:value="6.29878141791551E+018">
            <text:p>6298781417915510000</text:p>
          </table:table-cell>
          <table:table-cell office:value-type="string">
            <text:p>Barcroft Media</text:p>
          </table:table-cell>
          <table:table-cell office:value-type="string">
            <text:p>Ripped YouTuber Does Insane 15,000 Calorie Food Challeng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1">
          <table:table-cell office:value-type="float" office:value="6.29878648708706E+018">
            <text:p>6298786487087060000</text:p>
          </table:table-cell>
          <table:table-cell office:value-type="string">
            <text:p>YoBoHo</text:p>
          </table:table-cell>
          <table:table-cell office:value-type="string">
            <text:p>Ice cream song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.29879534346649E+018">
            <text:p>6298795343466490000</text:p>
          </table:table-cell>
          <table:table-cell office:value-type="string">
            <text:p>YoBoHo</text:p>
          </table:table-cell>
          <table:table-cell office:value-type="string">
            <text:p>Folding Egg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.29880040407561E+018">
            <text:p>6298800404075610000</text:p>
          </table:table-cell>
          <table:table-cell office:value-type="string">
            <text:p>YoBoHo</text:p>
          </table:table-cell>
          <table:table-cell office:value-type="string">
            <text:p>Three Little Kittens And More Number Songs For Children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float" office:value="6.29880421001579E+018">
            <text:p>6298804210015790000</text:p>
          </table:table-cell>
          <table:table-cell office:value-type="string">
            <text:p>YoBoHo</text:p>
          </table:table-cell>
          <table:table-cell office:value-type="string">
            <text:p>Wheels On The Bus And Other Fun Songs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81">
            <text:p>81</text:p>
          </table:table-cell>
        </table:table-row>
        <table:table-row table:style-name="ro5">
          <table:table-cell office:value-type="float" office:value="6.29880927619037E+018">
            <text:p>6298809276190370000</text:p>
          </table:table-cell>
          <table:table-cell office:value-type="string">
            <text:p>YoBoHo</text:p>
          </table:table-cell>
          <table:table-cell office:value-type="string">
            <text:p>If you're happy and you know it</text:p>
          </table:table-cell>
          <table:table-cell table:number-columns-repeated="3" office:value-type="float" office:value="2">
            <text:p>2</text:p>
          </table:table-cell>
        </table:table-row>
        <table:table-row table:style-name="ro5">
          <table:table-cell office:value-type="float" office:value="6.29881814144522E+018">
            <text:p>6298818141445220000</text:p>
          </table:table-cell>
          <table:table-cell office:value-type="string">
            <text:p>YoBoHo</text:p>
          </table:table-cell>
          <table:table-cell office:value-type="string">
            <text:p>Siphon Water Pump Experiment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9">
          <table:table-cell office:value-type="float" office:value="6.29882699259718E+018">
            <text:p>6298826992597180000</text:p>
          </table:table-cell>
          <table:table-cell office:value-type="string">
            <text:p>YoBoHo</text:p>
          </table:table-cell>
          <table:table-cell office:value-type="string">
            <text:p>Sounds Of The Animals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</table:table-row>
        <table:table-row table:style-name="ro5">
          <table:table-cell office:value-type="float" office:value="6.29882953089176E+018">
            <text:p>6298829530891760000</text:p>
          </table:table-cell>
          <table:table-cell office:value-type="string">
            <text:p>YoBoHo</text:p>
          </table:table-cell>
          <table:table-cell office:value-type="string">
            <text:p>This Is The Way We Brush Our Teeth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</table:table-row>
        <table:table-row table:style-name="ro5">
          <table:table-cell office:value-type="float" office:value="6.29882954100744E+018">
            <text:p>6298829541007440000</text:p>
          </table:table-cell>
          <table:table-cell office:value-type="string">
            <text:p>YoBoHo</text:p>
          </table:table-cell>
          <table:table-cell office:value-type="string">
            <text:p>Bingo Song And More Rhymes!</text:p>
          </table:table-cell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 office:value-type="float" office:value="83">
            <text:p>83</text:p>
          </table:table-cell>
        </table:table-row>
        <table:table-row table:style-name="ro9">
          <table:table-cell office:value-type="float" office:value="6.2988308100378E+018">
            <text:p>6298830810037800000</text:p>
          </table:table-cell>
          <table:table-cell office:value-type="string">
            <text:p>YoBoHo</text:p>
          </table:table-cell>
          <table:table-cell office:value-type="string">
            <text:p>I had a little turtle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9">
          <table:table-cell office:value-type="float" office:value="6.29883971362421E+018">
            <text:p>6298839713624210000</text:p>
          </table:table-cell>
          <table:table-cell office:value-type="string">
            <text:p>YoBoHo</text:p>
          </table:table-cell>
          <table:table-cell office:value-type="string">
            <text:p>Five little speckled frogs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</table:table-row>
        <table:table-row table:style-name="ro9">
          <table:table-cell office:value-type="float" office:value="6.29885612111524E+018">
            <text:p>6298856121115240000</text:p>
          </table:table-cell>
          <table:table-cell office:value-type="string">
            <text:p>YoBoHo</text:p>
          </table:table-cell>
          <table:table-cell office:value-type="string">
            <text:p>Three Litten Kittens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</table:table-row>
        <table:table-row table:style-name="ro4">
          <table:table-cell office:value-type="float" office:value="6.29886243604927E+018">
            <text:p>6298862436049270000</text:p>
          </table:table-cell>
          <table:table-cell office:value-type="string">
            <text:p>Barcroft Media</text:p>
          </table:table-cell>
          <table:table-cell office:value-type="string">
            <text:p>106-Year-Old Cook Is World’s Oldest YouTub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2988725234601E+018">
            <text:p>6298872523460100000</text:p>
          </table:table-cell>
          <table:table-cell office:value-type="string">
            <text:p>YoBoHo</text:p>
          </table:table-cell>
          <table:table-cell office:value-type="string">
            <text:p>Itsy bitsy spider</text:p>
          </table:table-cell>
          <table:table-cell table:number-columns-repeated="3" office:value-type="float" office:value="2">
            <text:p>2</text:p>
          </table:table-cell>
        </table:table-row>
        <table:table-row table:style-name="ro3">
          <table:table-cell office:value-type="float" office:value="6.29888389835086E+018">
            <text:p>6298883898350860000</text:p>
          </table:table-cell>
          <table:table-cell office:value-type="string">
            <text:p>YoBoHo</text:p>
          </table:table-cell>
          <table:table-cell office:value-type="string">
            <text:p>Teddy Bear Teddy Bear Turn Around And Other Cute Kids Songs</text:p>
          </table:table-cell>
          <table:table-cell office:value-type="float" office:value="229">
            <text:p>229</text:p>
          </table:table-cell>
          <table:table-cell office:value-type="float" office:value="215">
            <text:p>215</text:p>
          </table:table-cell>
          <table:table-cell office:value-type="float" office:value="115">
            <text:p>115</text:p>
          </table:table-cell>
        </table:table-row>
        <table:table-row table:style-name="ro9">
          <table:table-cell office:value-type="float" office:value="6.29890662177016E+018">
            <text:p>6298906621770160000</text:p>
          </table:table-cell>
          <table:table-cell office:value-type="string">
            <text:p>YoBoHo</text:p>
          </table:table-cell>
          <table:table-cell office:value-type="string">
            <text:p>The Battery Trai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9">
          <table:table-cell office:value-type="float" office:value="6.2989079048175E+018">
            <text:p>6298907904817500000</text:p>
          </table:table-cell>
          <table:table-cell office:value-type="string">
            <text:p>YoBoHo</text:p>
          </table:table-cell>
          <table:table-cell office:value-type="string">
            <text:p>Elly And Evas Picnic Day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</table:table-row>
        <table:table-row table:style-name="ro4">
          <table:table-cell office:value-type="float" office:value="6.29890791427045E+018">
            <text:p>6298907914270450000</text:p>
          </table:table-cell>
          <table:table-cell office:value-type="string">
            <text:p>Barcroft Media</text:p>
          </table:table-cell>
          <table:table-cell office:value-type="string">
            <text:p>6ft 9in Woman Bids To Be World’s Tallest Model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6.29890917806971E+018">
            <text:p>6298909178069710000</text:p>
          </table:table-cell>
          <table:table-cell office:value-type="string">
            <text:p>Cheddar</text:p>
          </table:table-cell>
          <table:table-cell office:value-type="string">
            <text:p>How Biking 192 Miles Can Help You Get a Workout and Give Back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29891171028521E+018">
            <text:p>6298911710285210000</text:p>
          </table:table-cell>
          <table:table-cell office:value-type="string">
            <text:p>YoBoHo</text:p>
          </table:table-cell>
          <table:table-cell office:value-type="string">
            <text:p>Five Little Ducks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.29891676119426E+018">
            <text:p>6298916761194260000</text:p>
          </table:table-cell>
          <table:table-cell office:value-type="string">
            <text:p>YoBoHo</text:p>
          </table:table-cell>
          <table:table-cell office:value-type="string">
            <text:p>Jelly on a plat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3">
          <table:table-cell office:value-type="float" office:value="6.29892058508424E+018">
            <text:p>6298920585084240000</text:p>
          </table:table-cell>
          <table:table-cell office:value-type="string">
            <text:p>YoBoHo</text:p>
          </table:table-cell>
          <table:table-cell office:value-type="string">
            <text:p>Five Little Ducks Plus More Favorite Nursery Rhymes For Children</text:p>
          </table:table-cell>
          <table:table-cell office:value-type="float" office:value="322">
            <text:p>322</text:p>
          </table:table-cell>
          <table:table-cell office:value-type="float" office:value="315">
            <text:p>31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6.29892943304745E+018">
            <text:p>6298929433047450000</text:p>
          </table:table-cell>
          <table:table-cell office:value-type="string">
            <text:p>YoBoHo</text:p>
          </table:table-cell>
          <table:table-cell office:value-type="string">
            <text:p>Weather Wan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9">
          <table:table-cell office:value-type="float" office:value="6.29893827574877E+018">
            <text:p>6298938275748770000</text:p>
          </table:table-cell>
          <table:table-cell office:value-type="string">
            <text:p>YoBoHo</text:p>
          </table:table-cell>
          <table:table-cell office:value-type="string">
            <text:p>Let's Go Play Outside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</table:table-row>
        <table:table-row table:style-name="ro4">
          <table:table-cell office:value-type="float" office:value="6.2989395486163E+018">
            <text:p>6298939548616300000</text:p>
          </table:table-cell>
          <table:table-cell office:value-type="string">
            <text:p>Bang Showbiz</text:p>
          </table:table-cell>
          <table:table-cell office:value-type="string">
            <text:p>Kim Kardashian West hit with $100m lawsuit</text:p>
          </table:table-cell>
          <table:table-cell office:value-type="float" office:value="9">
            <text:p>9</text:p>
          </table:table-cell>
          <table:table-cell table:style-name="ce2" table:number-columns-repeated="2"/>
        </table:table-row>
        <table:table-row table:style-name="ro1">
          <table:table-cell office:value-type="float" office:value="6.2989458642386E+018">
            <text:p>6298945864238600000</text:p>
          </table:table-cell>
          <table:table-cell office:value-type="string">
            <text:p>YoBoHo</text:p>
          </table:table-cell>
          <table:table-cell office:value-type="string">
            <text:p>Shapes Song</text:p>
          </table:table-cell>
          <table:table-cell office:value-type="float" office:value="151">
            <text:p>151</text:p>
          </table:table-cell>
          <table:table-cell office:value-type="float" office:value="132">
            <text:p>132</text:p>
          </table:table-cell>
          <table:table-cell office:value-type="float" office:value="59">
            <text:p>59</text:p>
          </table:table-cell>
        </table:table-row>
        <table:table-row table:style-name="ro5">
          <table:table-cell office:value-type="float" office:value="6.29894839203898E+018">
            <text:p>6298948392038980000</text:p>
          </table:table-cell>
          <table:table-cell office:value-type="string">
            <text:p>YoBoHo</text:p>
          </table:table-cell>
          <table:table-cell office:value-type="string">
            <text:p>Ice Cream Swirl Cupcake Cone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9895728134874E+018">
            <text:p>6298957281348740000</text:p>
          </table:table-cell>
          <table:table-cell office:value-type="string">
            <text:p>YoBoHo</text:p>
          </table:table-cell>
          <table:table-cell office:value-type="string">
            <text:p>Pat A Cake And Other Songs For Children</text:p>
          </table:table-cell>
          <table:table-cell office:value-type="float" office:value="578">
            <text:p>578</text:p>
          </table:table-cell>
          <table:table-cell office:value-type="float" office:value="538">
            <text:p>53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6.29896993366139E+018">
            <text:p>6298969933661390000</text:p>
          </table:table-cell>
          <table:table-cell office:value-type="string">
            <text:p>YoBoHo</text:p>
          </table:table-cell>
          <table:table-cell office:value-type="string">
            <text:p>Pat a cake</text:p>
          </table:table-cell>
          <table:table-cell office:value-type="float" office:value="131">
            <text:p>131</text:p>
          </table:table-cell>
          <table:table-cell office:value-type="float" office:value="127">
            <text:p>127</text:p>
          </table:table-cell>
          <table:table-cell office:value-type="float" office:value="111">
            <text:p>111</text:p>
          </table:table-cell>
        </table:table-row>
        <table:table-row table:style-name="ro5">
          <table:table-cell office:value-type="float" office:value="6.29896994302218E+018">
            <text:p>6298969943022180000</text:p>
          </table:table-cell>
          <table:table-cell office:value-type="string">
            <text:p>YoBoHo</text:p>
          </table:table-cell>
          <table:table-cell office:value-type="string">
            <text:p>Popular Nursery Rhymes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67">
            <text:p>67</text:p>
          </table:table-cell>
        </table:table-row>
        <table:table-row table:style-name="ro5">
          <table:table-cell office:value-type="float" office:value="6.29897122106957E+018">
            <text:p>6298971221069570000</text:p>
          </table:table-cell>
          <table:table-cell office:value-type="string">
            <text:p>YoBoHo</text:p>
          </table:table-cell>
          <table:table-cell office:value-type="string">
            <text:p>Haunted House Spooky Songs</text:p>
          </table:table-cell>
          <table:table-cell office:value-type="float" office:value="210">
            <text:p>210</text:p>
          </table:table-cell>
          <table:table-cell office:value-type="float" office:value="194">
            <text:p>194</text:p>
          </table:table-cell>
          <table:table-cell office:value-type="float" office:value="63">
            <text:p>63</text:p>
          </table:table-cell>
        </table:table-row>
        <table:table-row table:style-name="ro4">
          <table:table-cell office:value-type="float" office:value="6.29899173464715E+018">
            <text:p>6298991734647150000</text:p>
          </table:table-cell>
          <table:table-cell office:value-type="string">
            <text:p>Mikes Road Trip</text:p>
          </table:table-cell>
          <table:table-cell office:value-type="string">
            <text:p>Hacienda Encantada Resort vignette video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9">
          <table:table-cell office:value-type="float" office:value="6.29899528185385E+018">
            <text:p>6298995281853850000</text:p>
          </table:table-cell>
          <table:table-cell office:value-type="string">
            <text:p>YoBoHo</text:p>
          </table:table-cell>
          <table:table-cell office:value-type="string">
            <text:p>Phonics Song - Hip Hop Style</text:p>
          </table:table-cell>
          <table:table-cell office:value-type="float" office:value="648">
            <text:p>648</text:p>
          </table:table-cell>
          <table:table-cell office:value-type="float" office:value="613">
            <text:p>613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6.29899906883643E+018">
            <text:p>6298999068836430000</text:p>
          </table:table-cell>
          <table:table-cell office:value-type="string">
            <text:p>YoBoHo</text:p>
          </table:table-cell>
          <table:table-cell office:value-type="string">
            <text:p>Hot Ice</text:p>
          </table:table-cell>
          <table:table-cell office:value-type="float" office:value="29">
            <text:p>29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5">
          <table:table-cell office:value-type="float" office:value="6.29903073823165E+018">
            <text:p>6299030738231650000</text:p>
          </table:table-cell>
          <table:table-cell office:value-type="string">
            <text:p>YoBoHo</text:p>
          </table:table-cell>
          <table:table-cell office:value-type="string">
            <text:p>ABC Train Song (Ice Cream World)</text:p>
          </table:table-cell>
          <table:table-cell office:value-type="float" office:value="636">
            <text:p>636</text:p>
          </table:table-cell>
          <table:table-cell office:value-type="float" office:value="587">
            <text:p>587</text:p>
          </table:table-cell>
          <table:table-cell office:value-type="float" office:value="565">
            <text:p>565</text:p>
          </table:table-cell>
        </table:table-row>
        <table:table-row table:style-name="ro3">
          <table:table-cell office:value-type="float" office:value="6.29903201117437E+018">
            <text:p>6299032011174370000</text:p>
          </table:table-cell>
          <table:table-cell office:value-type="string">
            <text:p>Cracked</text:p>
          </table:table-cell>
          <table:table-cell office:value-type="string">
            <text:p>Arya Stark Kicks Ass, Lady Mormont's A Bad Ass &amp; Ed Sheeran?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6.29903709919582E+018">
            <text:p>6299037099195820000</text:p>
          </table:table-cell>
          <table:table-cell office:value-type="string">
            <text:p>The Fumble</text:p>
          </table:table-cell>
          <table:table-cell office:value-type="string">
            <text:p>Steph Curry Hooks TERRIBLE Tee Shot into Golf Cart Cup Hol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29905105395344E+018">
            <text:p>6299051053953440000</text:p>
          </table:table-cell>
          <table:table-cell office:value-type="string">
            <text:p>YoBoHo</text:p>
          </table:table-cell>
          <table:table-cell office:value-type="string">
            <text:p>Wheels On The Blue Bus</text:p>
          </table:table-cell>
          <table:table-cell office:value-type="float" office:value="618">
            <text:p>618</text:p>
          </table:table-cell>
          <table:table-cell office:value-type="float" office:value="588">
            <text:p>588</text:p>
          </table:table-cell>
          <table:table-cell office:value-type="float" office:value="544">
            <text:p>544</text:p>
          </table:table-cell>
        </table:table-row>
        <table:table-row table:style-name="ro5">
          <table:table-cell office:value-type="float" office:value="6.29905359239752E+018">
            <text:p>6299053592397520000</text:p>
          </table:table-cell>
          <table:table-cell office:value-type="string">
            <text:p>YoBoHo</text:p>
          </table:table-cell>
          <table:table-cell office:value-type="string">
            <text:p>Smiling Bill Science Experiment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6.29905489002581E+018">
            <text:p>6299054890025810000</text:p>
          </table:table-cell>
          <table:table-cell office:value-type="string">
            <text:p>YoBoHo</text:p>
          </table:table-cell>
          <table:table-cell office:value-type="string">
            <text:p>Twinkle twinkle little star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10">
            <text:p>110</text:p>
          </table:table-cell>
        </table:table-row>
        <table:table-row table:style-name="ro7">
          <table:table-cell office:value-type="float" office:value="6.29905870454704E+018">
            <text:p>6299058704547040000</text:p>
          </table:table-cell>
          <table:table-cell office:value-type="string">
            <text:p>The Fumble</text:p>
          </table:table-cell>
          <table:table-cell office:value-type="string">
            <text:p>Michael Jordan Says LeBron James Has NOT Surpassed Kobe -The Huddle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9906124172919E+018">
            <text:p>6299061241729190000</text:p>
          </table:table-cell>
          <table:table-cell office:value-type="string">
            <text:p>YoBoHo</text:p>
          </table:table-cell>
          <table:table-cell office:value-type="string">
            <text:p>Peppa Pig Cupcak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9">
          <table:table-cell office:value-type="float" office:value="6.2990777773044E+018">
            <text:p>6299077777304400000</text:p>
          </table:table-cell>
          <table:table-cell office:value-type="string">
            <text:p>YoBoHo</text:p>
          </table:table-cell>
          <table:table-cell office:value-type="string">
            <text:p>Wheels On The Blue Bus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</table:table-row>
        <table:table-row table:style-name="ro4">
          <table:table-cell office:value-type="float" office:value="6.29908157926728E+018">
            <text:p>6299081579267280000</text:p>
          </table:table-cell>
          <table:table-cell office:value-type="string">
            <text:p>Barcroft Media</text:p>
          </table:table-cell>
          <table:table-cell office:value-type="string">
            <text:p>World’s Tallest 8-Year-Old: BORN DIFFERENT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7">
          <table:table-cell office:value-type="float" office:value="6.29908286668509E+018">
            <text:p>6299082866685090000</text:p>
          </table:table-cell>
          <table:table-cell office:value-type="string">
            <text:p>The Fumble</text:p>
          </table:table-cell>
          <table:table-cell office:value-type="string">
            <text:p>Dwight Howard Shoots His Shot with Hooters Girls by Offering Sausage""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/>
        </table:table-row>
        <table:table-row table:style-name="ro1">
          <table:table-cell office:value-type="float" office:value="6.29909050246406E+018">
            <text:p>6299090502464060000</text:p>
          </table:table-cell>
          <table:table-cell office:value-type="string">
            <text:p>YoBoHo</text:p>
          </table:table-cell>
          <table:table-cell office:value-type="string">
            <text:p>Singing Rod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.2990905071485E+018">
            <text:p>6299090507148500000</text:p>
          </table:table-cell>
          <table:table-cell office:value-type="string">
            <text:p>YoBoHo</text:p>
          </table:table-cell>
          <table:table-cell office:value-type="string">
            <text:p>Rain Rain Go Away with Tim, Leo, Pego and Elphie</text:p>
          </table:table-cell>
          <table:table-cell office:value-type="float" office:value="435">
            <text:p>435</text:p>
          </table:table-cell>
          <table:table-cell office:value-type="float" office:value="409">
            <text:p>409</text:p>
          </table:table-cell>
          <table:table-cell office:value-type="float" office:value="353">
            <text:p>353</text:p>
          </table:table-cell>
        </table:table-row>
        <table:table-row table:style-name="ro9">
          <table:table-cell office:value-type="float" office:value="6.29909435050952E+018">
            <text:p>6299094350509520000</text:p>
          </table:table-cell>
          <table:table-cell office:value-type="string">
            <text:p>YoBoHo</text:p>
          </table:table-cell>
          <table:table-cell office:value-type="string">
            <text:p>Wheels On The Green Bus</text:p>
          </table:table-cell>
          <table:table-cell office:value-type="float" office:value="132">
            <text:p>132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6.29909816083524E+018">
            <text:p>6299098160835240000</text:p>
          </table:table-cell>
          <table:table-cell office:value-type="string">
            <text:p>The Fumble</text:p>
          </table:table-cell>
          <table:table-cell office:value-type="string">
            <text:p>Christian McCaffrey Jukes Luke Kuechy Out of His Clea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</table:table-row>
        <table:table-row table:style-name="ro5">
          <table:table-cell office:value-type="float" office:value="6.29909943475825E+018">
            <text:p>6299099434758250000</text:p>
          </table:table-cell>
          <table:table-cell office:value-type="string">
            <text:p>YoBoHo</text:p>
          </table:table-cell>
          <table:table-cell office:value-type="string">
            <text:p>Learn Colors with Soccer Balls Injection</text:p>
          </table:table-cell>
          <table:table-cell table:style-name="ce2"/>
          <table:table-cell table:number-columns-repeated="2" office:value-type="float" office:value="1">
            <text:p>1</text:p>
          </table:table-cell>
        </table:table-row>
        <table:table-row table:style-name="ro9">
          <table:table-cell office:value-type="float" office:value="6.29910580115001E+018">
            <text:p>6299105801150010000</text:p>
          </table:table-cell>
          <table:table-cell office:value-type="string">
            <text:p>YoBoHo</text:p>
          </table:table-cell>
          <table:table-cell office:value-type="string">
            <text:p>Vinegar Volcano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9">
          <table:table-cell office:value-type="float" office:value="6.29910580578133E+018">
            <text:p>6299105805781330000</text:p>
          </table:table-cell>
          <table:table-cell office:value-type="string">
            <text:p>YoBoHo</text:p>
          </table:table-cell>
          <table:table-cell office:value-type="string">
            <text:p>Johny Johny Yes Papa</text:p>
          </table:table-cell>
          <table:table-cell office:value-type="float" office:value="462">
            <text:p>462</text:p>
          </table:table-cell>
          <table:table-cell office:value-type="float" office:value="445">
            <text:p>445</text:p>
          </table:table-cell>
          <table:table-cell office:value-type="float" office:value="389">
            <text:p>389</text:p>
          </table:table-cell>
        </table:table-row>
        <table:table-row table:style-name="ro9">
          <table:table-cell office:value-type="float" office:value="6.29911216263488E+018">
            <text:p>6299112162634880000</text:p>
          </table:table-cell>
          <table:table-cell office:value-type="string">
            <text:p>YoBoHo</text:p>
          </table:table-cell>
          <table:table-cell office:value-type="string">
            <text:p>Wheels on the red bus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</table:table-row>
        <table:table-row table:style-name="ro9">
          <table:table-cell office:value-type="float" office:value="6.2991248813454E+018">
            <text:p>6299124881345400000</text:p>
          </table:table-cell>
          <table:table-cell office:value-type="string">
            <text:p>YoBoHo</text:p>
          </table:table-cell>
          <table:table-cell office:value-type="string">
            <text:p>Five Little Ducks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5">
          <table:table-cell office:value-type="float" office:value="6.29912488597506E+018">
            <text:p>6299124885975060000</text:p>
          </table:table-cell>
          <table:table-cell office:value-type="string">
            <text:p>YoBoHo</text:p>
          </table:table-cell>
          <table:table-cell office:value-type="string">
            <text:p>Jet Powered Boat Science Experiment</text:p>
          </table:table-cell>
          <table:table-cell office:value-type="float" office:value="222">
            <text:p>222</text:p>
          </table:table-cell>
          <table:table-cell office:value-type="float" office:value="202">
            <text:p>202</text:p>
          </table:table-cell>
          <table:table-cell office:value-type="float" office:value="149">
            <text:p>149</text:p>
          </table:table-cell>
        </table:table-row>
        <table:table-row table:style-name="ro9">
          <table:table-cell office:value-type="float" office:value="6.29912872491408E+018">
            <text:p>6299128724914080000</text:p>
          </table:table-cell>
          <table:table-cell office:value-type="string">
            <text:p>YoBoHo</text:p>
          </table:table-cell>
          <table:table-cell office:value-type="string">
            <text:p>Where is thumbkin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26">
            <text:p>126</text:p>
          </table:table-cell>
        </table:table-row>
        <table:table-row table:style-name="ro5">
          <table:table-cell office:value-type="float" office:value="6.29913254876037E+018">
            <text:p>6299132548760370000</text:p>
          </table:table-cell>
          <table:table-cell office:value-type="string">
            <text:p>YoBoHo</text:p>
          </table:table-cell>
          <table:table-cell office:value-type="string">
            <text:p>Learn Colors with Nails Painting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913638738568E+018">
            <text:p>6299136387385680000</text:p>
          </table:table-cell>
          <table:table-cell office:value-type="string">
            <text:p>YoBoHo</text:p>
          </table:table-cell>
          <table:table-cell office:value-type="string">
            <text:p>This Is The Way We Brush Our Teeth</text:p>
          </table:table-cell>
          <table:table-cell office:value-type="float" office:value="403">
            <text:p>403</text:p>
          </table:table-cell>
          <table:table-cell office:value-type="float" office:value="343">
            <text:p>343</text:p>
          </table:table-cell>
          <table:table-cell office:value-type="float" office:value="325">
            <text:p>325</text:p>
          </table:table-cell>
        </table:table-row>
        <table:table-row table:style-name="ro5">
          <table:table-cell office:value-type="float" office:value="6.29913892947725E+018">
            <text:p>6299138929477250000</text:p>
          </table:table-cell>
          <table:table-cell office:value-type="string">
            <text:p>YoBoHo</text:p>
          </table:table-cell>
          <table:table-cell office:value-type="string">
            <text:p>Smoke Rings without Dry Ice</text:p>
          </table:table-cell>
          <table:table-cell office:value-type="float" office:value="178">
            <text:p>178</text:p>
          </table:table-cell>
          <table:table-cell office:value-type="float" office:value="170">
            <text:p>17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6.29914655510748E+018">
            <text:p>6299146555107480000</text:p>
          </table:table-cell>
          <table:table-cell office:value-type="string">
            <text:p>YoBoHo</text:p>
          </table:table-cell>
          <table:table-cell office:value-type="string">
            <text:p>Wise old owl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31">
            <text:p>131</text:p>
          </table:table-cell>
        </table:table-row>
        <table:table-row table:style-name="ro5">
          <table:table-cell office:value-type="float" office:value="6.29915290702616E+018">
            <text:p>6299152907026160000</text:p>
          </table:table-cell>
          <table:table-cell office:value-type="string">
            <text:p>YoBoHo</text:p>
          </table:table-cell>
          <table:table-cell office:value-type="string">
            <text:p>Learn Colors with Dump truck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915676550869E+018">
            <text:p>6299156765508690000</text:p>
          </table:table-cell>
          <table:table-cell office:value-type="string">
            <text:p>YoBoHo</text:p>
          </table:table-cell>
          <table:table-cell office:value-type="string">
            <text:p>Amazing Balancing Coins</text:p>
          </table:table-cell>
          <table:table-cell office:value-type="float" office:value="194">
            <text:p>194</text:p>
          </table:table-cell>
          <table:table-cell office:value-type="float" office:value="172">
            <text:p>17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6.29915931656E+018">
            <text:p>6299159316560000000</text:p>
          </table:table-cell>
          <table:table-cell office:value-type="string">
            <text:p>Hollyscoop</text:p>
          </table:table-cell>
          <table:table-cell office:value-type="string">
            <text:p>Little Mix Introduces Potential FIFTH Member!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29916438641738E+018">
            <text:p>6299164386417380000</text:p>
          </table:table-cell>
          <table:table-cell office:value-type="string">
            <text:p>YoBoHo</text:p>
          </table:table-cell>
          <table:table-cell office:value-type="string">
            <text:p>Deck The Hall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float" office:value="6.29916820195624E+018">
            <text:p>6299168201956240000</text:p>
          </table:table-cell>
          <table:table-cell office:value-type="string">
            <text:p>YoBoHo</text:p>
          </table:table-cell>
          <table:table-cell office:value-type="string">
            <text:p>Learn Colors with the Wooden Train and Colorful Dragons</text:p>
          </table:table-cell>
          <table:table-cell table:style-name="ce2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.29918343536671E+018">
            <text:p>6299183435366710000</text:p>
          </table:table-cell>
          <table:table-cell office:value-type="string">
            <text:p>YoBoHo</text:p>
          </table:table-cell>
          <table:table-cell office:value-type="string">
            <text:p>Jingle bells</text:p>
          </table:table-cell>
          <table:table-cell office:value-type="float" office:value="175">
            <text:p>175</text:p>
          </table:table-cell>
          <table:table-cell office:value-type="float" office:value="167">
            <text:p>16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.29918469897938E+018">
            <text:p>6299184698979380000</text:p>
          </table:table-cell>
          <table:table-cell office:value-type="string">
            <text:p>YoBoHo</text:p>
          </table:table-cell>
          <table:table-cell office:value-type="string">
            <text:p>Salt Vs Pepper</text:p>
          </table:table-cell>
          <table:table-cell office:value-type="float" office:value="184">
            <text:p>184</text:p>
          </table:table-cell>
          <table:table-cell office:value-type="float" office:value="156">
            <text:p>156</text:p>
          </table:table-cell>
          <table:table-cell office:value-type="float" office:value="138">
            <text:p>138</text:p>
          </table:table-cell>
        </table:table-row>
        <table:table-row table:style-name="ro5">
          <table:table-cell office:value-type="float" office:value="6.29918980604577E+018">
            <text:p>6299189806045770000</text:p>
          </table:table-cell>
          <table:table-cell office:value-type="string">
            <text:p>YoBoHo</text:p>
          </table:table-cell>
          <table:table-cell office:value-type="string">
            <text:p>Learn Colors with Fidget Spinner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9920750488045E+018">
            <text:p>6299207504880450000</text:p>
          </table:table-cell>
          <table:table-cell office:value-type="string">
            <text:p>ZoominTV</text:p>
          </table:table-cell>
          <table:table-cell office:value-type="string">
            <text:p>Mission compostable: Sicilian fashion meets tec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/>
        </table:table-row>
        <table:table-row table:style-name="ro9">
          <table:table-cell office:value-type="float" office:value="6.29921384303536E+018">
            <text:p>6299213843035360000</text:p>
          </table:table-cell>
          <table:table-cell office:value-type="string">
            <text:p>YoBoHo</text:p>
          </table:table-cell>
          <table:table-cell office:value-type="string">
            <text:p>Lemon Volcanos</text:p>
          </table:table-cell>
          <table:table-cell office:value-type="float" office:value="192">
            <text:p>192</text:p>
          </table:table-cell>
          <table:table-cell office:value-type="float" office:value="183">
            <text:p>183</text:p>
          </table:table-cell>
          <table:table-cell office:value-type="float" office:value="141">
            <text:p>141</text:p>
          </table:table-cell>
        </table:table-row>
        <table:table-row table:style-name="ro5">
          <table:table-cell office:value-type="float" office:value="6.29921384325332E+018">
            <text:p>6299213843253320000</text:p>
          </table:table-cell>
          <table:table-cell office:value-type="string">
            <text:p>YoBoHo</text:p>
          </table:table-cell>
          <table:table-cell office:value-type="string">
            <text:p>We wish you a merry christmas</text:p>
          </table:table-cell>
          <table:table-cell office:value-type="float" office:value="163">
            <text:p>163</text:p>
          </table:table-cell>
          <table:table-cell office:value-type="float" office:value="145">
            <text:p>145</text:p>
          </table:table-cell>
          <table:table-cell office:value-type="float" office:value="123">
            <text:p>123</text:p>
          </table:table-cell>
        </table:table-row>
        <table:table-row table:style-name="ro5">
          <table:table-cell office:value-type="float" office:value="6.29921512588208E+018">
            <text:p>6299215125882080000</text:p>
          </table:table-cell>
          <table:table-cell office:value-type="string">
            <text:p>YoBoHo</text:p>
          </table:table-cell>
          <table:table-cell office:value-type="string">
            <text:p>Melting Snowman Cookies</text:p>
          </table:table-cell>
          <table:table-cell table:number-columns-repeated="3" office:value-type="float" office:value="6">
            <text:p>6</text:p>
          </table:table-cell>
        </table:table-row>
        <table:table-row table:style-name="ro1">
          <table:table-cell office:value-type="float" office:value="6.29922022385922E+018">
            <text:p>6299220223859220000</text:p>
          </table:table-cell>
          <table:table-cell office:value-type="string">
            <text:p>YoBoHo</text:p>
          </table:table-cell>
          <table:table-cell office:value-type="string">
            <text:p>Bath Song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6.29922403010745E+018">
            <text:p>6299224030107450000</text:p>
          </table:table-cell>
          <table:table-cell office:value-type="string">
            <text:p>Monstercat</text:p>
          </table:table-cell>
          <table:table-cell office:value-type="string">
            <text:p>[Dubstep] - Fractal - Amor (feat. Syrin) [Monstercat LP Release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9923165644207E+018">
            <text:p>6299231656442070000</text:p>
          </table:table-cell>
          <table:table-cell office:value-type="string">
            <text:p>YoBoHo</text:p>
          </table:table-cell>
          <table:table-cell office:value-type="string">
            <text:p>Wheels On The Bus Christmas Special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32">
            <text:p>132</text:p>
          </table:table-cell>
        </table:table-row>
        <table:table-row table:style-name="ro9">
          <table:table-cell office:value-type="float" office:value="6.29923166111632E+018">
            <text:p>6299231661116320000</text:p>
          </table:table-cell>
          <table:table-cell office:value-type="string">
            <text:p>YoBoHo</text:p>
          </table:table-cell>
          <table:table-cell office:value-type="string">
            <text:p>Glowing Liquid Metal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112">
            <text:p>112</text:p>
          </table:table-cell>
        </table:table-row>
        <table:table-row table:style-name="ro8">
          <table:table-cell office:value-type="float" office:value="6.29923930197692E+018">
            <text:p>6299239301976920000</text:p>
          </table:table-cell>
          <table:table-cell office:value-type="string">
            <text:p>Fast Company</text:p>
          </table:table-cell>
          <table:table-cell office:value-type="string">
            <text:p>Your Roomba May Be Creating A Map Of Your Home--And Other Stories You Might've Missed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9">
          <table:table-cell office:value-type="float" office:value="6.29923931597348E+018">
            <text:p>6299239315973480000</text:p>
          </table:table-cell>
          <table:table-cell office:value-type="string">
            <text:p>YoBoHo</text:p>
          </table:table-cell>
          <table:table-cell office:value-type="string">
            <text:p>Wheels on the red bus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8">
          <table:table-cell office:value-type="float" office:value="6.29925073439321E+018">
            <text:p>6299250734393210000</text:p>
          </table:table-cell>
          <table:table-cell office:value-type="string">
            <text:p>The Fumble</text:p>
          </table:table-cell>
          <table:table-cell office:value-type="string">
            <text:p>LaVar Ball Says He &amp; Son LaMelo Could BEAT LeBron James &amp; Michael Jordan 2-on-2 -The Huddle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9">
          <table:table-cell office:value-type="float" office:value="6.29925200298221E+018">
            <text:p>6299252002982210000</text:p>
          </table:table-cell>
          <table:table-cell office:value-type="string">
            <text:p>YoBoHo</text:p>
          </table:table-cell>
          <table:table-cell office:value-type="string">
            <text:p>Annie ben and mango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</table:table-row>
        <table:table-row table:style-name="ro9">
          <table:table-cell office:value-type="float" office:value="6.29925579903295E+018">
            <text:p>6299255799032950000</text:p>
          </table:table-cell>
          <table:table-cell office:value-type="string">
            <text:p>YoBoHo</text:p>
          </table:table-cell>
          <table:table-cell office:value-type="string">
            <text:p>Rainbow Snake Bubbles</text:p>
          </table:table-cell>
          <table:table-cell office:value-type="float" office:value="172">
            <text:p>172</text:p>
          </table:table-cell>
          <table:table-cell office:value-type="float" office:value="159">
            <text:p>159</text:p>
          </table:table-cell>
          <table:table-cell office:value-type="float" office:value="111">
            <text:p>111</text:p>
          </table:table-cell>
        </table:table-row>
        <table:table-row table:style-name="ro5">
          <table:table-cell office:value-type="float" office:value="6.29926090709386E+018">
            <text:p>6299260907093860000</text:p>
          </table:table-cell>
          <table:table-cell office:value-type="string">
            <text:p>Cheddar</text:p>
          </table:table-cell>
          <table:table-cell office:value-type="string">
            <text:p>Street Fight: Cadillac vs. Tes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9926982475338E+018">
            <text:p>6299269824753380000</text:p>
          </table:table-cell>
          <table:table-cell office:value-type="string">
            <text:p>ZoominTV</text:p>
          </table:table-cell>
          <table:table-cell office:value-type="string">
            <text:p>Head to the alps to visit a surviving Italian tower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.29927236673666E+018">
            <text:p>6299272366736660000</text:p>
          </table:table-cell>
          <table:table-cell office:value-type="string">
            <text:p>Wochit Entertainment</text:p>
          </table:table-cell>
          <table:table-cell office:value-type="string">
            <text:p>Lady Gaga Sorprende Con Apertura De Su 'Joanne World Tour'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4">
          <table:table-cell office:value-type="float" office:value="6.29928250610006E+018">
            <text:p>6299282506100060000</text:p>
          </table:table-cell>
          <table:table-cell office:value-type="string">
            <text:p>YoBoHo</text:p>
          </table:table-cell>
          <table:table-cell office:value-type="string">
            <text:p>Humpty Dumpty and all the King's Men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9928504833199E+018">
            <text:p>6299285048331990000</text:p>
          </table:table-cell>
          <table:table-cell office:value-type="string">
            <text:p>YoBoHo</text:p>
          </table:table-cell>
          <table:table-cell office:value-type="string">
            <text:p>Bear went over the mountain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</table:table-row>
        <table:table-row table:style-name="ro5">
          <table:table-cell office:value-type="float" office:value="6.29929140283709E+018">
            <text:p>6299291402837090000</text:p>
          </table:table-cell>
          <table:table-cell office:value-type="string">
            <text:p>Barcroft Media</text:p>
          </table:table-cell>
          <table:table-cell office:value-type="string">
            <text:p>Man’s Hand Sewn INSIDE His Stomach</text:p>
          </table:table-cell>
          <table:table-cell table:style-name="ce2"/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92914074867E+018">
            <text:p>6299291407486700000</text:p>
          </table:table-cell>
          <table:table-cell office:value-type="string">
            <text:p>Baeble Music</text:p>
          </table:table-cell>
          <table:table-cell office:value-type="string">
            <text:p>An Interview with The Dive: Mura Masa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4">
          <table:table-cell office:value-type="float" office:value="6.29930279720869E+018">
            <text:p>6299302797208690000</text:p>
          </table:table-cell>
          <table:table-cell office:value-type="string">
            <text:p>Mashable Business</text:p>
          </table:table-cell>
          <table:table-cell office:value-type="string">
            <text:p>IKEA is trying to rival Tesla with home solar panel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9930408607645E+018">
            <text:p>6299304086076450000</text:p>
          </table:table-cell>
          <table:table-cell office:value-type="string">
            <text:p>YoBoHo</text:p>
          </table:table-cell>
          <table:table-cell office:value-type="string">
            <text:p>The Adventures of Annie And Ben - Theme Song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.29930917168639E+018">
            <text:p>6299309171686390000</text:p>
          </table:table-cell>
          <table:table-cell office:value-type="string">
            <text:p>YoBoHo</text:p>
          </table:table-cell>
          <table:table-cell office:value-type="string">
            <text:p>Bingo</text:p>
          </table:table-cell>
          <table:table-cell office:value-type="float" office:value="137">
            <text:p>137</text:p>
          </table:table-cell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</table:table-row>
        <table:table-row table:style-name="ro9">
          <table:table-cell office:value-type="float" office:value="6.29931299157301E+018">
            <text:p>6299312991573010000</text:p>
          </table:table-cell>
          <table:table-cell office:value-type="string">
            <text:p>YoBoHo</text:p>
          </table:table-cell>
          <table:table-cell office:value-type="string">
            <text:p>Make Your Own Periscope</text:p>
          </table:table-cell>
          <table:table-cell office:value-type="float" office:value="152">
            <text:p>152</text:p>
          </table:table-cell>
          <table:table-cell office:value-type="float" office:value="134">
            <text:p>134</text:p>
          </table:table-cell>
          <table:table-cell office:value-type="float" office:value="107">
            <text:p>107</text:p>
          </table:table-cell>
        </table:table-row>
        <table:table-row table:style-name="ro6">
          <table:table-cell office:value-type="float" office:value="6.29931852889731E+018">
            <text:p>6299318528897310000</text:p>
          </table:table-cell>
          <table:table-cell office:value-type="string">
            <text:p>Anonymous Official</text:p>
          </table:table-cell>
          <table:table-cell office:value-type="string">
            <text:p>Anonymous - Russia Declares STATE OF WAR between America! (and to Remove Donald Trump)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9">
          <table:table-cell office:value-type="float" office:value="6.29932696858365E+018">
            <text:p>6299326968583650000</text:p>
          </table:table-cell>
          <table:table-cell office:value-type="string">
            <text:p>YoBoHo</text:p>
          </table:table-cell>
          <table:table-cell office:value-type="string">
            <text:p>Cobbler cobbler</text:p>
          </table:table-cell>
          <table:table-cell office:value-type="float" office:value="145">
            <text:p>145</text:p>
          </table:table-cell>
          <table:table-cell office:value-type="float" office:value="135">
            <text:p>135</text:p>
          </table:table-cell>
          <table:table-cell office:value-type="float" office:value="115">
            <text:p>115</text:p>
          </table:table-cell>
        </table:table-row>
        <table:table-row table:style-name="ro5">
          <table:table-cell office:value-type="float" office:value="6.29932826116863E+018">
            <text:p>6299328261168630000</text:p>
          </table:table-cell>
          <table:table-cell office:value-type="string">
            <text:p>YoBoHo</text:p>
          </table:table-cell>
          <table:table-cell office:value-type="string">
            <text:p>Floating Balls Science Experiment</text:p>
          </table:table-cell>
          <table:table-cell office:value-type="float" office:value="164">
            <text:p>164</text:p>
          </table:table-cell>
          <table:table-cell office:value-type="float" office:value="152">
            <text:p>152</text:p>
          </table:table-cell>
          <table:table-cell office:value-type="float" office:value="126">
            <text:p>126</text:p>
          </table:table-cell>
        </table:table-row>
        <table:table-row table:style-name="ro9">
          <table:table-cell office:value-type="float" office:value="6.29933459877996E+018">
            <text:p>6299334598779960000</text:p>
          </table:table-cell>
          <table:table-cell office:value-type="string">
            <text:p>Barcroft Media</text:p>
          </table:table-cell>
          <table:table-cell office:value-type="string">
            <text:p>My Ankle Is My Kne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993346035895E+018">
            <text:p>6299334603589500000</text:p>
          </table:table-cell>
          <table:table-cell office:value-type="string">
            <text:p>Baeble Music</text:p>
          </table:table-cell>
          <table:table-cell office:value-type="string">
            <text:p>An Interview with 10 Reasons To Love Lana Del Re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8">
          <table:table-cell office:value-type="float" office:value="6.29934346115099E+018">
            <text:p>6299343461150990000</text:p>
          </table:table-cell>
          <table:table-cell office:value-type="string">
            <text:p>Barcroft Media</text:p>
          </table:table-cell>
          <table:table-cell office:value-type="string">
            <text:p>The 10-Year-Old Graffiti Artist Who’s Tagging Britain With Chickens | MAKING MAD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9">
          <table:table-cell office:value-type="float" office:value="6.29935109224572E+018">
            <text:p>6299351092245720000</text:p>
          </table:table-cell>
          <table:table-cell office:value-type="string">
            <text:p>YoBoHo</text:p>
          </table:table-cell>
          <table:table-cell office:value-type="string">
            <text:p>Five Little Monkeys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 office:value-type="float" office:value="127">
            <text:p>127</text:p>
          </table:table-cell>
        </table:table-row>
        <table:table-row table:style-name="ro9">
          <table:table-cell office:value-type="float" office:value="6.29935236563005E+018">
            <text:p>6299352365630050000</text:p>
          </table:table-cell>
          <table:table-cell office:value-type="string">
            <text:p>YoBoHo</text:p>
          </table:table-cell>
          <table:table-cell office:value-type="string">
            <text:p>a Home Made Lava Lamp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6.29935628196055E+018">
            <text:p>6299356281960550000</text:p>
          </table:table-cell>
          <table:table-cell office:value-type="string">
            <text:p>Kelley Ferro</text:p>
          </table:table-cell>
          <table:table-cell office:value-type="string">
            <text:p>First time at Disneyland! How to do BOTH parks in ONE Day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29935907167218E+018">
            <text:p>6299359071672180000</text:p>
          </table:table-cell>
          <table:table-cell office:value-type="string">
            <text:p>Kelley Ferro</text:p>
          </table:table-cell>
          <table:table-cell office:value-type="string">
            <text:p>Outstanding in the Field, Malibu, Californ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936128054311E+018">
            <text:p>6299361280543110000</text:p>
          </table:table-cell>
          <table:table-cell office:value-type="string">
            <text:p>YoBoHo</text:p>
          </table:table-cell>
          <table:table-cell office:value-type="string">
            <text:p>HooplaKidz Christmas Carols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6.29936130659632E+018">
            <text:p>6299361306596320000</text:p>
          </table:table-cell>
          <table:table-cell office:value-type="string">
            <text:p>Wochit Tech</text:p>
          </table:table-cell>
          <table:table-cell office:value-type="string">
            <text:p>Explore More With Google Earth Voyager For iOS</text:p>
          </table:table-cell>
          <table:table-cell table:number-columns-repeated="3" office:value-type="float" office:value="6">
            <text:p>6</text:p>
          </table:table-cell>
        </table:table-row>
        <table:table-row table:style-name="ro5">
          <table:table-cell office:value-type="float" office:value="6.29936260908733E+018">
            <text:p>6299362609087330000</text:p>
          </table:table-cell>
          <table:table-cell office:value-type="string">
            <text:p>YoBoHo</text:p>
          </table:table-cell>
          <table:table-cell office:value-type="string">
            <text:p>Popsicle Stick Chain Reaction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16">
            <text:p>116</text:p>
          </table:table-cell>
        </table:table-row>
        <table:table-row table:style-name="ro3">
          <table:table-cell office:value-type="float" office:value="6.29936390660943E+018">
            <text:p>6299363906609430000</text:p>
          </table:table-cell>
          <table:table-cell office:value-type="string">
            <text:p>Barcroft Media</text:p>
          </table:table-cell>
          <table:table-cell office:value-type="string">
            <text:p>Curvy Yogi Promotes Body Positivity On The Streets Of Mumba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9936523433873E+018">
            <text:p>6299365234338730000</text:p>
          </table:table-cell>
          <table:table-cell office:value-type="string">
            <text:p>YoBoHo</text:p>
          </table:table-cell>
          <table:table-cell office:value-type="string">
            <text:p>Nutella Cookies with Chocolate Chip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29936654287887E+018">
            <text:p>6299366542878870000</text:p>
          </table:table-cell>
          <table:table-cell office:value-type="string">
            <text:p>YoBoHo</text:p>
          </table:table-cell>
          <table:table-cell office:value-type="string">
            <text:p>Slime</text:p>
          </table:table-cell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6.29936655261888E+018">
            <text:p>6299366552618880000</text:p>
          </table:table-cell>
          <table:table-cell office:value-type="string">
            <text:p>Wochit Tech</text:p>
          </table:table-cell>
          <table:table-cell office:value-type="string">
            <text:p>Google Pixel 2 Might Not Look Like Other Flagship Phones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9936658368698E+018">
            <text:p>6299366583686980000</text:p>
          </table:table-cell>
          <table:table-cell office:value-type="string">
            <text:p>Cracked</text:p>
          </table:table-cell>
          <table:table-cell office:value-type="string">
            <text:p>Why The New Zelda Is Amazing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/>
        </table:table-row>
        <table:table-row table:style-name="ro4">
          <table:table-cell office:value-type="float" office:value="6.29937049756625E+018">
            <text:p>6299370497566250000</text:p>
          </table:table-cell>
          <table:table-cell office:value-type="string">
            <text:p>Bang Showbiz</text:p>
          </table:table-cell>
          <table:table-cell office:value-type="string">
            <text:p>Meek Mill heartbroken after Nicki Minaj split</text:p>
          </table:table-cell>
          <table:table-cell table:number-columns-repeated="3" office:value-type="float" office:value="2">
            <text:p>2</text:p>
          </table:table-cell>
        </table:table-row>
        <table:table-row table:style-name="ro3">
          <table:table-cell office:value-type="float" office:value="6.29937180356605E+018">
            <text:p>6299371803566050000</text:p>
          </table:table-cell>
          <table:table-cell office:value-type="string">
            <text:p>The Fumble</text:p>
          </table:table-cell>
          <table:table-cell office:value-type="string">
            <text:p>Draymond Green DEPRESSED!? I Was F**king Miserable""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9">
          <table:table-cell office:value-type="float" office:value="6.29937450549724E+018">
            <text:p>6299374505497240000</text:p>
          </table:table-cell>
          <table:table-cell office:value-type="string">
            <text:p>YoBoHo</text:p>
          </table:table-cell>
          <table:table-cell office:value-type="string">
            <text:p>Flowers Glow in the Dark</text:p>
          </table:table-cell>
          <table:table-cell office:value-type="float" office:value="160">
            <text:p>160</text:p>
          </table:table-cell>
          <table:table-cell office:value-type="float" office:value="141">
            <text:p>141</text:p>
          </table:table-cell>
          <table:table-cell office:value-type="float" office:value="113">
            <text:p>113</text:p>
          </table:table-cell>
        </table:table-row>
        <table:table-row table:style-name="ro4">
          <table:table-cell office:value-type="float" office:value="6.29937582909163E+018">
            <text:p>6299375829091630000</text:p>
          </table:table-cell>
          <table:table-cell office:value-type="string">
            <text:p>Wochit Entertainment</text:p>
          </table:table-cell>
          <table:table-cell office:value-type="string">
            <text:p>MTV's 'TRL' Enlists Social Media Star As Ho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29937584360451E+018">
            <text:p>6299375843604510000</text:p>
          </table:table-cell>
          <table:table-cell office:value-type="string">
            <text:p>YoBoHo</text:p>
          </table:table-cell>
          <table:table-cell office:value-type="string">
            <text:p>Matchbox Microphone</text:p>
          </table:table-cell>
          <table:table-cell office:value-type="float" office:value="164">
            <text:p>164</text:p>
          </table:table-cell>
          <table:table-cell office:value-type="float" office:value="147">
            <text:p>147</text:p>
          </table:table-cell>
          <table:table-cell office:value-type="float" office:value="123">
            <text:p>123</text:p>
          </table:table-cell>
        </table:table-row>
        <table:table-row table:style-name="ro5">
          <table:table-cell office:value-type="float" office:value="6.29938225377187E+018">
            <text:p>6299382253771870000</text:p>
          </table:table-cell>
          <table:table-cell office:value-type="string">
            <text:p>Tastemade</text:p>
          </table:table-cell>
          <table:table-cell office:value-type="string">
            <text:p>Gummy vs Real Food Challenge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6.29938354743746E+018">
            <text:p>6299383547437460000</text:p>
          </table:table-cell>
          <table:table-cell office:value-type="string">
            <text:p>Baeble Music</text:p>
          </table:table-cell>
          <table:table-cell office:value-type="string">
            <text:p>An Interview with Gear Talk With Blake Hazard</text:p>
          </table:table-cell>
          <table:table-cell office:value-type="float" office:value="9">
            <text:p>9</text:p>
          </table:table-cell>
          <table:table-cell table:style-name="ce2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.29938356739185E+018">
            <text:p>6299383567391850000</text:p>
          </table:table-cell>
          <table:table-cell office:value-type="string">
            <text:p>YoBoHo</text:p>
          </table:table-cell>
          <table:table-cell office:value-type="string">
            <text:p>ABC and 123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.29938752327738E+018">
            <text:p>6299387523277380000</text:p>
          </table:table-cell>
          <table:table-cell office:value-type="string">
            <text:p>YoBoHo</text:p>
          </table:table-cell>
          <table:table-cell office:value-type="string">
            <text:p>DIY Projector</text:p>
          </table:table-cell>
          <table:table-cell office:value-type="float" office:value="193">
            <text:p>193</text:p>
          </table:table-cell>
          <table:table-cell office:value-type="float" office:value="169">
            <text:p>169</text:p>
          </table:table-cell>
          <table:table-cell office:value-type="float" office:value="127">
            <text:p>127</text:p>
          </table:table-cell>
        </table:table-row>
        <table:table-row table:style-name="ro9">
          <table:table-cell office:value-type="float" office:value="6.29939012189893E+018">
            <text:p>6299390121898930000</text:p>
          </table:table-cell>
          <table:table-cell office:value-type="string">
            <text:p>YoBoHo</text:p>
          </table:table-cell>
          <table:table-cell office:value-type="string">
            <text:p>Strawberry Ghost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9939136051106E+018">
            <text:p>6299391360511060000</text:p>
          </table:table-cell>
          <table:table-cell office:value-type="string">
            <text:p>Wochit Entertainment</text:p>
          </table:table-cell>
          <table:table-cell office:value-type="string">
            <text:p>Maluma Se Emocionó Al Conocer A Su Caball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4">
          <table:table-cell office:value-type="float" office:value="6.29939526001984E+018">
            <text:p>6299395260019840000</text:p>
          </table:table-cell>
          <table:table-cell office:value-type="string">
            <text:p>Barcroft Media</text:p>
          </table:table-cell>
          <table:table-cell office:value-type="string">
            <text:p>Legless Pro Skateboarder Turns Tragedy Into Triumph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93953359039E+018">
            <text:p>6299395335903900000</text:p>
          </table:table-cell>
          <table:table-cell office:value-type="string">
            <text:p>YoBoHo</text:p>
          </table:table-cell>
          <table:table-cell office:value-type="string">
            <text:p>How To Fit a Balloon in a Bottle</text:p>
          </table:table-cell>
          <table:table-cell office:value-type="float" office:value="187">
            <text:p>187</text:p>
          </table:table-cell>
          <table:table-cell office:value-type="float" office:value="151">
            <text:p>15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.29940711977745E+018">
            <text:p>6299407119777450000</text:p>
          </table:table-cell>
          <table:table-cell office:value-type="string">
            <text:p>YoBoHo</text:p>
          </table:table-cell>
          <table:table-cell office:value-type="string">
            <text:p>Jelly Slic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float" office:value="6.29940838809253E+018">
            <text:p>6299408388092530000</text:p>
          </table:table-cell>
          <table:table-cell office:value-type="string">
            <text:p>People Are Awesome</text:p>
          </table:table-cell>
          <table:table-cell office:value-type="string">
            <text:p>Amazing Cardistry Skills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9">
          <table:table-cell office:value-type="float" office:value="6.29940972202659E+018">
            <text:p>6299409722026590000</text:p>
          </table:table-cell>
          <table:table-cell office:value-type="string">
            <text:p>YoBoHo</text:p>
          </table:table-cell>
          <table:table-cell office:value-type="string">
            <text:p>Edible jewlels and gem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float" office:value="6.29941096751458E+018">
            <text:p>6299410967514580000</text:p>
          </table:table-cell>
          <table:table-cell office:value-type="string">
            <text:p>Monstercat</text:p>
          </table:table-cell>
          <table:table-cell office:value-type="string">
            <text:p>[Bounce] - Timmy Trumpet &amp;amp; SCNDL - Bleed [Monstercat Release]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9">
          <table:table-cell office:value-type="float" office:value="6.29941485874444E+018">
            <text:p>6299414858744440000</text:p>
          </table:table-cell>
          <table:table-cell office:value-type="string">
            <text:p>YoBoHo</text:p>
          </table:table-cell>
          <table:table-cell office:value-type="string">
            <text:p>Rainbow Waffl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9">
          <table:table-cell office:value-type="float" office:value="6.29941487380044E+018">
            <text:p>6299414873800440000</text:p>
          </table:table-cell>
          <table:table-cell office:value-type="string">
            <text:p>FailArmy</text:p>
          </table:table-cell>
          <table:table-cell office:value-type="string">
            <text:p>Life Is a Rollercoaster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.29941490429974E+018">
            <text:p>6299414904299740000</text:p>
          </table:table-cell>
          <table:table-cell office:value-type="string">
            <text:p>Cracked</text:p>
          </table:table-cell>
          <table:table-cell office:value-type="string">
            <text:p>6 Bizarre Implications Of The Gremlins Films</text:p>
          </table:table-cell>
          <table:table-cell table:number-columns-repeated="2" office:value-type="float" office:value="4">
            <text:p>4</text:p>
          </table:table-cell>
          <table:table-cell table:style-name="ce2"/>
        </table:table-row>
        <table:table-row table:style-name="ro3">
          <table:table-cell office:value-type="float" office:value="6.2994149043481E+018">
            <text:p>6299414904348100000</text:p>
          </table:table-cell>
          <table:table-cell office:value-type="string">
            <text:p>Cheddar</text:p>
          </table:table-cell>
          <table:table-cell office:value-type="string">
            <text:p>GameSpot: GTA 5" and "Red Dead Redemption 2" Aren't Competitors"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2"/>
        </table:table-row>
        <table:table-row table:style-name="ro5">
          <table:table-cell office:value-type="float" office:value="6.2994149058422E+018">
            <text:p>6299414905842200000</text:p>
          </table:table-cell>
          <table:table-cell office:value-type="string">
            <text:p>Wochit Entertainment</text:p>
          </table:table-cell>
          <table:table-cell office:value-type="string">
            <text:p>Karate Kid' Television Reboot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4">
          <table:table-cell office:value-type="float" office:value="6.29941886156579E+018">
            <text:p>6299418861565790000</text:p>
          </table:table-cell>
          <table:table-cell office:value-type="string">
            <text:p>Bang Showbiz</text:p>
          </table:table-cell>
          <table:table-cell office:value-type="string">
            <text:p>Nia Jax honoured to join Total Div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9942008188387E+018">
            <text:p>6299420081883870000</text:p>
          </table:table-cell>
          <table:table-cell office:value-type="string">
            <text:p>YoBoHo</text:p>
          </table:table-cell>
          <table:table-cell office:value-type="string">
            <text:p>Colourful Broken Glass Jello Recip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994201498029E+018">
            <text:p>6299420149802900000</text:p>
          </table:table-cell>
          <table:table-cell office:value-type="string">
            <text:p>YoBoHo</text:p>
          </table:table-cell>
          <table:table-cell office:value-type="string">
            <text:p>Lullabies for Babies by HooplaKidz</text:p>
          </table:table-cell>
          <table:table-cell table:number-columns-repeated="2" office:value-type="float" office:value="29">
            <text:p>29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float" office:value="6.29942268782958E+018">
            <text:p>6299422687829580000</text:p>
          </table:table-cell>
          <table:table-cell office:value-type="string">
            <text:p>Monstercat</text:p>
          </table:table-cell>
          <table:table-cell office:value-type="string">
            <text:p>Soupandreas - Melatonin [Monstercat Release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1">
          <table:table-cell office:value-type="float" office:value="6.29942401131273E+018">
            <text:p>6299424011312730000</text:p>
          </table:table-cell>
          <table:table-cell office:value-type="string">
            <text:p>YoBoHo</text:p>
          </table:table-cell>
          <table:table-cell office:value-type="string">
            <text:p>Churro Bowls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5">
          <table:table-cell office:value-type="float" office:value="6.29942535638325E+018">
            <text:p>6299425356383250000</text:p>
          </table:table-cell>
          <table:table-cell office:value-type="string">
            <text:p>The Pet Collective</text:p>
          </table:table-cell>
          <table:table-cell office:value-type="string">
            <text:p>Dogs Take A Bath To Prep For Mud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9">
          <table:table-cell office:value-type="float" office:value="6.29942669710448E+018">
            <text:p>6299426697104480000</text:p>
          </table:table-cell>
          <table:table-cell office:value-type="string">
            <text:p>YoBoHo</text:p>
          </table:table-cell>
          <table:table-cell office:value-type="string">
            <text:p>Pikachu Macaroon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943189124935E+018">
            <text:p>6299431891249350000</text:p>
          </table:table-cell>
          <table:table-cell office:value-type="string">
            <text:p>YoBoHo</text:p>
          </table:table-cell>
          <table:table-cell office:value-type="string">
            <text:p>4 Easy 3-Ingredient No-Bake Desserts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.2994332506963E+018">
            <text:p>6299433250696300000</text:p>
          </table:table-cell>
          <table:table-cell office:value-type="string">
            <text:p>Wochit News</text:p>
          </table:table-cell>
          <table:table-cell office:value-type="string">
            <text:p>The Ta-Ta Towel Has Arrived To Help With Your Boob Sweat!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1">
          <table:table-cell office:value-type="float" office:value="6.29943587293025E+018">
            <text:p>6299435872930250000</text:p>
          </table:table-cell>
          <table:table-cell office:value-type="string">
            <text:p>YoBoHo</text:p>
          </table:table-cell>
          <table:table-cell office:value-type="string">
            <text:p>Cake Pops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9">
          <table:table-cell office:value-type="float" office:value="6.29944107410555E+018">
            <text:p>6299441074105550000</text:p>
          </table:table-cell>
          <table:table-cell office:value-type="string">
            <text:p>YoBoHo</text:p>
          </table:table-cell>
          <table:table-cell office:value-type="string">
            <text:p>Christmas Cake Pops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</table:table-row>
        <table:table-row table:style-name="ro9">
          <table:table-cell office:value-type="float" office:value="6.29944496528408E+018">
            <text:p>6299444965284080000</text:p>
          </table:table-cell>
          <table:table-cell office:value-type="string">
            <text:p>YoBoHo</text:p>
          </table:table-cell>
          <table:table-cell office:value-type="string">
            <text:p>Chicken Nugget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6.29944631040699E+018">
            <text:p>6299446310406990000</text:p>
          </table:table-cell>
          <table:table-cell office:value-type="string">
            <text:p>ZoominTV</text:p>
          </table:table-cell>
          <table:table-cell office:value-type="string">
            <text:p>Why Ecuador needs to be your next food destination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9">
          <table:table-cell office:value-type="float" office:value="6.29944631082527E+018">
            <text:p>6299446310825270000</text:p>
          </table:table-cell>
          <table:table-cell office:value-type="string">
            <text:p>YoBoHo</text:p>
          </table:table-cell>
          <table:table-cell office:value-type="string">
            <text:p>Chicken Pitta Bread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29944891918478E+018">
            <text:p>6299448919184780000</text:p>
          </table:table-cell>
          <table:table-cell office:value-type="string">
            <text:p>YoBoHo</text:p>
          </table:table-cell>
          <table:table-cell office:value-type="string">
            <text:p>Teriyaki Chicken Noodle Soup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9">
          <table:table-cell office:value-type="float" office:value="6.29945150459827E+018">
            <text:p>6299451504598270000</text:p>
          </table:table-cell>
          <table:table-cell office:value-type="string">
            <text:p>YoBoHo</text:p>
          </table:table-cell>
          <table:table-cell office:value-type="string">
            <text:p>Breakfast Bread Bowl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</table:table-row>
        <table:table-row table:style-name="ro9">
          <table:table-cell office:value-type="float" office:value="6.2994541344159E+018">
            <text:p>6299454134415900000</text:p>
          </table:table-cell>
          <table:table-cell office:value-type="string">
            <text:p>YoBoHo</text:p>
          </table:table-cell>
          <table:table-cell office:value-type="string">
            <text:p>Breakfast Sushi</text:p>
          </table:table-cell>
          <table:table-cell office:value-type="float" office:value="135">
            <text:p>135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6.29945547582666E+018">
            <text:p>6299455475826660000</text:p>
          </table:table-cell>
          <table:table-cell office:value-type="string">
            <text:p>Monstercat</text:p>
          </table:table-cell>
          <table:table-cell office:value-type="string">
            <text:p>[Trap] - Marshmello - Alone [Monstercat Release]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7">
          <table:table-cell office:value-type="float" office:value="6.29945801976787E+018">
            <text:p>6299458019767870000</text:p>
          </table:table-cell>
          <table:table-cell office:value-type="string">
            <text:p>Wochit Entertainment</text:p>
          </table:table-cell>
          <table:table-cell office:value-type="string">
            <text:p>Disney’s Live-Action ‘Aladdin’ Finds Its Jafar And Adds Nasim Pedrad To The Cast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5">
          <table:table-cell office:value-type="float" office:value="6.29945807146724E+018">
            <text:p>6299458071467240000</text:p>
          </table:table-cell>
          <table:table-cell office:value-type="string">
            <text:p>YoBoHo</text:p>
          </table:table-cell>
          <table:table-cell office:value-type="string">
            <text:p>Ginger Bread and Christmas Tree Sandwich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36">
            <text:p>136</text:p>
          </table:table-cell>
        </table:table-row>
        <table:table-row table:style-name="ro3">
          <table:table-cell office:value-type="float" office:value="6.29946194333678E+018">
            <text:p>6299461943336780000</text:p>
          </table:table-cell>
          <table:table-cell office:value-type="string">
            <text:p>Barcroft Media</text:p>
          </table:table-cell>
          <table:table-cell office:value-type="string">
            <text:p>Truck Enthusiasts Get Down And Dirty At Louisiana Mudfest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</table:table-row>
        <table:table-row table:style-name="ro9">
          <table:table-cell office:value-type="float" office:value="6.29946196176725E+018">
            <text:p>6299461961767250000</text:p>
          </table:table-cell>
          <table:table-cell office:value-type="string">
            <text:p>YoBoHo</text:p>
          </table:table-cell>
          <table:table-cell office:value-type="string">
            <text:p>English Egg Muffins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</table:table-row>
        <table:table-row table:style-name="ro7">
          <table:table-cell office:value-type="float" office:value="6.29946588692279E+018">
            <text:p>6299465886922790000</text:p>
          </table:table-cell>
          <table:table-cell office:value-type="string">
            <text:p>Monstercat</text:p>
          </table:table-cell>
          <table:table-cell office:value-type="string">
            <text:p>[Dubstep] - Tut Tut Child - Fell Down (feat. Holly Drummond) [Monstercat LP Release]</text:p>
          </table:table-cell>
          <table:table-cell table:number-columns-repeated="2"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float" office:value="6.29946716697422E+018">
            <text:p>6299467166974220000</text:p>
          </table:table-cell>
          <table:table-cell office:value-type="string">
            <text:p>Wochit Entertainment</text:p>
          </table:table-cell>
          <table:table-cell office:value-type="string">
            <text:p>How to Watch Lollapalooza Online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9">
          <table:table-cell office:value-type="float" office:value="6.29946847891085E+018">
            <text:p>6299468478910850000</text:p>
          </table:table-cell>
          <table:table-cell office:value-type="string">
            <text:p>YoBoHo</text:p>
          </table:table-cell>
          <table:table-cell office:value-type="string">
            <text:p>Rainbow Salad in a Glass</text:p>
          </table:table-cell>
          <table:table-cell office:value-type="float" office:value="141">
            <text:p>14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</table:table-row>
        <table:table-row table:style-name="ro5">
          <table:table-cell office:value-type="float" office:value="6.29946980161494E+018">
            <text:p>6299469801614940000</text:p>
          </table:table-cell>
          <table:table-cell office:value-type="string">
            <text:p>YoBoHo</text:p>
          </table:table-cell>
          <table:table-cell office:value-type="string">
            <text:p>Party Music for Kids by HooplaKidz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</table:table-row>
        <table:table-row table:style-name="ro9">
          <table:table-cell office:value-type="float" office:value="6.29947110851825E+018">
            <text:p>6299471108518250000</text:p>
          </table:table-cell>
          <table:table-cell office:value-type="string">
            <text:p>YoBoHo</text:p>
          </table:table-cell>
          <table:table-cell office:value-type="string">
            <text:p>Caprese Pizza Bites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6.29947243436775E+018">
            <text:p>6299472434367750000</text:p>
          </table:table-cell>
          <table:table-cell office:value-type="string">
            <text:p>Barcroft Media</text:p>
          </table:table-cell>
          <table:table-cell office:value-type="string">
            <text:p>Trans Fitness Fanatic Breaks Bodybuilding Barriers: MY TRANS LIF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9947636356546E+018">
            <text:p>6299476363565460000</text:p>
          </table:table-cell>
          <table:table-cell office:value-type="string">
            <text:p>YoBoHo</text:p>
          </table:table-cell>
          <table:table-cell office:value-type="string">
            <text:p>Watermelon Feta Caprese Bites</text:p>
          </table:table-cell>
          <table:table-cell office:value-type="float" office:value="141">
            <text:p>141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</table:table-row>
        <table:table-row table:style-name="ro5">
          <table:table-cell office:value-type="float" office:value="6.29948027106142E+018">
            <text:p>6299480271061420000</text:p>
          </table:table-cell>
          <table:table-cell office:value-type="string">
            <text:p>YoBoHo</text:p>
          </table:table-cell>
          <table:table-cell office:value-type="string">
            <text:p>Original Kids Songs by HooplaKidz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6.29948029265397E+018">
            <text:p>6299480292653970000</text:p>
          </table:table-cell>
          <table:table-cell office:value-type="string">
            <text:p>YoBoHo</text:p>
          </table:table-cell>
          <table:table-cell office:value-type="string">
            <text:p>Cheesy Spinach Baked Eggs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office:value-type="float" office:value="99">
            <text:p>99</text:p>
          </table:table-cell>
        </table:table-row>
        <table:table-row table:style-name="ro9">
          <table:table-cell office:value-type="float" office:value="6.29948293621791E+018">
            <text:p>6299482936217910000</text:p>
          </table:table-cell>
          <table:table-cell office:value-type="string">
            <text:p>YoBoHo</text:p>
          </table:table-cell>
          <table:table-cell office:value-type="string">
            <text:p>Veggie Asian Biscuit Pizzas</text:p>
          </table:table-cell>
          <table:table-cell office:value-type="float" office:value="163">
            <text:p>163</text:p>
          </table:table-cell>
          <table:table-cell office:value-type="float" office:value="149">
            <text:p>149</text:p>
          </table:table-cell>
          <table:table-cell office:value-type="float" office:value="114">
            <text:p>114</text:p>
          </table:table-cell>
        </table:table-row>
        <table:table-row table:style-name="ro4">
          <table:table-cell office:value-type="float" office:value="6.29948423430678E+018">
            <text:p>6299484234306780000</text:p>
          </table:table-cell>
          <table:table-cell office:value-type="string">
            <text:p>Wochit Entertainment</text:p>
          </table:table-cell>
          <table:table-cell office:value-type="string">
            <text:p>This Is Us' Emmy Nominations Fall By One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4">
          <table:table-cell table:style-name="ce2" table:number-columns-repeated="2"/>
          <table:table-cell office:value-type="string">
            <text:p>This Is Us' Emmy Nominations Fall By One</text:p>
          </table:table-cell>
          <table:table-cell office:value-type="float" office:value="4">
            <text:p>4</text:p>
          </table:table-cell>
          <table:table-cell table:style-name="ce2" table:number-columns-repeated="2"/>
        </table:table-row>
        <table:table-row table:style-name="ro9">
          <table:table-cell office:value-type="float" office:value="6.29948559120754E+018">
            <text:p>6299485591207540000</text:p>
          </table:table-cell>
          <table:table-cell office:value-type="string">
            <text:p>YoBoHo</text:p>
          </table:table-cell>
          <table:table-cell office:value-type="string">
            <text:p>Non-Alcholic Eggnog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6.29948819412858E+018">
            <text:p>6299488194128580000</text:p>
          </table:table-cell>
          <table:table-cell office:value-type="string">
            <text:p>Wochit Entertainment</text:p>
          </table:table-cell>
          <table:table-cell office:value-type="string">
            <text:p>Wonder Woman' to Appear in Multiple DCEU Movies</text:p>
          </table:table-cell>
          <table:table-cell table:style-name="ce2"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2" table:number-columns-repeated="2"/>
          <table:table-cell office:value-type="string">
            <text:p>Wonder Woman' to Appear in Multiple DCEU Movies</text:p>
          </table:table-cell>
          <table:table-cell table:style-name="ce2" table:number-columns-repeated="2"/>
          <table:table-cell office:value-type="float" office:value="2">
            <text:p>2</text:p>
          </table:table-cell>
        </table:table-row>
        <table:table-row table:style-name="ro5">
          <table:table-cell office:value-type="float" office:value="6.29949209837669E+018">
            <text:p>6299492098376690000</text:p>
          </table:table-cell>
          <table:table-cell office:value-type="string">
            <text:p>YoBoHo</text:p>
          </table:table-cell>
          <table:table-cell office:value-type="string">
            <text:p>Healthy PeanutButter Sandwich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office:value-type="float" office:value="129">
            <text:p>129</text:p>
          </table:table-cell>
        </table:table-row>
        <table:table-row table:style-name="ro4">
          <table:table-cell office:value-type="float" office:value="6.29949340111477E+018">
            <text:p>6299493401114770000</text:p>
          </table:table-cell>
          <table:table-cell office:value-type="string">
            <text:p>YoBoHo</text:p>
          </table:table-cell>
          <table:table-cell office:value-type="string">
            <text:p>Popular Nursery Rhymes by HooplaKidz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5">
          <table:table-cell office:value-type="float" office:value="6.29949472758937E+018">
            <text:p>6299494727589370000</text:p>
          </table:table-cell>
          <table:table-cell office:value-type="string">
            <text:p>YoBoHo</text:p>
          </table:table-cell>
          <table:table-cell office:value-type="string">
            <text:p>Healthy Homemade Popsicles</text:p>
          </table:table-cell>
          <table:table-cell office:value-type="float" office:value="198">
            <text:p>198</text:p>
          </table:table-cell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</table:table-row>
        <table:table-row table:style-name="ro7">
          <table:table-cell office:value-type="float" office:value="6.29949860792638E+018">
            <text:p>6299498607926380000</text:p>
          </table:table-cell>
          <table:table-cell office:value-type="string">
            <text:p>Barcroft Media</text:p>
          </table:table-cell>
          <table:table-cell office:value-type="string">
            <text:p>Tanning Addict Barbie Wants To Be ‘Crispy Brown’: HOOKED ON THE LOOK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/>
        </table:table-row>
        <table:table-row table:style-name="ro4">
          <table:table-cell office:value-type="float" office:value="6.29950254806374E+018">
            <text:p>6299502548063740000</text:p>
          </table:table-cell>
          <table:table-cell office:value-type="string">
            <text:p>YoBoHo</text:p>
          </table:table-cell>
          <table:table-cell office:value-type="string">
            <text:p>Homemade Peanut Butter and Banana Popsicles</text:p>
          </table:table-cell>
          <table:table-cell office:value-type="float" office:value="162">
            <text:p>162</text:p>
          </table:table-cell>
          <table:table-cell office:value-type="float" office:value="151">
            <text:p>151</text:p>
          </table:table-cell>
          <table:table-cell office:value-type="float" office:value="129">
            <text:p>129</text:p>
          </table:table-cell>
        </table:table-row>
        <table:table-row table:style-name="ro9">
          <table:table-cell office:value-type="float" office:value="6.29950382652069E+018">
            <text:p>6299503826520690000</text:p>
          </table:table-cell>
          <table:table-cell office:value-type="string">
            <text:p>Tastemade</text:p>
          </table:table-cell>
          <table:table-cell office:value-type="string">
            <text:p>Upcycled Cans: 3 Way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/>
        </table:table-row>
        <table:table-row table:style-name="ro4">
          <table:table-cell office:value-type="float" office:value="6.29950776989436E+018">
            <text:p>6299507769894360000</text:p>
          </table:table-cell>
          <table:table-cell office:value-type="string">
            <text:p>YoBoHo</text:p>
          </table:table-cell>
          <table:table-cell office:value-type="string">
            <text:p>Homemade Sprite and Skittle Popsicles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 office:value-type="float" office:value="133">
            <text:p>133</text:p>
          </table:table-cell>
        </table:table-row>
        <table:table-row table:style-name="ro5">
          <table:table-cell office:value-type="float" office:value="6.29955034476895E+018">
            <text:p>6299550344768950000</text:p>
          </table:table-cell>
          <table:table-cell office:value-type="string">
            <text:p>YoBoHo</text:p>
          </table:table-cell>
          <table:table-cell office:value-type="string">
            <text:p>Kids Number Songs by HooplaKidz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7">
          <table:table-cell office:value-type="float" office:value="6.29956820932577E+018">
            <text:p>6299568209325770000</text:p>
          </table:table-cell>
          <table:table-cell office:value-type="string">
            <text:p>Barcroft Media</text:p>
          </table:table-cell>
          <table:table-cell office:value-type="string">
            <text:p>Trans Burlesque Star Spends $250K On Her Perfect Body: HOOKED ON THE LOOK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float" office:value="6.29959281825881E+018">
            <text:p>6299592818258810000</text:p>
          </table:table-cell>
          <table:table-cell office:value-type="string">
            <text:p>Sockeye Media</text:p>
          </table:table-cell>
          <table:table-cell office:value-type="string">
            <text:p>Learn Nursery Rhymes with Mother Goose Club | Dinosaur Stomp | Baby Songs Compilation for Kid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4">
          <table:table-cell office:value-type="float" office:value="6.29961324722552E+018">
            <text:p>6299613247225520000</text:p>
          </table:table-cell>
          <table:table-cell office:value-type="string">
            <text:p>Cracked</text:p>
          </table:table-cell>
          <table:table-cell office:value-type="string">
            <text:p>3 Pointlessly Weird Scenes In Great Movies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4">
          <table:table-cell office:value-type="float" office:value="6.29961712023993E+018">
            <text:p>6299617120239930000</text:p>
          </table:table-cell>
          <table:table-cell office:value-type="string">
            <text:p>Wochit Entertainment</text:p>
          </table:table-cell>
          <table:table-cell office:value-type="string">
            <text:p>Margot Robbie to Co-Produce Sci-Fi Thriller With Husband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float" office:value="6.29962618346682E+018">
            <text:p>6299626183466820000</text:p>
          </table:table-cell>
          <table:table-cell office:value-type="string">
            <text:p>Barcroft Media</text:p>
          </table:table-cell>
          <table:table-cell office:value-type="string">
            <text:p>Living With BIID: I Want To Cut Off My Leg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.29963988706612E+018">
            <text:p>6299639887066120000</text:p>
          </table:table-cell>
          <table:table-cell office:value-type="string">
            <text:p>Wochit Business</text:p>
          </table:table-cell>
          <table:table-cell office:value-type="string">
            <text:p>AMC CEO Blames Flops For Profits Dro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29965428671027E+018">
            <text:p>6299654286710270000</text:p>
          </table:table-cell>
          <table:table-cell office:value-type="string">
            <text:p>Wochit Business</text:p>
          </table:table-cell>
          <table:table-cell office:value-type="string">
            <text:p>Allure's List Of The Best Period Panties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6">
          <table:table-cell office:value-type="float" office:value="6.29967856838041E+018">
            <text:p>6299678568380410000</text:p>
          </table:table-cell>
          <table:table-cell office:value-type="string">
            <text:p>Anonymous Official</text:p>
          </table:table-cell>
          <table:table-cell office:value-type="string">
            <text:p>Anonymous - What They Aren't Telling You! (Donald Trump Russia Sanctions &amp; CONGRESS POWER TAKE)</text:p>
          </table:table-cell>
          <table:table-cell office:value-type="float" office:value="2">
            <text:p>2</text:p>
          </table:table-cell>
          <table:table-cell table:style-name="ce2" table:number-columns-repeated="2"/>
        </table:table-row>
        <table:table-row table:style-name="ro7">
          <table:table-cell office:value-type="float" office:value="6.29969238421711E+018">
            <text:p>6299692384217110000</text:p>
          </table:table-cell>
          <table:table-cell office:value-type="string">
            <text:p>Icon</text:p>
          </table:table-cell>
          <table:table-cell office:value-type="string">
            <text:p>Weird Ways to Sneak Food Into Class! Back to School Hacks &amp; Pranks 2017! Natalies Outlet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float" office:value="6.29972625372822E+018">
            <text:p>6299726253728220000</text:p>
          </table:table-cell>
          <table:table-cell office:value-type="string">
            <text:p>Wochit Entertainment</text:p>
          </table:table-cell>
          <table:table-cell office:value-type="string">
            <text:p>Brooklyn Beckham Gets 'Mama's Boy' Tatto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5">
          <table:table-cell office:value-type="float" office:value="6.29974417593622E+018">
            <text:p>6299744175936220000</text:p>
          </table:table-cell>
          <table:table-cell office:value-type="string">
            <text:p>Tastemade</text:p>
          </table:table-cell>
          <table:table-cell office:value-type="string">
            <text:p>DIY Spicy Gummy Pepper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float" office:value="6.29974799125453E+018">
            <text:p>6299747991254530000</text:p>
          </table:table-cell>
          <table:table-cell office:value-type="string">
            <text:p>Barcroft Media</text:p>
          </table:table-cell>
          <table:table-cell office:value-type="string">
            <text:p>Baby With Swollen Head Hopes For Life-Saving Surgery: BORN DIFFERENT</text:p>
          </table:table-cell>
          <table:table-cell office:value-type="float" office:value="6">
            <text:p>6</text:p>
          </table:table-cell>
          <table:table-cell table:style-name="ce2" table:number-columns-repeated="2"/>
        </table:table-row>
        <table:table-row table:style-name="ro9">
          <table:table-cell office:value-type="float" office:value="6.29975468716126E+018">
            <text:p>6299754687161260000</text:p>
          </table:table-cell>
          <table:table-cell office:value-type="string">
            <text:p>Wochit Tech</text:p>
          </table:table-cell>
          <table:table-cell office:value-type="string">
            <text:p>Guide to Gaming Gifts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29976971040536E+018">
            <text:p>6299769710405360000</text:p>
          </table:table-cell>
          <table:table-cell office:value-type="string">
            <text:p>Cracked</text:p>
          </table:table-cell>
          <table:table-cell office:value-type="string">
            <text:p>Why Catwoman Is The Superhero Movie We Nee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</table:table-row>
        <table:table-row table:style-name="ro3">
          <table:table-cell office:value-type="float" office:value="6.2997773711467E+018">
            <text:p>6299777371146700000</text:p>
          </table:table-cell>
          <table:table-cell office:value-type="string">
            <text:p>Barcroft Media</text:p>
          </table:table-cell>
          <table:table-cell office:value-type="string">
            <text:p>Hairdresser Creates Crazy Hairstyles For Charity: MAKING MAD</text:p>
          </table:table-cell>
          <table:table-cell table:number-columns-repeated="3" office:value-type="float" office:value="3">
            <text:p>3</text:p>
          </table:table-cell>
        </table:table-row>
        <table:table-row table:style-name="ro5">
          <table:table-cell office:value-type="float" office:value="6.29987026139694E+018">
            <text:p>6299870261396940000</text:p>
          </table:table-cell>
          <table:table-cell office:value-type="string">
            <text:p>Tastemade</text:p>
          </table:table-cell>
          <table:table-cell office:value-type="string">
            <text:p>Fried Rice - Spongebob Style?</text:p>
          </table:table-cell>
          <table:table-cell office:value-type="float" office:value="3">
            <text:p>3</text:p>
          </table:table-cell>
          <table:table-cell table:style-name="ce2" table:number-columns-repeated="2"/>
        </table:table-row>
        <table:table-row table:style-name="ro3">
          <table:table-cell office:value-type="float" office:value="6.29989825112804E+018">
            <text:p>6299898251128040000</text:p>
          </table:table-cell>
          <table:table-cell office:value-type="string">
            <text:p>Barcroft Media</text:p>
          </table:table-cell>
          <table:table-cell office:value-type="string">
            <text:p>One-Legged Model Becomes Catwalk Star: BORN DIFFERENT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5">
          <table:table-cell office:value-type="float" office:value="6.29993248536715E+018">
            <text:p>6299932485367150000</text:p>
          </table:table-cell>
          <table:table-cell office:value-type="string">
            <text:p>Cracked</text:p>
          </table:table-cell>
          <table:table-cell office:value-type="string">
            <text:p>Why All Ubisoft Games Are The Sam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5">
          <table:table-cell office:value-type="float" office:value="6.29997444466845E+018">
            <text:p>6299974444668450000</text:p>
          </table:table-cell>
          <table:table-cell office:value-type="string">
            <text:p>Wochit Entertainment</text:p>
          </table:table-cell>
          <table:table-cell office:value-type="string">
            <text:p>Anna Camp Stars In 'Brave New Jersey'</text:p>
          </table:table-cell>
          <table:table-cell office:value-type="float" office:value="3">
            <text:p>3</text:p>
          </table:table-cell>
          <table:table-cell table:style-name="ce2"/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.30001423254306E+018">
            <text:p>6300014232543060000</text:p>
          </table:table-cell>
          <table:table-cell office:value-type="string">
            <text:p>Cracked</text:p>
          </table:table-cell>
          <table:table-cell office:value-type="string">
            <text:p>The Nintendo Switch Is Good, 'Zelda' Is Spectacular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30003481214362E+018">
            <text:p>6300034812143620000</text:p>
          </table:table-cell>
          <table:table-cell office:value-type="string">
            <text:p>Wochit News</text:p>
          </table:table-cell>
          <table:table-cell office:value-type="string">
            <text:p>Escaped Rape Suspect Hunted</text:p>
          </table:table-cell>
          <table:table-cell table:style-name="ce2"/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6.30003735276849E+018">
            <text:p>6300037352768490000</text:p>
          </table:table-cell>
          <table:table-cell office:value-type="string">
            <text:p>Cracked</text:p>
          </table:table-cell>
          <table:table-cell office:value-type="string">
            <text:p>Why Video Games Still Don't Understand Sex</text:p>
          </table:table-cell>
          <table:table-cell office:value-type="float" office:value="1">
            <text:p>1</text:p>
          </table:table-cell>
          <table:table-cell table:style-name="ce2" table:number-columns-repeated="2"/>
        </table:table-row>
        <table:table-row table:style-name="ro9">
          <table:table-cell office:value-type="float" office:value="6.30004753179949E+018">
            <text:p>6300047531799490000</text:p>
          </table:table-cell>
          <table:table-cell office:value-type="string">
            <text:p>Tastemade</text:p>
          </table:table-cell>
          <table:table-cell office:value-type="string">
            <text:p>GoGo vs. Taco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30004885643913E+018">
            <text:p>6300048856439130000</text:p>
          </table:table-cell>
          <table:table-cell office:value-type="string">
            <text:p>Tastemade</text:p>
          </table:table-cell>
          <table:table-cell office:value-type="string">
            <text:p>GoGo vs. Feijoa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30005011403369E+018">
            <text:p>6300050114033690000</text:p>
          </table:table-cell>
          <table:table-cell office:value-type="string">
            <text:p>Wochit Entertainment</text:p>
          </table:table-cell>
          <table:table-cell office:value-type="string">
            <text:p>Pauly Shore Parodies Stephen Miller In Funny Or Die Vide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.30005270285478E+018">
            <text:p>6300052702854780000</text:p>
          </table:table-cell>
          <table:table-cell office:value-type="string">
            <text:p>Tastemade</text:p>
          </table:table-cell>
          <table:table-cell office:value-type="string">
            <text:p>GoGo vs. Bi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30005524028418E+018">
            <text:p>6300055240284180000</text:p>
          </table:table-cell>
          <table:table-cell office:value-type="string">
            <text:p>Cracked</text:p>
          </table:table-cell>
          <table:table-cell office:value-type="string">
            <text:p>What Parties Are Like For Socially Awkward People</text:p>
          </table:table-cell>
          <table:table-cell table:number-columns-repeated="2" office:value-type="float" office:value="3">
            <text:p>3</text:p>
          </table:table-cell>
          <table:table-cell table:style-name="ce2"/>
        </table:table-row>
        <table:table-row table:style-name="ro1">
          <table:table-cell office:value-type="float" office:value="6.30005526639134E+018">
            <text:p>6300055266391340000</text:p>
          </table:table-cell>
          <table:table-cell office:value-type="string">
            <text:p>Tastemade</text:p>
          </table:table-cell>
          <table:table-cell office:value-type="string">
            <text:p>GoGo vs. Chil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9">
          <table:table-cell office:value-type="float" office:value="6.30006163735424E+018">
            <text:p>6300061637354240000</text:p>
          </table:table-cell>
          <table:table-cell office:value-type="string">
            <text:p>Tastemade</text:p>
          </table:table-cell>
          <table:table-cell office:value-type="string">
            <text:p>GoGo vs. Pasta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2">
          <table:table-cell office:value-type="float" office:value="6.30006291481929E+018">
            <text:p>6300062914819290000</text:p>
          </table:table-cell>
          <table:table-cell office:value-type="string">
            <text:p>Wochit Entertainment</text:p>
          </table:table-cell>
          <table:table-cell office:value-type="string">
            <text:p>Paramount Threatened To Replace Star Trek Cast Memb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5">
          <table:table-cell office:value-type="float" office:value="6.30006548182193E+018">
            <text:p>6300065481821930000</text:p>
          </table:table-cell>
          <table:table-cell office:value-type="string">
            <text:p>Tastemade</text:p>
          </table:table-cell>
          <table:table-cell office:value-type="string">
            <text:p>GoGo vs. Chicken Adobo</text:p>
          </table:table-cell>
          <table:table-cell table:number-columns-repeated="2" office:value-type="float" office:value="6">
            <text:p>6</text:p>
          </table:table-cell>
          <table:table-cell table:style-name="ce2"/>
        </table:table-row>
        <table:table-row table:style-name="ro9">
          <table:table-cell office:value-type="float" office:value="6.30006804495981E+018">
            <text:p>6300068044959810000</text:p>
          </table:table-cell>
          <table:table-cell office:value-type="string">
            <text:p>Tastemade</text:p>
          </table:table-cell>
          <table:table-cell office:value-type="string">
            <text:p>GoGo vs Menudo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3000731333989E+018">
            <text:p>6300073133398900000</text:p>
          </table:table-cell>
          <table:table-cell office:value-type="string">
            <text:p>Tastemade</text:p>
          </table:table-cell>
          <table:table-cell office:value-type="string">
            <text:p>GoGo vs. Molecular Gastronomy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5">
          <table:table-cell office:value-type="float" office:value="6.30009095403702E+018">
            <text:p>6300090954037020000</text:p>
          </table:table-cell>
          <table:table-cell office:value-type="string">
            <text:p>Wochit Entertainment</text:p>
          </table:table-cell>
          <table:table-cell office:value-type="string">
            <text:p>New Animated Transformers Movie Comi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30010378295221E+018">
            <text:p>6300103782952210000</text:p>
          </table:table-cell>
          <table:table-cell office:value-type="string">
            <text:p>Wochit Entertainment</text:p>
          </table:table-cell>
          <table:table-cell office:value-type="string">
            <text:p>Khloe Kardashian Snuggles Up To Tristan Thomps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2"/>
        </table:table-row>
        <table:table-row table:style-name="ro4">
          <table:table-cell office:value-type="float" office:value="6.30013313961766E+018">
            <text:p>6300133139617660000</text:p>
          </table:table-cell>
          <table:table-cell office:value-type="string">
            <text:p>Cracked</text:p>
          </table:table-cell>
          <table:table-cell office:value-type="string">
            <text:p>4 Movie Curses With Unexpected Upsides</text:p>
          </table:table-cell>
          <table:table-cell table:number-columns-repeated="3" office:value-type="float" office:value="2">
            <text:p>2</text:p>
          </table:table-cell>
        </table:table-row>
        <table:table-row table:style-name="ro7">
          <table:table-cell office:value-type="float" office:value="6.30013318105161E+018">
            <text:p>6300133181051610000</text:p>
          </table:table-cell>
          <table:table-cell office:value-type="string">
            <text:p>Monstercat</text:p>
          </table:table-cell>
          <table:table-cell office:value-type="string">
            <text:p>Stonebank - The Only One (feat. Ben Clark) (Darren Styles Remix) [Monstercat FREE Release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.30021074483484E+018">
            <text:p>6300210744834840000</text:p>
          </table:table-cell>
          <table:table-cell office:value-type="string">
            <text:p>Tastemade</text:p>
          </table:table-cell>
          <table:table-cell office:value-type="string">
            <text:p>Getting Turnt Up in Memphis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6.30022753867127E+018">
            <text:p>6300227538671270000</text:p>
          </table:table-cell>
          <table:table-cell office:value-type="string">
            <text:p>Monstercat</text:p>
          </table:table-cell>
          <table:table-cell office:value-type="string">
            <text:p>[Drumstep] - Muzzy - Junction Seven [Monstercat EP Release]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2"/>
        </table:table-row>
        <table:table-row table:style-name="ro1">
          <table:table-cell office:value-type="float" office:value="6.30023876832358E+018">
            <text:p>6300238768323580000</text:p>
          </table:table-cell>
          <table:table-cell office:value-type="string">
            <text:p>Tastemade</text:p>
          </table:table-cell>
          <table:table-cell office:value-type="string">
            <text:p>Why Pizza?</text:p>
          </table:table-cell>
          <table:table-cell table:number-columns-repeated="2" office:value-type="float" office:value="2">
            <text:p>2</text:p>
          </table:table-cell>
          <table:table-cell table:style-name="ce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4/09/2018</text:date>, <text:time>20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9:46:18</meta:creation-date>
    <dc:date>2018-04-09T19:47:54</dc:date>
    <meta:editing-duration>PT1M36S</meta:editing-duration>
    <meta:editing-cycles>1</meta:editing-cycles>
    <meta:generator>OpenOffice/4.1.3$Unix OpenOffice.org_project/413m1$Build-9783</meta:generator>
    <meta:document-statistic meta:table-count="3" meta:cell-count="5472" meta:object-count="0"/>
    <meta:user-defined meta:name=""/>
    <meta:user-defined meta:name="sheets-banding"/>
    <meta:user-defined meta:name="sheets-original-selection"/>
  </office:meta>
</office:document-meta>
</file>